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tyle="italic" style:font-style-asian="italic" style:font-style-complex="italic"/>
    </style:style>
    <style:style style:name="co1" style:family="table-column">
      <style:table-column-properties fo:break-before="auto" style:column-width="5.76791666666667cm"/>
    </style:style>
    <style:style style:name="co2" style:family="table-column">
      <style:table-column-properties fo:break-before="auto" style:column-width="2.27541666666667cm"/>
    </style:style>
    <style:style style:name="co3" style:family="table-column">
      <style:table-column-properties fo:break-before="auto" style:column-width="2.32833333333333cm"/>
    </style:style>
    <style:style style:name="ro1"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3" table:default-cell-style-name="ce1"/>
        <table:table-column table:style-name="co2" table:default-cell-style-name="ce1"/>
        <table:table-column table:style-name="co1" table:default-cell-style-name="ce1"/>
        <table:table-column table:style-name="co2" table:number-columns-repeated="1017" table:default-cell-style-name="ce1"/>
        <table:table-column table:style-name="co3" table:number-columns-repeated="15362"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table:number-columns-repeated="16361" table:style-name="ce2"/>
        </table:table-row>
        <table:table-row table:style-name="ro1">
          <table:table-cell office:value-type="string" office:string-value="  &lt;card id=~158a0582-05a7-456d-a1e7-213772ef04fc~ name=~Alesio's Sacrifice~&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Fate 1 Knack React: Tack Alesio’s Sacrifice after one of your Crew with an Influence cost greater than 3 is sunk. Place the Crew in your discard pile.~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158a0582-05a7-456d-a1e7-213772ef04fc~ name=~Alesio's Sacrifice~&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Fate 1 Knack React: Tack Alesio’s Sacrifice after one of your Crew with an Influence cost greater than 3 is sunk. Place the Crew in your discard pile.~ /&gt;&lt;/card&gt;</text:p>
          </table:table-cell>
          <table:table-cell office:value-type="string" office:string-value=" &lt;Relationship Target=~/cards/HE_alesiossacrifice.jpg~ Id=~C158a0582-05a7-456d-a1e7-213772ef04fc~ Type=~http://schemas.octgn.org/picture~/&gt;" table:formula="of:=CONCATENATE(&quot; &lt;Relationship Target=~/cards/&quot;;[.D2];&quot;.jpg~ Id=~C&quot;;[.C2];&quot;~ Type=~http://schemas.octgn.org/picture~/&gt;&quot;)" table:style-name="ce1">
            <text:p><text:s/>&lt;Relationship Target=~/cards/HE_alesiossacrifice.jpg~ Id=~C158a0582-05a7-456d-a1e7-213772ef04fc~ Type=~http://schemas.octgn.org/picture~/&gt;</text:p>
          </table:table-cell>
          <table:table-cell office:value-type="string" table:style-name="ce1">
            <text:p>158a0582-05a7-456d-a1e7-213772ef04fc</text:p>
          </table:table-cell>
          <table:table-cell office:value-type="string" table:style-name="ce1">
            <text:p>HE_alesiossacrifice</text:p>
          </table:table-cell>
          <table:table-cell office:value-type="string" table:style-name="ce1">
            <text:p>Alesio's Sacrifice</text:p>
          </table:table-cell>
          <table:table-cell office:value-type="string" table:style-name="ce1">
            <text:p>U</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Fate 1 Knack React: Tack Alesio’s Sacrifice after one of your Crew with an Influence cost greater than 3 is sunk. Place the Crew in your discard pile.</text:p>
          </table:table-cell>
          <table:table-cell table:number-columns-repeated="16361" table:style-name="ce1"/>
        </table:table-row>
        <table:table-row table:style-name="ro1">
          <table:table-cell office:value-type="string" office:string-value="  &lt;card id=~7627de17-56e6-49d9-8889-03995f40ae5d~ name=~Allende 's Rescue~&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entering a Boarding. Tack one of your Crew aligned to your Captain’s faction to untack your Captain if your Captain has the Heroic trait.~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7627de17-56e6-49d9-8889-03995f40ae5d~ name=~Allende 's Rescue~&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entering a Boarding. Tack one of your Crew aligned to your Captain’s faction to untack your Captain if your Captain has the Heroic trait.~ /&gt;&lt;/card&gt;</text:p>
          </table:table-cell>
          <table:table-cell office:value-type="string" office:string-value=" &lt;Relationship Target=~/cards/HE_allendesrescue.jpg~ Id=~C7627de17-56e6-49d9-8889-03995f40ae5d~ Type=~http://schemas.octgn.org/picture~/&gt;" table:formula="of:=CONCATENATE(&quot; &lt;Relationship Target=~/cards/&quot;;[.D3];&quot;.jpg~ Id=~C&quot;;[.C3];&quot;~ Type=~http://schemas.octgn.org/picture~/&gt;&quot;)" table:style-name="ce1">
            <text:p><text:s/>&lt;Relationship Target=~/cards/HE_allendesrescue.jpg~ Id=~C7627de17-56e6-49d9-8889-03995f40ae5d~ Type=~http://schemas.octgn.org/picture~/&gt;</text:p>
          </table:table-cell>
          <table:table-cell office:value-type="string" table:style-name="ce1">
            <text:p>7627de17-56e6-49d9-8889-03995f40ae5d</text:p>
          </table:table-cell>
          <table:table-cell office:value-type="string" table:style-name="ce1">
            <text:p>HE_allendesrescue</text:p>
          </table:table-cell>
          <table:table-cell office:value-type="string" table:style-name="ce1">
            <text:p>Allende 's Rescue</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entering a Boarding. Tack one of your Crew aligned to your Captain’s faction to untack your Captain if your Captain has the Heroic trait.</text:p>
          </table:table-cell>
          <table:table-cell table:number-columns-repeated="16361" table:style-name="ce1"/>
        </table:table-row>
        <table:table-row table:style-name="ro1">
          <table:table-cell office:value-type="string" office:string-value="  &lt;card id=~45551ade-5162-490d-b76b-cf839fdd873d~ name=~Andare de Castillo~&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1~ /&gt;&lt;property name=~Crew Max.~ value=~~ /&gt;&lt;property name=~Move Cost~ value=~~ /&gt;&lt;property name=~Faction~ value=~Castille~ /&gt;&lt;property name=~Text~ value=~Holy Andare has +2 Influence and +1 Swashbuckling while you have one or more cards in play with the Oath trait.~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45551ade-5162-490d-b76b-cf839fdd873d~ name=~Andare de Castillo~&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1~ /&gt;&lt;property name=~Crew Max.~ value=~~ /&gt;&lt;property name=~Move Cost~ value=~~ /&gt;&lt;property name=~Faction~ value=~Castille~ /&gt;&lt;property name=~Text~ value=~Holy Andare has +2 Influence and +1 Swashbuckling while you have one or more cards in play with the Oath trait.~ /&gt;&lt;/card&gt;</text:p>
          </table:table-cell>
          <table:table-cell office:value-type="string" office:string-value=" &lt;Relationship Target=~/cards/HE_andaredecastillo.jpg~ Id=~C45551ade-5162-490d-b76b-cf839fdd873d~ Type=~http://schemas.octgn.org/picture~/&gt;" table:formula="of:=CONCATENATE(&quot; &lt;Relationship Target=~/cards/&quot;;[.D4];&quot;.jpg~ Id=~C&quot;;[.C4];&quot;~ Type=~http://schemas.octgn.org/picture~/&gt;&quot;)" table:style-name="ce1">
            <text:p><text:s/>&lt;Relationship Target=~/cards/HE_andaredecastillo.jpg~ Id=~C45551ade-5162-490d-b76b-cf839fdd873d~ Type=~http://schemas.octgn.org/picture~/&gt;</text:p>
          </table:table-cell>
          <table:table-cell office:value-type="string" table:style-name="ce1">
            <text:p>45551ade-5162-490d-b76b-cf839fdd873d</text:p>
          </table:table-cell>
          <table:table-cell office:value-type="string" table:style-name="ce1">
            <text:p>HE_andaredecastillo</text:p>
          </table:table-cell>
          <table:table-cell office:value-type="string" table:style-name="ce1">
            <text:p>Andare de Castillo</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astille</text:p>
          </table:table-cell>
          <table:table-cell office:value-type="string" table:style-name="ce1">
            <text:p>Holy Andare has +2 Influence and +1 Swashbuckling while you have one or more cards in play with the Oath trait.</text:p>
          </table:table-cell>
          <table:table-cell table:number-columns-repeated="16361" table:style-name="ce1"/>
        </table:table-row>
        <table:table-row table:style-name="ro1">
          <table:table-cell office:value-type="string" office:string-value="  &lt;card id=~2e6a6df2-3a11-4432-b88f-482a9a11d4c3~ name=~Andre Braudel (Experienced)~&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3~ /&gt;&lt;property name=~Influence~ value=~2~ /&gt;&lt;property name=~Swashbuckling~ value=~4~ /&gt;&lt;property name=~Crew Max.~ value=~~ /&gt;&lt;property name=~Move Cost~ value=~~ /&gt;&lt;property name=~Faction~ value=~Gosse's Gentlemen~ /&gt;&lt;property name=~Text~ value=~Experienced • Unique • First Mate Heroic • Loyal • Swordsman +2 (Andre inflicts 2 extra hits during Boarding Attacks) Act: Tack Andre to suffer 2 fewer Hits from all cannon attacks (minimum 0) until the end of the turn.~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2e6a6df2-3a11-4432-b88f-482a9a11d4c3~ name=~Andre Braudel (Experienced)~&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3~ /&gt;&lt;property name=~Influence~ value=~2~ /&gt;&lt;property name=~Swashbuckling~ value=~4~ /&gt;&lt;property name=~Crew Max.~ value=~~ /&gt;&lt;property name=~Move Cost~ value=~~ /&gt;&lt;property name=~Faction~ value=~Gosse's Gentlemen~ /&gt;&lt;property name=~Text~ value=~Experienced • Unique • First Mate Heroic • Loyal • Swordsman +2 (Andre inflicts 2 extra hits during Boarding Attacks) Act: Tack Andre to suffer 2 fewer Hits from all cannon attacks (minimum 0) until the end of the turn.~ /&gt;&lt;/card&gt;</text:p>
          </table:table-cell>
          <table:table-cell office:value-type="string" office:string-value=" &lt;Relationship Target=~/cards/HE_andrebraudelx.jpg~ Id=~C2e6a6df2-3a11-4432-b88f-482a9a11d4c3~ Type=~http://schemas.octgn.org/picture~/&gt;" table:formula="of:=CONCATENATE(&quot; &lt;Relationship Target=~/cards/&quot;;[.D5];&quot;.jpg~ Id=~C&quot;;[.C5];&quot;~ Type=~http://schemas.octgn.org/picture~/&gt;&quot;)" table:style-name="ce1">
            <text:p><text:s/>&lt;Relationship Target=~/cards/HE_andrebraudelx.jpg~ Id=~C2e6a6df2-3a11-4432-b88f-482a9a11d4c3~ Type=~http://schemas.octgn.org/picture~/&gt;</text:p>
          </table:table-cell>
          <table:table-cell office:value-type="string" table:style-name="ce1">
            <text:p>2e6a6df2-3a11-4432-b88f-482a9a11d4c3</text:p>
          </table:table-cell>
          <table:table-cell office:value-type="string" table:style-name="ce1">
            <text:p>HE_andrebraudelx</text:p>
          </table:table-cell>
          <table:table-cell office:value-type="string" table:style-name="ce1">
            <text:p>Andre Braudel (Experienced)</text:p>
          </table:table-cell>
          <table:table-cell office:value-type="string" table:style-name="ce1">
            <text:p>F</text:p>
          </table:table-cell>
          <table:table-cell office:value-type="string" table:style-name="ce1">
            <text:p>crew</text:p>
          </table:table-cell>
          <table:table-cell office:value-type="float" office:value="9" table:style-name="ce1">
            <text:p>9</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Gosse's Gentlemen</text:p>
          </table:table-cell>
          <table:table-cell office:value-type="string" table:style-name="ce1">
            <text:p>Experienced • Unique • First Mate Heroic • Loyal • Swordsman +2 (Andre inflicts 2 extra hits during Boarding Attacks) Act: Tack Andre to suffer 2 fewer Hits from all cannon attacks (minimum 0) until the end of the turn.</text:p>
          </table:table-cell>
          <table:table-cell table:number-columns-repeated="16361" table:style-name="ce1"/>
        </table:table-row>
        <table:table-row table:style-name="ro1">
          <table:table-cell office:value-type="string" office:string-value="  &lt;card id=~810ceca9-9cfc-4f71-990e-f639c29168f9~ name=~Benny Gimble~&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2~ /&gt;&lt;property name=~Swashbuckling~ value=~1~ /&gt;&lt;property name=~Crew Max.~ value=~~ /&gt;&lt;property name=~Move Cost~ value=~~ /&gt;&lt;property name=~Faction~ value=~Sea Dogs~ /&gt;&lt;property name=~Text~ value=~Experienced • Unique • Loyal Glamour 2 React: Discard an Attachment attached to Benny when you are suffering Hits to reduce the Hits suffered by 2.~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810ceca9-9cfc-4f71-990e-f639c29168f9~ name=~Benny Gimble~&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2~ /&gt;&lt;property name=~Swashbuckling~ value=~1~ /&gt;&lt;property name=~Crew Max.~ value=~~ /&gt;&lt;property name=~Move Cost~ value=~~ /&gt;&lt;property name=~Faction~ value=~Sea Dogs~ /&gt;&lt;property name=~Text~ value=~Experienced • Unique • Loyal Glamour 2 React: Discard an Attachment attached to Benny when you are suffering Hits to reduce the Hits suffered by 2.~ /&gt;&lt;/card&gt;</text:p>
          </table:table-cell>
          <table:table-cell office:value-type="string" office:string-value=" &lt;Relationship Target=~/cards/HE_bennygimble.jpg~ Id=~C810ceca9-9cfc-4f71-990e-f639c29168f9~ Type=~http://schemas.octgn.org/picture~/&gt;" table:formula="of:=CONCATENATE(&quot; &lt;Relationship Target=~/cards/&quot;;[.D6];&quot;.jpg~ Id=~C&quot;;[.C6];&quot;~ Type=~http://schemas.octgn.org/picture~/&gt;&quot;)" table:style-name="ce1">
            <text:p><text:s/>&lt;Relationship Target=~/cards/HE_bennygimble.jpg~ Id=~C810ceca9-9cfc-4f71-990e-f639c29168f9~ Type=~http://schemas.octgn.org/picture~/&gt;</text:p>
          </table:table-cell>
          <table:table-cell office:value-type="string" table:style-name="ce1">
            <text:p>810ceca9-9cfc-4f71-990e-f639c29168f9</text:p>
          </table:table-cell>
          <table:table-cell office:value-type="string" table:style-name="ce1">
            <text:p>HE_bennygimble</text:p>
          </table:table-cell>
          <table:table-cell office:value-type="string" table:style-name="ce1">
            <text:p>Benny Gimble</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number-columns-repeated="2" table:style-name="ce1"/>
          <table:table-cell office:value-type="string" table:style-name="ce1">
            <text:p>Sea Dogs</text:p>
          </table:table-cell>
          <table:table-cell office:value-type="string" table:style-name="ce1">
            <text:p>Experienced • Unique • Loyal Glamour 2 React: Discard an Attachment attached to Benny when you are suffering Hits to reduce the Hits suffered by 2.</text:p>
          </table:table-cell>
          <table:table-cell table:number-columns-repeated="16361" table:style-name="ce1"/>
        </table:table-row>
        <table:table-row table:style-name="ro1">
          <table:table-cell office:value-type="string" office:string-value="  &lt;card id=~5947eeef-7cc9-48fb-9eca-f2b992b384a3~ name=~Blink Attack~&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one of your Sorcerers with Porte of 1 or more. Crew Attachment • Porte 1 Knack: Act: Tack this Crew to target another player’s untacked, non-Captain Crew. Play a card out of your hand as a Boarding Attack to begin a Duel between this Crew and the target Crew.~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5947eeef-7cc9-48fb-9eca-f2b992b384a3~ name=~Blink Attack~&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one of your Sorcerers with Porte of 1 or more. Crew Attachment • Porte 1 Knack: Act: Tack this Crew to target another player’s untacked, non-Captain Crew. Play a card out of your hand as a Boarding Attack to begin a Duel between this Crew and the target Crew.~ /&gt;&lt;/card&gt;</text:p>
          </table:table-cell>
          <table:table-cell office:value-type="string" office:string-value=" &lt;Relationship Target=~/cards/HE_blinkattack.jpg~ Id=~C5947eeef-7cc9-48fb-9eca-f2b992b384a3~ Type=~http://schemas.octgn.org/picture~/&gt;" table:formula="of:=CONCATENATE(&quot; &lt;Relationship Target=~/cards/&quot;;[.D7];&quot;.jpg~ Id=~C&quot;;[.C7];&quot;~ Type=~http://schemas.octgn.org/picture~/&gt;&quot;)" table:style-name="ce1">
            <text:p><text:s/>&lt;Relationship Target=~/cards/HE_blinkattack.jpg~ Id=~C5947eeef-7cc9-48fb-9eca-f2b992b384a3~ Type=~http://schemas.octgn.org/picture~/&gt;</text:p>
          </table:table-cell>
          <table:table-cell office:value-type="string" table:style-name="ce1">
            <text:p>5947eeef-7cc9-48fb-9eca-f2b992b384a3</text:p>
          </table:table-cell>
          <table:table-cell office:value-type="string" table:style-name="ce1">
            <text:p>HE_blinkattack</text:p>
          </table:table-cell>
          <table:table-cell office:value-type="string" table:style-name="ce1">
            <text:p>Blink Attack</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one of your Sorcerers with Porte of 1 or more. Crew Attachment • Porte 1 Knack: Act: Tack this Crew to target another player’s untacked, non-Captain Crew. Play a card out of your hand as a Boarding Attack to begin a Duel between this Crew and the target Crew.</text:p>
          </table:table-cell>
          <table:table-cell table:number-columns-repeated="16361" table:style-name="ce1"/>
        </table:table-row>
        <table:table-row table:style-name="ro1">
          <table:table-cell office:value-type="string" office:string-value="  &lt;card id=~3bcbddc1-d690-4f27-94be-1f8aa0a89b7f~ name=~Bones of Our Ancestors~&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CAPTAIN ATTACHMENT Patron • You may tack one of your Laerdom Sorcerers when attaching this card to your Captain to reduce the Influence cost of this card to 0. React: Tack this card when you inflict Hits on another Ship in this Sea. That Ship suffers 3 additional Hits.~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3bcbddc1-d690-4f27-94be-1f8aa0a89b7f~ name=~Bones of Our Ancestors~&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CAPTAIN ATTACHMENT Patron • You may tack one of your Laerdom Sorcerers when attaching this card to your Captain to reduce the Influence cost of this card to 0. React: Tack this card when you inflict Hits on another Ship in this Sea. That Ship suffers 3 additional Hits.~ /&gt;&lt;/card&gt;</text:p>
          </table:table-cell>
          <table:table-cell office:value-type="string" office:string-value=" &lt;Relationship Target=~/cards/HE_bonesofourancestors.jpg~ Id=~C3bcbddc1-d690-4f27-94be-1f8aa0a89b7f~ Type=~http://schemas.octgn.org/picture~/&gt;" table:formula="of:=CONCATENATE(&quot; &lt;Relationship Target=~/cards/&quot;;[.D8];&quot;.jpg~ Id=~C&quot;;[.C8];&quot;~ Type=~http://schemas.octgn.org/picture~/&gt;&quot;)" table:style-name="ce1">
            <text:p><text:s/>&lt;Relationship Target=~/cards/HE_bonesofourancestors.jpg~ Id=~C3bcbddc1-d690-4f27-94be-1f8aa0a89b7f~ Type=~http://schemas.octgn.org/picture~/&gt;</text:p>
          </table:table-cell>
          <table:table-cell office:value-type="string" table:style-name="ce1">
            <text:p>3bcbddc1-d690-4f27-94be-1f8aa0a89b7f</text:p>
          </table:table-cell>
          <table:table-cell office:value-type="string" table:style-name="ce1">
            <text:p>HE_bonesofourancestors</text:p>
          </table:table-cell>
          <table:table-cell office:value-type="string" table:style-name="ce1">
            <text:p>Bones of Our Ancestors</text:p>
          </table:table-cell>
          <table:table-cell office:value-type="string" table:style-name="ce1">
            <text:p>R</text:p>
          </table:table-cell>
          <table:table-cell office:value-type="string" table:style-name="ce1">
            <text:p>attachments</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VESTEN CAPTAIN ATTACHMENT Patron • You may tack one of your Laerdom Sorcerers when attaching this card to your Captain to reduce the Influence cost of this card to 0. React: Tack this card when you inflict Hits on another Ship in this Sea. That Ship suffers 3 additional Hits.</text:p>
          </table:table-cell>
          <table:table-cell table:number-columns-repeated="16361" table:style-name="ce1"/>
        </table:table-row>
        <table:table-row table:style-name="ro1">
          <table:table-cell office:value-type="string" office:string-value="  &lt;card id=~e8448fdb-90cf-4677-bf7e-3de7efa9e08a~ name=~Cathwulf Vogt~&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4~ /&gt;&lt;property name=~Sailing~ value=~2~ /&gt;&lt;property name=~Adventuring~ value=~2~ /&gt;&lt;property name=~Influence~ value=~1~ /&gt;&lt;property name=~Swashbuckling~ value=~3~ /&gt;&lt;property name=~Crew Max.~ value=~~ /&gt;&lt;property name=~Move Cost~ value=~~ /&gt;&lt;property name=~Faction~ value=~Montaigne~ /&gt;&lt;property name=~Text~ value=~Experienced • Unique Gunner Attachments which increase Cathwulf’s Cannon skill each provide an addtional +1 Cannon.~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e8448fdb-90cf-4677-bf7e-3de7efa9e08a~ name=~Cathwulf Vogt~&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4~ /&gt;&lt;property name=~Sailing~ value=~2~ /&gt;&lt;property name=~Adventuring~ value=~2~ /&gt;&lt;property name=~Influence~ value=~1~ /&gt;&lt;property name=~Swashbuckling~ value=~3~ /&gt;&lt;property name=~Crew Max.~ value=~~ /&gt;&lt;property name=~Move Cost~ value=~~ /&gt;&lt;property name=~Faction~ value=~Montaigne~ /&gt;&lt;property name=~Text~ value=~Experienced • Unique Gunner Attachments which increase Cathwulf’s Cannon skill each provide an addtional +1 Cannon.~ /&gt;&lt;/card&gt;</text:p>
          </table:table-cell>
          <table:table-cell office:value-type="string" office:string-value=" &lt;Relationship Target=~/cards/HE_cathwulfvogt.jpg~ Id=~Ce8448fdb-90cf-4677-bf7e-3de7efa9e08a~ Type=~http://schemas.octgn.org/picture~/&gt;" table:formula="of:=CONCATENATE(&quot; &lt;Relationship Target=~/cards/&quot;;[.D9];&quot;.jpg~ Id=~C&quot;;[.C9];&quot;~ Type=~http://schemas.octgn.org/picture~/&gt;&quot;)" table:style-name="ce1">
            <text:p><text:s/>&lt;Relationship Target=~/cards/HE_cathwulfvogt.jpg~ Id=~Ce8448fdb-90cf-4677-bf7e-3de7efa9e08a~ Type=~http://schemas.octgn.org/picture~/&gt;</text:p>
          </table:table-cell>
          <table:table-cell office:value-type="string" table:style-name="ce1">
            <text:p>e8448fdb-90cf-4677-bf7e-3de7efa9e08a</text:p>
          </table:table-cell>
          <table:table-cell office:value-type="string" table:style-name="ce1">
            <text:p>HE_cathwulfvogt</text:p>
          </table:table-cell>
          <table:table-cell office:value-type="string" table:style-name="ce1">
            <text:p>Cathwulf Vogt</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Montaigne</text:p>
          </table:table-cell>
          <table:table-cell office:value-type="string" table:style-name="ce1">
            <text:p>Experienced • Unique Gunner Attachments which increase Cathwulf’s Cannon skill each provide an addtional +1 Cannon.</text:p>
          </table:table-cell>
          <table:table-cell table:style-name="ce3"/>
          <table:table-cell office:value-type="string" table:style-name="ce1">
            <text:p>Horizon's Edge</text:p>
          </table:table-cell>
          <table:table-cell table:number-columns-repeated="16359"/>
        </table:table-row>
        <table:table-row table:style-name="ro1">
          <table:table-cell office:value-type="string" office:string-value="  &lt;card id=~a50c2ac2-d318-47c2-8ba1-48cbaf717004~ name=~Connor Lynch~&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2~ /&gt;&lt;property name=~Influence~ value=~0~ /&gt;&lt;property name=~Swashbuckling~ value=~4~ /&gt;&lt;property name=~Crew Max.~ value=~~ /&gt;&lt;property name=~Move Cost~ value=~~ /&gt;&lt;property name=~Faction~ value=~Gosse's Gentlemen~ /&gt;&lt;property name=~Text~ value=~Experienced • Unique • Heroic Swordsman +1 (Connor inflicts 1 extra hit during Boarding Attacks) During a Boarding, Connor has a bonus to his Swashbuckling equal to the number of Crew on the other Ship with an Influence cost less than 3.~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a50c2ac2-d318-47c2-8ba1-48cbaf717004~ name=~Connor Lynch~&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2~ /&gt;&lt;property name=~Influence~ value=~0~ /&gt;&lt;property name=~Swashbuckling~ value=~4~ /&gt;&lt;property name=~Crew Max.~ value=~~ /&gt;&lt;property name=~Move Cost~ value=~~ /&gt;&lt;property name=~Faction~ value=~Gosse's Gentlemen~ /&gt;&lt;property name=~Text~ value=~Experienced • Unique • Heroic Swordsman +1 (Connor inflicts 1 extra hit during Boarding Attacks) During a Boarding, Connor has a bonus to his Swashbuckling equal to the number of Crew on the other Ship with an Influence cost less than 3.~ /&gt;&lt;/card&gt;</text:p>
          </table:table-cell>
          <table:table-cell office:value-type="string" office:string-value=" &lt;Relationship Target=~/cards/HE_connorlynch.jpg~ Id=~Ca50c2ac2-d318-47c2-8ba1-48cbaf717004~ Type=~http://schemas.octgn.org/picture~/&gt;" table:formula="of:=CONCATENATE(&quot; &lt;Relationship Target=~/cards/&quot;;[.D10];&quot;.jpg~ Id=~C&quot;;[.C10];&quot;~ Type=~http://schemas.octgn.org/picture~/&gt;&quot;)" table:style-name="ce1">
            <text:p><text:s/>&lt;Relationship Target=~/cards/HE_connorlynch.jpg~ Id=~Ca50c2ac2-d318-47c2-8ba1-48cbaf717004~ Type=~http://schemas.octgn.org/picture~/&gt;</text:p>
          </table:table-cell>
          <table:table-cell office:value-type="string" table:style-name="ce1">
            <text:p>a50c2ac2-d318-47c2-8ba1-48cbaf717004</text:p>
          </table:table-cell>
          <table:table-cell office:value-type="string" table:style-name="ce1">
            <text:p>HE_connorlynch</text:p>
          </table:table-cell>
          <table:table-cell office:value-type="string" table:style-name="ce1">
            <text:p>Connor Lynch</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4" table:style-name="ce1">
            <text:p>4</text:p>
          </table:table-cell>
          <table:table-cell table:number-columns-repeated="2" table:style-name="ce1"/>
          <table:table-cell office:value-type="string" table:style-name="ce1">
            <text:p>Gosse's Gentlemen</text:p>
          </table:table-cell>
          <table:table-cell office:value-type="string" table:style-name="ce1">
            <text:p>Experienced • Unique • Heroic Swordsman +1 (Connor inflicts 1 extra hit during Boarding Attacks) During a Boarding, Connor has a bonus to his Swashbuckling equal to the number of Crew on the other Ship with an Influence cost less than 3.</text:p>
          </table:table-cell>
          <table:table-cell table:number-columns-repeated="16361" table:style-name="ce1"/>
        </table:table-row>
        <table:table-row table:style-name="ro1">
          <table:table-cell office:value-type="string" office:string-value="  &lt;card id=~6a87c564-918e-4c6e-8a22-d8793fa77c9c~ name=~Daring Fools~&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2~ /&gt;&lt;property name=~Crew Max.~ value=~~ /&gt;&lt;property name=~Move Cost~ value=~~ /&gt;&lt;property name=~Faction~ value=~Sea Dogs~ /&gt;&lt;property name=~Text~ value=~Loyal • No Attachments Act: Tack and sink the Daring Fools to draw 2 cards from your deck. You may only use this ability if you have no cards in your hand.~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6a87c564-918e-4c6e-8a22-d8793fa77c9c~ name=~Daring Fools~&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2~ /&gt;&lt;property name=~Crew Max.~ value=~~ /&gt;&lt;property name=~Move Cost~ value=~~ /&gt;&lt;property name=~Faction~ value=~Sea Dogs~ /&gt;&lt;property name=~Text~ value=~Loyal • No Attachments Act: Tack and sink the Daring Fools to draw 2 cards from your deck. You may only use this ability if you have no cards in your hand.~ /&gt;&lt;/card&gt;</text:p>
          </table:table-cell>
          <table:table-cell office:value-type="string" office:string-value=" &lt;Relationship Target=~/cards/HE_daringfools.jpg~ Id=~C6a87c564-918e-4c6e-8a22-d8793fa77c9c~ Type=~http://schemas.octgn.org/picture~/&gt;" table:formula="of:=CONCATENATE(&quot; &lt;Relationship Target=~/cards/&quot;;[.D11];&quot;.jpg~ Id=~C&quot;;[.C11];&quot;~ Type=~http://schemas.octgn.org/picture~/&gt;&quot;)" table:style-name="ce1">
            <text:p><text:s/>&lt;Relationship Target=~/cards/HE_daringfools.jpg~ Id=~C6a87c564-918e-4c6e-8a22-d8793fa77c9c~ Type=~http://schemas.octgn.org/picture~/&gt;</text:p>
          </table:table-cell>
          <table:table-cell office:value-type="string" table:style-name="ce1">
            <text:p>6a87c564-918e-4c6e-8a22-d8793fa77c9c</text:p>
          </table:table-cell>
          <table:table-cell office:value-type="string" table:style-name="ce1">
            <text:p>HE_daringfools</text:p>
          </table:table-cell>
          <table:table-cell office:value-type="string" table:style-name="ce1">
            <text:p>Daring Fools</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Sea Dogs</text:p>
          </table:table-cell>
          <table:table-cell office:value-type="string" table:style-name="ce1">
            <text:p>Loyal • No Attachments Act: Tack and sink the Daring Fools to draw 2 cards from your deck. You may only use this ability if you have no cards in your hand.</text:p>
          </table:table-cell>
          <table:table-cell table:number-columns-repeated="16361" table:style-name="ce1"/>
        </table:table-row>
        <table:table-row table:style-name="ro1">
          <table:table-cell office:value-type="string" office:string-value="  &lt;card id=~91cc6ddf-6bf6-4855-a7d8-9c99ece6117f~ name=~Death Stare~&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ear 1 Knack • Unique React: Target one of your Crew with Fear of 1 or more instead of performing a Boarding Attack. All of your Crew inflict extra Hits equal to the targeted Crew’s Fear level during Boarding Attacks. In addition, your Crew with the Fear trait inflict an additional number of Hits during Boarding Attacks equal to their Fear level. These effects last until the end of the Boarding.~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91cc6ddf-6bf6-4855-a7d8-9c99ece6117f~ name=~Death Stare~&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ear 1 Knack • Unique React: Target one of your Crew with Fear of 1 or more instead of performing a Boarding Attack. All of your Crew inflict extra Hits equal to the targeted Crew’s Fear level during Boarding Attacks. In addition, your Crew with the Fear trait inflict an additional number of Hits during Boarding Attacks equal to their Fear level. These effects last until the end of the Boarding.~ /&gt;&lt;/card&gt;</text:p>
          </table:table-cell>
          <table:table-cell office:value-type="string" office:string-value=" &lt;Relationship Target=~/cards/HE_deathstare.jpg~ Id=~C91cc6ddf-6bf6-4855-a7d8-9c99ece6117f~ Type=~http://schemas.octgn.org/picture~/&gt;" table:formula="of:=CONCATENATE(&quot; &lt;Relationship Target=~/cards/&quot;;[.D12];&quot;.jpg~ Id=~C&quot;;[.C12];&quot;~ Type=~http://schemas.octgn.org/picture~/&gt;&quot;)" table:style-name="ce1">
            <text:p><text:s/>&lt;Relationship Target=~/cards/HE_deathstare.jpg~ Id=~C91cc6ddf-6bf6-4855-a7d8-9c99ece6117f~ Type=~http://schemas.octgn.org/picture~/&gt;</text:p>
          </table:table-cell>
          <table:table-cell office:value-type="string" table:style-name="ce1">
            <text:p>91cc6ddf-6bf6-4855-a7d8-9c99ece6117f</text:p>
          </table:table-cell>
          <table:table-cell office:value-type="string" table:style-name="ce1">
            <text:p>HE_deathstare</text:p>
          </table:table-cell>
          <table:table-cell office:value-type="string" table:style-name="ce1">
            <text:p>Death Stare</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Fear 1 Knack • Unique React: Target one of your Crew with Fear of 1 or more instead of performing a Boarding Attack. All of your Crew inflict extra Hits equal to the targeted Crew’s Fear level during Boarding Attacks. In addition, your Crew with the Fear trait inflict an additional number of Hits during Boarding Attacks equal to their Fear level. These effects last until the end of the Boarding.</text:p>
          </table:table-cell>
          <table:table-cell table:number-columns-repeated="16361" table:style-name="ce1"/>
        </table:table-row>
        <table:table-row table:style-name="ro1">
          <table:table-cell office:value-type="string" office:string-value="  &lt;card id=~1bab36d6-db83-4394-bd79-a040c72c6a41~ name=~Destiny and Loyalty~&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React: Play when your Captain tacks to produce skill points. Your Captain produces extra skill points equal to the number of Loyal Crew you have on Board.~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1bab36d6-db83-4394-bd79-a040c72c6a41~ name=~Destiny and Loyalty~&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React: Play when your Captain tacks to produce skill points. Your Captain produces extra skill points equal to the number of Loyal Crew you have on Board.~ /&gt;&lt;/card&gt;</text:p>
          </table:table-cell>
          <table:table-cell office:value-type="string" office:string-value=" &lt;Relationship Target=~/cards/HE_destinyandloyalty.jpg~ Id=~C1bab36d6-db83-4394-bd79-a040c72c6a41~ Type=~http://schemas.octgn.org/picture~/&gt;" table:formula="of:=CONCATENATE(&quot; &lt;Relationship Target=~/cards/&quot;;[.D13];&quot;.jpg~ Id=~C&quot;;[.C13];&quot;~ Type=~http://schemas.octgn.org/picture~/&gt;&quot;)" table:style-name="ce1">
            <text:p><text:s/>&lt;Relationship Target=~/cards/HE_destinyandloyalty.jpg~ Id=~C1bab36d6-db83-4394-bd79-a040c72c6a41~ Type=~http://schemas.octgn.org/picture~/&gt;</text:p>
          </table:table-cell>
          <table:table-cell office:value-type="string" table:style-name="ce1">
            <text:p>1bab36d6-db83-4394-bd79-a040c72c6a41</text:p>
          </table:table-cell>
          <table:table-cell office:value-type="string" table:style-name="ce1">
            <text:p>HE_destinyandloyalty</text:p>
          </table:table-cell>
          <table:table-cell office:value-type="string" table:style-name="ce1">
            <text:p>Destiny and Loyalty</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not play this card if you have a Villainous Captain. React: Play when your Captain tacks to produce skill points. Your Captain produces extra skill points equal to the number of Loyal Crew you have on Board.</text:p>
          </table:table-cell>
          <table:table-cell table:number-columns-repeated="16361" table:style-name="ce1"/>
        </table:table-row>
        <table:table-row table:style-name="ro1">
          <table:table-cell office:value-type="string" office:string-value="  &lt;card id=~c554ed96-fd5c-477e-8af4-5735b39bc0ed~ name=~The Discovery Attack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Swashbuckling. Tack one of your Ally cards in this Sea to produce 4 Swashbuckling~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c554ed96-fd5c-477e-8af4-5735b39bc0ed~ name=~The Discovery Attack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Swashbuckling. Tack one of your Ally cards in this Sea to produce 4 Swashbuckling~ /&gt;&lt;/card&gt;</text:p>
          </table:table-cell>
          <table:table-cell office:value-type="string" office:string-value=" &lt;Relationship Target=~/cards/HE_discoveryattacks.jpg~ Id=~Cc554ed96-fd5c-477e-8af4-5735b39bc0ed~ Type=~http://schemas.octgn.org/picture~/&gt;" table:formula="of:=CONCATENATE(&quot; &lt;Relationship Target=~/cards/&quot;;[.D14];&quot;.jpg~ Id=~C&quot;;[.C14];&quot;~ Type=~http://schemas.octgn.org/picture~/&gt;&quot;)" table:style-name="ce1">
            <text:p><text:s/>&lt;Relationship Target=~/cards/HE_discoveryattacks.jpg~ Id=~Cc554ed96-fd5c-477e-8af4-5735b39bc0ed~ Type=~http://schemas.octgn.org/picture~/&gt;</text:p>
          </table:table-cell>
          <table:table-cell office:value-type="string" table:style-name="ce1">
            <text:p>c554ed96-fd5c-477e-8af4-5735b39bc0ed</text:p>
          </table:table-cell>
          <table:table-cell office:value-type="string" table:style-name="ce1">
            <text:p>HE_discoveryattacks</text:p>
          </table:table-cell>
          <table:table-cell office:value-type="string" table:style-name="ce1">
            <text:p>The Discovery Attacks</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paying Swashbuckling. Tack one of your Ally cards in this Sea to produce 4 Swashbuckling</text:p>
          </table:table-cell>
          <table:table-cell table:number-columns-repeated="16361" table:style-name="ce1"/>
        </table:table-row>
        <table:table-row table:style-name="ro1">
          <table:table-cell office:value-type="string" office:string-value="  &lt;card id=~043d56c3-b336-440d-ab07-2a528355f5ac~ name=~The Eternal Grav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Unique • Fear 2 Knack React: Sink this card when another player inflicts Hits on your Ship. Reduce the Hits to zero.~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043d56c3-b336-440d-ab07-2a528355f5ac~ name=~The Eternal Grav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Unique • Fear 2 Knack React: Sink this card when another player inflicts Hits on your Ship. Reduce the Hits to zero.~ /&gt;&lt;/card&gt;</text:p>
          </table:table-cell>
          <table:table-cell office:value-type="string" office:string-value=" &lt;Relationship Target=~/cards/HE_eternalgrave.jpg~ Id=~C043d56c3-b336-440d-ab07-2a528355f5ac~ Type=~http://schemas.octgn.org/picture~/&gt;" table:formula="of:=CONCATENATE(&quot; &lt;Relationship Target=~/cards/&quot;;[.D15];&quot;.jpg~ Id=~C&quot;;[.C15];&quot;~ Type=~http://schemas.octgn.org/picture~/&gt;&quot;)" table:style-name="ce1">
            <text:p><text:s/>&lt;Relationship Target=~/cards/HE_eternalgrave.jpg~ Id=~C043d56c3-b336-440d-ab07-2a528355f5ac~ Type=~http://schemas.octgn.org/picture~/&gt;</text:p>
          </table:table-cell>
          <table:table-cell office:value-type="string" table:style-name="ce1">
            <text:p>043d56c3-b336-440d-ab07-2a528355f5ac</text:p>
          </table:table-cell>
          <table:table-cell office:value-type="string" table:style-name="ce1">
            <text:p>HE_eternalgrave</text:p>
          </table:table-cell>
          <table:table-cell office:value-type="string" table:style-name="ce1">
            <text:p>The Eternal Grave</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Unique • Fear 2 Knack React: Sink this card when another player inflicts Hits on your Ship. Reduce the Hits to zero.</text:p>
          </table:table-cell>
          <table:table-cell table:number-columns-repeated="16361" table:style-name="ce1"/>
        </table:table-row>
        <table:table-row table:style-name="ro1">
          <table:table-cell office:value-type="string" office:string-value="  &lt;card id=~d40311d9-240b-4829-9992-05b91fce5792~ name=~First Mate's Duel~&gt;&lt;property name=~Rarity~ value=~U~ /&gt;&lt;property name=~Type~ value=~actions~ /&gt;&lt;property name=~Cost~ value=~~ /&gt;&lt;property name=~Cost Type~ value=~~ /&gt;&lt;property name=~Cancel~ value=~4~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in this Sea. That player must target one of his or her Crew. Target one of your Crew and play a card from your hand to begin a Duel between both of the targeted Crew. The Crew playing the final Boarding Attack in the Duel inflicts 4 extra Hits.~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d40311d9-240b-4829-9992-05b91fce5792~ name=~First Mate's Duel~&gt;&lt;property name=~Rarity~ value=~U~ /&gt;&lt;property name=~Type~ value=~actions~ /&gt;&lt;property name=~Cost~ value=~~ /&gt;&lt;property name=~Cost Type~ value=~~ /&gt;&lt;property name=~Cancel~ value=~4~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in this Sea. That player must target one of his or her Crew. Target one of your Crew and play a card from your hand to begin a Duel between both of the targeted Crew. The Crew playing the final Boarding Attack in the Duel inflicts 4 extra Hits.~ /&gt;&lt;/card&gt;</text:p>
          </table:table-cell>
          <table:table-cell office:value-type="string" office:string-value=" &lt;Relationship Target=~/cards/HE_firstmatesduel.jpg~ Id=~Cd40311d9-240b-4829-9992-05b91fce5792~ Type=~http://schemas.octgn.org/picture~/&gt;" table:formula="of:=CONCATENATE(&quot; &lt;Relationship Target=~/cards/&quot;;[.D16];&quot;.jpg~ Id=~C&quot;;[.C16];&quot;~ Type=~http://schemas.octgn.org/picture~/&gt;&quot;)" table:style-name="ce1">
            <text:p><text:s/>&lt;Relationship Target=~/cards/HE_firstmatesduel.jpg~ Id=~Cd40311d9-240b-4829-9992-05b91fce5792~ Type=~http://schemas.octgn.org/picture~/&gt;</text:p>
          </table:table-cell>
          <table:table-cell office:value-type="string" table:style-name="ce1">
            <text:p>d40311d9-240b-4829-9992-05b91fce5792</text:p>
          </table:table-cell>
          <table:table-cell office:value-type="string" table:style-name="ce1">
            <text:p>HE_firstmatesduel</text:p>
          </table:table-cell>
          <table:table-cell office:value-type="string" table:style-name="ce1">
            <text:p>First Mate's Duel</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4" table:style-name="ce1">
            <text:p>4</text:p>
          </table:table-cell>
          <table:table-cell office:value-type="string" table:style-name="ce1">
            <text:p>Sw</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other player’s Ship in this Sea. That player must target one of his or her Crew. Target one of your Crew and play a card from your hand to begin a Duel between both of the targeted Crew. The Crew playing the final Boarding Attack in the Duel inflicts 4 extra Hits.</text:p>
          </table:table-cell>
          <table:table-cell table:number-columns-repeated="16361" table:style-name="ce1"/>
        </table:table-row>
        <table:table-row table:style-name="ro1">
          <table:table-cell office:value-type="string" office:string-value="  &lt;card id=~d82c46b6-b46d-41be-9403-22b01bee8c36~ name=~Foul Weather Jack~&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2~ /&gt;&lt;property name=~Influence~ value=~2~ /&gt;&lt;property name=~Swashbuckling~ value=~2~ /&gt;&lt;property name=~Crew Max.~ value=~~ /&gt;&lt;property name=~Move Cost~ value=~~ /&gt;&lt;property name=~Faction~ value=~Explorer's Society~ /&gt;&lt;property name=~Text~ value=~Experienced • Unique Loyal • Gunner You must discard the top card of your deck when Jack tacks to produce Cannon. If the Boarding Attack on the discard is a Slash, Jack produces 2 less Cannon (minimum 0).~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d82c46b6-b46d-41be-9403-22b01bee8c36~ name=~Foul Weather Jack~&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2~ /&gt;&lt;property name=~Influence~ value=~2~ /&gt;&lt;property name=~Swashbuckling~ value=~2~ /&gt;&lt;property name=~Crew Max.~ value=~~ /&gt;&lt;property name=~Move Cost~ value=~~ /&gt;&lt;property name=~Faction~ value=~Explorer's Society~ /&gt;&lt;property name=~Text~ value=~Experienced • Unique Loyal • Gunner You must discard the top card of your deck when Jack tacks to produce Cannon. If the Boarding Attack on the discard is a Slash, Jack produces 2 less Cannon (minimum 0).~ /&gt;&lt;/card&gt;</text:p>
          </table:table-cell>
          <table:table-cell office:value-type="string" office:string-value=" &lt;Relationship Target=~/cards/HE_foulweatherjack.jpg~ Id=~Cd82c46b6-b46d-41be-9403-22b01bee8c36~ Type=~http://schemas.octgn.org/picture~/&gt;" table:formula="of:=CONCATENATE(&quot; &lt;Relationship Target=~/cards/&quot;;[.D17];&quot;.jpg~ Id=~C&quot;;[.C17];&quot;~ Type=~http://schemas.octgn.org/picture~/&gt;&quot;)" table:style-name="ce1">
            <text:p><text:s/>&lt;Relationship Target=~/cards/HE_foulweatherjack.jpg~ Id=~Cd82c46b6-b46d-41be-9403-22b01bee8c36~ Type=~http://schemas.octgn.org/picture~/&gt;</text:p>
          </table:table-cell>
          <table:table-cell office:value-type="string" table:style-name="ce1">
            <text:p>d82c46b6-b46d-41be-9403-22b01bee8c36</text:p>
          </table:table-cell>
          <table:table-cell office:value-type="string" table:style-name="ce1">
            <text:p>HE_foulweatherjack</text:p>
          </table:table-cell>
          <table:table-cell office:value-type="string" table:style-name="ce1">
            <text:p>Foul Weather Jack</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4" table:style-name="ce1">
            <text:p>4</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Explorer's Society</text:p>
          </table:table-cell>
          <table:table-cell office:value-type="string" table:style-name="ce1">
            <text:p>Experienced • Unique Loyal • Gunner You must discard the top card of your deck when Jack tacks to produce Cannon. If the Boarding Attack on the discard is a Slash, Jack produces 2 less Cannon (minimum 0).</text:p>
          </table:table-cell>
          <table:table-cell table:number-columns-repeated="16361"/>
        </table:table-row>
        <table:table-row table:style-name="ro1">
          <table:table-cell office:value-type="string" office:string-value="  &lt;card id=~8f6c03e7-7d31-4953-b10d-12b0debcefa8~ name=~Franco Vesefe~&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1~ /&gt;&lt;property name=~Swashbuckling~ value=~2~ /&gt;&lt;property name=~Crew Max.~ value=~~ /&gt;&lt;property name=~Move Cost~ value=~~ /&gt;&lt;property name=~Faction~ value=~Explorer's Society~ /&gt;&lt;property name=~Text~ value=~Unique • Heroic Your Captain has +1 Adventuring and +1 Influence while Franco is on board your Ship.~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8f6c03e7-7d31-4953-b10d-12b0debcefa8~ name=~Franco Vesefe~&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1~ /&gt;&lt;property name=~Swashbuckling~ value=~2~ /&gt;&lt;property name=~Crew Max.~ value=~~ /&gt;&lt;property name=~Move Cost~ value=~~ /&gt;&lt;property name=~Faction~ value=~Explorer's Society~ /&gt;&lt;property name=~Text~ value=~Unique • Heroic Your Captain has +1 Adventuring and +1 Influence while Franco is on board your Ship.~ /&gt;&lt;/card&gt;</text:p>
          </table:table-cell>
          <table:table-cell office:value-type="string" office:string-value=" &lt;Relationship Target=~/cards/HE_francovesefe.jpg~ Id=~C8f6c03e7-7d31-4953-b10d-12b0debcefa8~ Type=~http://schemas.octgn.org/picture~/&gt;" table:formula="of:=CONCATENATE(&quot; &lt;Relationship Target=~/cards/&quot;;[.D18];&quot;.jpg~ Id=~C&quot;;[.C18];&quot;~ Type=~http://schemas.octgn.org/picture~/&gt;&quot;)" table:style-name="ce1">
            <text:p><text:s/>&lt;Relationship Target=~/cards/HE_francovesefe.jpg~ Id=~C8f6c03e7-7d31-4953-b10d-12b0debcefa8~ Type=~http://schemas.octgn.org/picture~/&gt;</text:p>
          </table:table-cell>
          <table:table-cell office:value-type="string" table:style-name="ce1">
            <text:p>8f6c03e7-7d31-4953-b10d-12b0debcefa8</text:p>
          </table:table-cell>
          <table:table-cell office:value-type="string" table:style-name="ce1">
            <text:p>HE_francovesefe</text:p>
          </table:table-cell>
          <table:table-cell office:value-type="string" table:style-name="ce1">
            <text:p>Franco Vesefe</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Explorer's Society</text:p>
          </table:table-cell>
          <table:table-cell office:value-type="string" table:style-name="ce1">
            <text:p>Unique • Heroic Your Captain has +1 Adventuring and +1 Influence while Franco is on board your Ship.</text:p>
          </table:table-cell>
          <table:table-cell table:number-columns-repeated="16361"/>
        </table:table-row>
        <table:table-row table:style-name="ro1">
          <table:table-cell office:value-type="string" office:string-value="  &lt;card id=~6510c0f8-e26f-44d8-a45f-0a4ff1c92eac~ name=~Get To I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Fear 2 Knack Eye (A Crew may not have more than 1 Eye attachment) React: Tack this card when one of your other Crew tacks to produce skill points. That Crew produces extra skill points equal to this Crew’s Fear level.~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6510c0f8-e26f-44d8-a45f-0a4ff1c92eac~ name=~Get To I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Fear 2 Knack Eye (A Crew may not have more than 1 Eye attachment) React: Tack this card when one of your other Crew tacks to produce skill points. That Crew produces extra skill points equal to this Crew’s Fear level.~ /&gt;&lt;/card&gt;</text:p>
          </table:table-cell>
          <table:table-cell office:value-type="string" office:string-value=" &lt;Relationship Target=~/cards/HE_gettoit.jpg~ Id=~C6510c0f8-e26f-44d8-a45f-0a4ff1c92eac~ Type=~http://schemas.octgn.org/picture~/&gt;" table:formula="of:=CONCATENATE(&quot; &lt;Relationship Target=~/cards/&quot;;[.D19];&quot;.jpg~ Id=~C&quot;;[.C19];&quot;~ Type=~http://schemas.octgn.org/picture~/&gt;&quot;)" table:style-name="ce1">
            <text:p><text:s/>&lt;Relationship Target=~/cards/HE_gettoit.jpg~ Id=~C6510c0f8-e26f-44d8-a45f-0a4ff1c92eac~ Type=~http://schemas.octgn.org/picture~/&gt;</text:p>
          </table:table-cell>
          <table:table-cell office:value-type="string" table:style-name="ce1">
            <text:p>6510c0f8-e26f-44d8-a45f-0a4ff1c92eac</text:p>
          </table:table-cell>
          <table:table-cell office:value-type="string" table:style-name="ce1">
            <text:p>HE_gettoit</text:p>
          </table:table-cell>
          <table:table-cell office:value-type="string" table:style-name="ce1">
            <text:p>Get To It!</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Fear 2 Knack Eye (A Crew may not have more than 1 Eye attachment) React: Tack this card when one of your other Crew tacks to produce skill points. That Crew produces extra skill points equal to this Crew’s Fear level.</text:p>
          </table:table-cell>
          <table:table-cell table:number-columns-repeated="16361"/>
        </table:table-row>
        <table:table-row table:style-name="ro1">
          <table:table-cell office:value-type="string" office:string-value="  &lt;card id=~59ecb61e-c996-4d27-8771-7117a8623431~ name=~Grandmother Ussura~&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one of your Sorcerers with Pyeryem of 1 or more. Crew Attachment Pyeryem 1 Knack: React: Tack this card when this Crew tacks to absorb Hits during a Boarding. The other player in the Boarding must sink 2 cards from their hand.~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59ecb61e-c996-4d27-8771-7117a8623431~ name=~Grandmother Ussura~&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one of your Sorcerers with Pyeryem of 1 or more. Crew Attachment Pyeryem 1 Knack: React: Tack this card when this Crew tacks to absorb Hits during a Boarding. The other player in the Boarding must sink 2 cards from their hand.~ /&gt;&lt;/card&gt;</text:p>
          </table:table-cell>
          <table:table-cell office:value-type="string" office:string-value=" &lt;Relationship Target=~/cards/HE_grandmotherussura.jpg~ Id=~C59ecb61e-c996-4d27-8771-7117a8623431~ Type=~http://schemas.octgn.org/picture~/&gt;" table:formula="of:=CONCATENATE(&quot; &lt;Relationship Target=~/cards/&quot;;[.D20];&quot;.jpg~ Id=~C&quot;;[.C20];&quot;~ Type=~http://schemas.octgn.org/picture~/&gt;&quot;)" table:style-name="ce1">
            <text:p><text:s/>&lt;Relationship Target=~/cards/HE_grandmotherussura.jpg~ Id=~C59ecb61e-c996-4d27-8771-7117a8623431~ Type=~http://schemas.octgn.org/picture~/&gt;</text:p>
          </table:table-cell>
          <table:table-cell office:value-type="string" table:style-name="ce1">
            <text:p>59ecb61e-c996-4d27-8771-7117a8623431</text:p>
          </table:table-cell>
          <table:table-cell office:value-type="string" table:style-name="ce1">
            <text:p>HE_grandmotherussura</text:p>
          </table:table-cell>
          <table:table-cell office:value-type="string" table:style-name="ce1">
            <text:p>Grandmother Ussura</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one of your Sorcerers with Pyeryem of 1 or more. Crew Attachment Pyeryem 1 Knack: React: Tack this card when this Crew tacks to absorb Hits during a Boarding. The other player in the Boarding must sink 2 cards from their hand.</text:p>
          </table:table-cell>
          <table:table-cell table:number-columns-repeated="16361"/>
        </table:table-row>
        <table:table-row table:style-name="ro1">
          <table:table-cell office:value-type="string" office:string-value="  &lt;card id=~6b868dc7-9fa8-4d10-9c91-729c7bc0084f~ name=~Grutch~&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0~ /&gt;&lt;property name=~Swashbuckling~ value=~2~ /&gt;&lt;property name=~Crew Max.~ value=~~ /&gt;&lt;property name=~Move Cost~ value=~~ /&gt;&lt;property name=~Faction~ value=~Crimson Rogers~ /&gt;&lt;property name=~Text~ value=~Unique • Villainous • Loyal When hiring Grutch, you may pay an additional 3 Influence to give him +3 Cannon and the trait Gunner until the end of the game.~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6b868dc7-9fa8-4d10-9c91-729c7bc0084f~ name=~Grutch~&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0~ /&gt;&lt;property name=~Swashbuckling~ value=~2~ /&gt;&lt;property name=~Crew Max.~ value=~~ /&gt;&lt;property name=~Move Cost~ value=~~ /&gt;&lt;property name=~Faction~ value=~Crimson Rogers~ /&gt;&lt;property name=~Text~ value=~Unique • Villainous • Loyal When hiring Grutch, you may pay an additional 3 Influence to give him +3 Cannon and the trait Gunner until the end of the game.~ /&gt;&lt;/card&gt;</text:p>
          </table:table-cell>
          <table:table-cell office:value-type="string" office:string-value=" &lt;Relationship Target=~/cards/HE_grutch.jpg~ Id=~C6b868dc7-9fa8-4d10-9c91-729c7bc0084f~ Type=~http://schemas.octgn.org/picture~/&gt;" table:formula="of:=CONCATENATE(&quot; &lt;Relationship Target=~/cards/&quot;;[.D21];&quot;.jpg~ Id=~C&quot;;[.C21];&quot;~ Type=~http://schemas.octgn.org/picture~/&gt;&quot;)" table:style-name="ce1">
            <text:p><text:s/>&lt;Relationship Target=~/cards/HE_grutch.jpg~ Id=~C6b868dc7-9fa8-4d10-9c91-729c7bc0084f~ Type=~http://schemas.octgn.org/picture~/&gt;</text:p>
          </table:table-cell>
          <table:table-cell office:value-type="string" table:style-name="ce1">
            <text:p>6b868dc7-9fa8-4d10-9c91-729c7bc0084f</text:p>
          </table:table-cell>
          <table:table-cell office:value-type="string" table:style-name="ce1">
            <text:p>HE_grutch</text:p>
          </table:table-cell>
          <table:table-cell office:value-type="string" table:style-name="ce1">
            <text:p>Grutch</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1">
            <text:p>Unique • Villainous • Loyal When hiring Grutch, you may pay an additional 3 Influence to give him +3 Cannon and the trait Gunner until the end of the game.</text:p>
          </table:table-cell>
          <table:table-cell table:number-columns-repeated="16361"/>
        </table:table-row>
        <table:table-row table:style-name="ro1">
          <table:table-cell office:value-type="string" office:string-value="  &lt;card id=~e90f5b18-ac2c-4c05-8b3e-6a15602ad462~ name=~Gullbait Friedrich~&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0~ /&gt;&lt;property name=~Influence~ value=~0~ /&gt;&lt;property name=~Swashbuckling~ value=~1~ /&gt;&lt;property name=~Crew Max.~ value=~~ /&gt;&lt;property name=~Move Cost~ value=~~ /&gt;&lt;property name=~Faction~ value=~Black Freighter~ /&gt;&lt;property name=~Text~ value=~Unique • Villainous • Loyal When hiring Friedrich, you may pay an additional 3 Influence to give him the trait: Fear 1 and +3 Swashbuckling until the end of the game.~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e90f5b18-ac2c-4c05-8b3e-6a15602ad462~ name=~Gullbait Friedrich~&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0~ /&gt;&lt;property name=~Influence~ value=~0~ /&gt;&lt;property name=~Swashbuckling~ value=~1~ /&gt;&lt;property name=~Crew Max.~ value=~~ /&gt;&lt;property name=~Move Cost~ value=~~ /&gt;&lt;property name=~Faction~ value=~Black Freighter~ /&gt;&lt;property name=~Text~ value=~Unique • Villainous • Loyal When hiring Friedrich, you may pay an additional 3 Influence to give him the trait: Fear 1 and +3 Swashbuckling until the end of the game.~ /&gt;&lt;/card&gt;</text:p>
          </table:table-cell>
          <table:table-cell office:value-type="string" office:string-value=" &lt;Relationship Target=~/cards/HE_gullbaitfriedrich.jpg~ Id=~Ce90f5b18-ac2c-4c05-8b3e-6a15602ad462~ Type=~http://schemas.octgn.org/picture~/&gt;" table:formula="of:=CONCATENATE(&quot; &lt;Relationship Target=~/cards/&quot;;[.D22];&quot;.jpg~ Id=~C&quot;;[.C22];&quot;~ Type=~http://schemas.octgn.org/picture~/&gt;&quot;)" table:style-name="ce1">
            <text:p><text:s/>&lt;Relationship Target=~/cards/HE_gullbaitfriedrich.jpg~ Id=~Ce90f5b18-ac2c-4c05-8b3e-6a15602ad462~ Type=~http://schemas.octgn.org/picture~/&gt;</text:p>
          </table:table-cell>
          <table:table-cell office:value-type="string" table:style-name="ce1">
            <text:p>e90f5b18-ac2c-4c05-8b3e-6a15602ad462</text:p>
          </table:table-cell>
          <table:table-cell office:value-type="string" table:style-name="ce1">
            <text:p>HE_gullbaitfriedrich</text:p>
          </table:table-cell>
          <table:table-cell office:value-type="string" table:style-name="ce1">
            <text:p>Gullbait Friedrich</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Black Freighter</text:p>
          </table:table-cell>
          <table:table-cell office:value-type="string" table:style-name="ce1">
            <text:p>Unique • Villainous • Loyal When hiring Friedrich, you may pay an additional 3 Influence to give him the trait: Fear 1 and +3 Swashbuckling until the end of the game.</text:p>
          </table:table-cell>
          <table:table-cell table:number-columns-repeated="16361"/>
        </table:table-row>
        <table:table-row table:style-name="ro1">
          <table:table-cell office:value-type="string" office:string-value="  &lt;card id=~6e7f84a7-323b-472a-9050-829d9c59a540~ name=~Heinrich Loga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Castille~ /&gt;&lt;property name=~Text~ value=~Heroic • Gunner Heinrich has +3 Cannon if another Ship in this Sea has a Sorcerer on Board.~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6e7f84a7-323b-472a-9050-829d9c59a540~ name=~Heinrich Loga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Castille~ /&gt;&lt;property name=~Text~ value=~Heroic • Gunner Heinrich has +3 Cannon if another Ship in this Sea has a Sorcerer on Board.~ /&gt;&lt;/card&gt;</text:p>
          </table:table-cell>
          <table:table-cell office:value-type="string" office:string-value=" &lt;Relationship Target=~/cards/HE_heinrichlogan.jpg~ Id=~C6e7f84a7-323b-472a-9050-829d9c59a540~ Type=~http://schemas.octgn.org/picture~/&gt;" table:formula="of:=CONCATENATE(&quot; &lt;Relationship Target=~/cards/&quot;;[.D23];&quot;.jpg~ Id=~C&quot;;[.C23];&quot;~ Type=~http://schemas.octgn.org/picture~/&gt;&quot;)" table:style-name="ce1">
            <text:p><text:s/>&lt;Relationship Target=~/cards/HE_heinrichlogan.jpg~ Id=~C6e7f84a7-323b-472a-9050-829d9c59a540~ Type=~http://schemas.octgn.org/picture~/&gt;</text:p>
          </table:table-cell>
          <table:table-cell office:value-type="string" table:style-name="ce1">
            <text:p>6e7f84a7-323b-472a-9050-829d9c59a540</text:p>
          </table:table-cell>
          <table:table-cell office:value-type="string" table:style-name="ce1">
            <text:p>HE_heinrichlogan</text:p>
          </table:table-cell>
          <table:table-cell office:value-type="string" table:style-name="ce1">
            <text:p>Heinrich Logan</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Heroic • Gunner Heinrich has +3 Cannon if another Ship in this Sea has a Sorcerer on Board.</text:p>
          </table:table-cell>
          <table:table-cell table:number-columns-repeated="16361"/>
        </table:table-row>
        <table:table-row table:style-name="ro1">
          <table:table-cell office:value-type="string" office:string-value="  &lt;card id=~81d0bdc6-6798-477a-9a51-5361aa5551b5~ name=~Hidden Fate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Forbidden Sea or if you have a Fate Sorcerer on Board) Crew Attachment (You may not attach this card to a Crew with the Fate trait): This Crew has the trait Fate 1.~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81d0bdc6-6798-477a-9a51-5361aa5551b5~ name=~Hidden Fate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Forbidden Sea or if you have a Fate Sorcerer on Board) Crew Attachment (You may not attach this card to a Crew with the Fate trait): This Crew has the trait Fate 1.~ /&gt;&lt;/card&gt;</text:p>
          </table:table-cell>
          <table:table-cell office:value-type="string" office:string-value=" &lt;Relationship Target=~/cards/HE_hiddenfateheritage.jpg~ Id=~C81d0bdc6-6798-477a-9a51-5361aa5551b5~ Type=~http://schemas.octgn.org/picture~/&gt;" table:formula="of:=CONCATENATE(&quot; &lt;Relationship Target=~/cards/&quot;;[.D24];&quot;.jpg~ Id=~C&quot;;[.C24];&quot;~ Type=~http://schemas.octgn.org/picture~/&gt;&quot;)" table:style-name="ce1">
            <text:p><text:s/>&lt;Relationship Target=~/cards/HE_hiddenfateheritage.jpg~ Id=~C81d0bdc6-6798-477a-9a51-5361aa5551b5~ Type=~http://schemas.octgn.org/picture~/&gt;</text:p>
          </table:table-cell>
          <table:table-cell office:value-type="string" table:style-name="ce1">
            <text:p>81d0bdc6-6798-477a-9a51-5361aa5551b5</text:p>
          </table:table-cell>
          <table:table-cell office:value-type="string" table:style-name="ce1">
            <text:p>HE_hiddenfateheritage</text:p>
          </table:table-cell>
          <table:table-cell office:value-type="string" table:style-name="ce1">
            <text:p>Hidden Fate Heritag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5 Adventuring (3 if completed in the Forbidden Sea or if you have a Fate Sorcerer on Board) Crew Attachment (You may not attach this card to a Crew with the Fate trait): This Crew has the trait Fate 1.</text:p>
          </table:table-cell>
          <table:table-cell table:number-columns-repeated="16361"/>
        </table:table-row>
        <table:table-row table:style-name="ro1">
          <table:table-cell office:value-type="string" office:string-value="  &lt;card id=~a4993aa7-9398-441f-a40d-c686b9fcc34e~ name=~Hidden Glamour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Frothing Sea or if you have a Glamour Sorcerer on Board) Crew Attachment (You may not attach this card to a Crew with the Glamour trait): This Crew has the trait Glamour 1.~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a4993aa7-9398-441f-a40d-c686b9fcc34e~ name=~Hidden Glamour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Frothing Sea or if you have a Glamour Sorcerer on Board) Crew Attachment (You may not attach this card to a Crew with the Glamour trait): This Crew has the trait Glamour 1.~ /&gt;&lt;/card&gt;</text:p>
          </table:table-cell>
          <table:table-cell office:value-type="string" office:string-value=" &lt;Relationship Target=~/cards/HE_hiddenglamourheritage.jpg~ Id=~Ca4993aa7-9398-441f-a40d-c686b9fcc34e~ Type=~http://schemas.octgn.org/picture~/&gt;" table:formula="of:=CONCATENATE(&quot; &lt;Relationship Target=~/cards/&quot;;[.D25];&quot;.jpg~ Id=~C&quot;;[.C25];&quot;~ Type=~http://schemas.octgn.org/picture~/&gt;&quot;)" table:style-name="ce1">
            <text:p><text:s/>&lt;Relationship Target=~/cards/HE_hiddenglamourheritage.jpg~ Id=~Ca4993aa7-9398-441f-a40d-c686b9fcc34e~ Type=~http://schemas.octgn.org/picture~/&gt;</text:p>
          </table:table-cell>
          <table:table-cell office:value-type="string" table:style-name="ce1">
            <text:p>a4993aa7-9398-441f-a40d-c686b9fcc34e</text:p>
          </table:table-cell>
          <table:table-cell office:value-type="string" table:style-name="ce1">
            <text:p>HE_hiddenglamourheritage</text:p>
          </table:table-cell>
          <table:table-cell office:value-type="string" table:style-name="ce1">
            <text:p>Hidden Glamour Heritag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5 Adventuring (3 if completed in Frothing Sea or if you have a Glamour Sorcerer on Board) Crew Attachment (You may not attach this card to a Crew with the Glamour trait): This Crew has the trait Glamour 1.</text:p>
          </table:table-cell>
          <table:table-cell table:number-columns-repeated="16361"/>
        </table:table-row>
        <table:table-row table:style-name="ro1">
          <table:table-cell office:value-type="string" office:string-value="  &lt;card id=~699fd856-9eec-48e6-a26f-827fb04da48a~ name=~Hidden Laerdom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Trade Sea or if you have a Laerdom Sorcerer on Board) Crew Attachment (You may not attach this card to a Crew with the Laerdom trait): This Crew has the trait Laerdom 1.~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699fd856-9eec-48e6-a26f-827fb04da48a~ name=~Hidden Laerdom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Trade Sea or if you have a Laerdom Sorcerer on Board) Crew Attachment (You may not attach this card to a Crew with the Laerdom trait): This Crew has the trait Laerdom 1.~ /&gt;&lt;/card&gt;</text:p>
          </table:table-cell>
          <table:table-cell office:value-type="string" office:string-value=" &lt;Relationship Target=~/cards/HE_hiddenlaerdomheritage.jpg~ Id=~C699fd856-9eec-48e6-a26f-827fb04da48a~ Type=~http://schemas.octgn.org/picture~/&gt;" table:formula="of:=CONCATENATE(&quot; &lt;Relationship Target=~/cards/&quot;;[.D26];&quot;.jpg~ Id=~C&quot;;[.C26];&quot;~ Type=~http://schemas.octgn.org/picture~/&gt;&quot;)" table:style-name="ce1">
            <text:p><text:s/>&lt;Relationship Target=~/cards/HE_hiddenlaerdomheritage.jpg~ Id=~C699fd856-9eec-48e6-a26f-827fb04da48a~ Type=~http://schemas.octgn.org/picture~/&gt;</text:p>
          </table:table-cell>
          <table:table-cell office:value-type="string" table:style-name="ce1">
            <text:p>699fd856-9eec-48e6-a26f-827fb04da48a</text:p>
          </table:table-cell>
          <table:table-cell office:value-type="string" table:style-name="ce1">
            <text:p>HE_hiddenlaerdomheritage</text:p>
          </table:table-cell>
          <table:table-cell office:value-type="string" table:style-name="ce1">
            <text:p>Hidden Laerdom Heritag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5 Adventuring (3 if completed in the Trade Sea or if you have a Laerdom Sorcerer on Board) Crew Attachment (You may not attach this card to a Crew with the Laerdom trait): This Crew has the trait Laerdom 1.</text:p>
          </table:table-cell>
          <table:table-cell table:number-columns-repeated="16361"/>
        </table:table-row>
        <table:table-row table:style-name="ro1">
          <table:table-cell office:value-type="string" office:string-value="  &lt;card id=~a061b905-b4a8-42db-a6f4-f8ad839941f1~ name=~Hidden Porte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La Boca or if you have a Porte Sorcerer on Board) Crew Attachment (You may not attach this card to a Crew with the Porte trait): This Crew has the trait Porte 1.~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a061b905-b4a8-42db-a6f4-f8ad839941f1~ name=~Hidden Porte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La Boca or if you have a Porte Sorcerer on Board) Crew Attachment (You may not attach this card to a Crew with the Porte trait): This Crew has the trait Porte 1.~ /&gt;&lt;/card&gt;</text:p>
          </table:table-cell>
          <table:table-cell office:value-type="string" office:string-value=" &lt;Relationship Target=~/cards/HE_hiddenporteheritage.jpg~ Id=~Ca061b905-b4a8-42db-a6f4-f8ad839941f1~ Type=~http://schemas.octgn.org/picture~/&gt;" table:formula="of:=CONCATENATE(&quot; &lt;Relationship Target=~/cards/&quot;;[.D27];&quot;.jpg~ Id=~C&quot;;[.C27];&quot;~ Type=~http://schemas.octgn.org/picture~/&gt;&quot;)" table:style-name="ce1">
            <text:p><text:s/>&lt;Relationship Target=~/cards/HE_hiddenporteheritage.jpg~ Id=~Ca061b905-b4a8-42db-a6f4-f8ad839941f1~ Type=~http://schemas.octgn.org/picture~/&gt;</text:p>
          </table:table-cell>
          <table:table-cell office:value-type="string" table:style-name="ce1">
            <text:p>a061b905-b4a8-42db-a6f4-f8ad839941f1</text:p>
          </table:table-cell>
          <table:table-cell office:value-type="string" table:style-name="ce1">
            <text:p>HE_hiddenporteheritage</text:p>
          </table:table-cell>
          <table:table-cell office:value-type="string" table:style-name="ce1">
            <text:p>Hidden Porte Heritag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5 Adventuring (3 if completed in La Boca or if you have a Porte Sorcerer on Board) Crew Attachment (You may not attach this card to a Crew with the Porte trait): This Crew has the trait Porte 1.</text:p>
          </table:table-cell>
          <table:table-cell table:number-columns-repeated="16361"/>
        </table:table-row>
        <table:table-row table:style-name="ro1">
          <table:table-cell office:value-type="string" office:string-value="  &lt;card id=~b969de0c-2c01-47a1-8703-47932d25030a~ name=~Hidden Pyeryem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Mirror or if you have a Pyeryem Sorcerer on Board) Crew Attachment (You may not attach this card to a Crew with the Pyeryem trait): This Crew has the trait Pyeryem 1.~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b969de0c-2c01-47a1-8703-47932d25030a~ name=~Hidden Pyeryem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Mirror or if you have a Pyeryem Sorcerer on Board) Crew Attachment (You may not attach this card to a Crew with the Pyeryem trait): This Crew has the trait Pyeryem 1.~ /&gt;&lt;/card&gt;</text:p>
          </table:table-cell>
          <table:table-cell office:value-type="string" office:string-value=" &lt;Relationship Target=~/cards/HE_hiddenpyeryemheritage.jpg~ Id=~Cb969de0c-2c01-47a1-8703-47932d25030a~ Type=~http://schemas.octgn.org/picture~/&gt;" table:formula="of:=CONCATENATE(&quot; &lt;Relationship Target=~/cards/&quot;;[.D28];&quot;.jpg~ Id=~C&quot;;[.C28];&quot;~ Type=~http://schemas.octgn.org/picture~/&gt;&quot;)" table:style-name="ce1">
            <text:p><text:s/>&lt;Relationship Target=~/cards/HE_hiddenpyeryemheritage.jpg~ Id=~Cb969de0c-2c01-47a1-8703-47932d25030a~ Type=~http://schemas.octgn.org/picture~/&gt;</text:p>
          </table:table-cell>
          <table:table-cell office:value-type="string" table:style-name="ce1">
            <text:p>b969de0c-2c01-47a1-8703-47932d25030a</text:p>
          </table:table-cell>
          <table:table-cell office:value-type="string" table:style-name="ce1">
            <text:p>HE_hiddenpyeryemheritage</text:p>
          </table:table-cell>
          <table:table-cell office:value-type="string" table:style-name="ce1">
            <text:p>Hidden Pyeryem Heritag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5 Adventuring (3 if completed in The Mirror or if you have a Pyeryem Sorcerer on Board) Crew Attachment (You may not attach this card to a Crew with the Pyeryem trait): This Crew has the trait Pyeryem 1.</text:p>
          </table:table-cell>
          <table:table-cell table:number-columns-repeated="16361"/>
        </table:table-row>
        <table:table-row table:style-name="ro1">
          <table:table-cell office:value-type="string" office:string-value="  &lt;card id=~19297920-837a-4c1e-8e87-f91a67ddfb53~ name=~Hit to the Deck~&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Attach this card to your Ship as a Damage Attachment to absorb 4 Hits. While this card is attached you may not bring Crew cards into play. You may sink this Attachment by paying 4 Swashbuckling as an Action. You may not sink or discard this card with other card effects.~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19297920-837a-4c1e-8e87-f91a67ddfb53~ name=~Hit to the Deck~&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Attach this card to your Ship as a Damage Attachment to absorb 4 Hits. While this card is attached you may not bring Crew cards into play. You may sink this Attachment by paying 4 Swashbuckling as an Action. You may not sink or discard this card with other card effects.~ /&gt;&lt;/card&gt;</text:p>
          </table:table-cell>
          <table:table-cell office:value-type="string" office:string-value=" &lt;Relationship Target=~/cards/HE_hittothedeck.jpg~ Id=~C19297920-837a-4c1e-8e87-f91a67ddfb53~ Type=~http://schemas.octgn.org/picture~/&gt;" table:formula="of:=CONCATENATE(&quot; &lt;Relationship Target=~/cards/&quot;;[.D29];&quot;.jpg~ Id=~C&quot;;[.C29];&quot;~ Type=~http://schemas.octgn.org/picture~/&gt;&quot;)" table:style-name="ce1">
            <text:p><text:s/>&lt;Relationship Target=~/cards/HE_hittothedeck.jpg~ Id=~C19297920-837a-4c1e-8e87-f91a67ddfb53~ Type=~http://schemas.octgn.org/picture~/&gt;</text:p>
          </table:table-cell>
          <table:table-cell office:value-type="string" table:style-name="ce1">
            <text:p>19297920-837a-4c1e-8e87-f91a67ddfb53</text:p>
          </table:table-cell>
          <table:table-cell office:value-type="string" table:style-name="ce1">
            <text:p>HE_hittothedeck</text:p>
          </table:table-cell>
          <table:table-cell office:value-type="string" table:style-name="ce1">
            <text:p>Hit to the Deck</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when you are suffering Hits. Attach this card to your Ship as a Damage Attachment to absorb 4 Hits. While this card is attached you may not bring Crew cards into play. You may sink this Attachment by paying 4 Swashbuckling as an Action. You may not sink or discard this card with other card effects.</text:p>
          </table:table-cell>
          <table:table-cell table:number-columns-repeated="16361"/>
        </table:table-row>
        <table:table-row table:style-name="ro1">
          <table:table-cell office:value-type="string" office:string-value="  &lt;card id=~c1935a5e-90c3-4649-89fd-e6660bf992a3~ name=~Ilya &amp;quot;Gadalka&amp;quot; Letinovich~&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0~ /&gt;&lt;property name=~Swashbuckling~ value=~2~ /&gt;&lt;property name=~Crew Max.~ value=~~ /&gt;&lt;property name=~Move Cost~ value=~~ /&gt;&lt;property name=~Faction~ value=~Vesten~ /&gt;&lt;property name=~Text~ value=~Gunner • Pyeryem 0~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c1935a5e-90c3-4649-89fd-e6660bf992a3~ name=~Ilya &amp;quot;Gadalka&amp;quot; Letinovich~&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0~ /&gt;&lt;property name=~Swashbuckling~ value=~2~ /&gt;&lt;property name=~Crew Max.~ value=~~ /&gt;&lt;property name=~Move Cost~ value=~~ /&gt;&lt;property name=~Faction~ value=~Vesten~ /&gt;&lt;property name=~Text~ value=~Gunner • Pyeryem 0~ /&gt;&lt;/card&gt;</text:p>
          </table:table-cell>
          <table:table-cell office:value-type="string" office:string-value=" &lt;Relationship Target=~/cards/HE_ilyagadalkaletinovich.jpg~ Id=~Cc1935a5e-90c3-4649-89fd-e6660bf992a3~ Type=~http://schemas.octgn.org/picture~/&gt;" table:formula="of:=CONCATENATE(&quot; &lt;Relationship Target=~/cards/&quot;;[.D30];&quot;.jpg~ Id=~C&quot;;[.C30];&quot;~ Type=~http://schemas.octgn.org/picture~/&gt;&quot;)" table:style-name="ce1">
            <text:p><text:s/>&lt;Relationship Target=~/cards/HE_ilyagadalkaletinovich.jpg~ Id=~Cc1935a5e-90c3-4649-89fd-e6660bf992a3~ Type=~http://schemas.octgn.org/picture~/&gt;</text:p>
          </table:table-cell>
          <table:table-cell office:value-type="string" table:style-name="ce1">
            <text:p>c1935a5e-90c3-4649-89fd-e6660bf992a3</text:p>
          </table:table-cell>
          <table:table-cell office:value-type="string" table:style-name="ce1">
            <text:p>HE_ilyagadalkaletinovich</text:p>
          </table:table-cell>
          <table:table-cell office:value-type="string" table:style-name="ce1">
            <text:p>Ilya &amp;quot;Gadalka&amp;quot; Letinovich</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Gunner • Pyeryem 0</text:p>
          </table:table-cell>
          <table:table-cell table:number-columns-repeated="16361"/>
        </table:table-row>
        <table:table-row table:style-name="ro1">
          <table:table-cell office:value-type="string" office:string-value="  &lt;card id=~baab7c14-e8e6-44e9-a36f-a3a51db5e0eb~ name=~Inquisition Witch Hunt~&gt;&lt;property name=~Rarity~ value=~U~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tack all Sorcery Knacks and non-Captain Sorcerers in play.~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baab7c14-e8e6-44e9-a36f-a3a51db5e0eb~ name=~Inquisition Witch Hunt~&gt;&lt;property name=~Rarity~ value=~U~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tack all Sorcery Knacks and non-Captain Sorcerers in play.~ /&gt;&lt;/card&gt;</text:p>
          </table:table-cell>
          <table:table-cell office:value-type="string" office:string-value=" &lt;Relationship Target=~/cards/HE_inquisitionwitchhunt.jpg~ Id=~Cbaab7c14-e8e6-44e9-a36f-a3a51db5e0eb~ Type=~http://schemas.octgn.org/picture~/&gt;" table:formula="of:=CONCATENATE(&quot; &lt;Relationship Target=~/cards/&quot;;[.D31];&quot;.jpg~ Id=~C&quot;;[.C31];&quot;~ Type=~http://schemas.octgn.org/picture~/&gt;&quot;)" table:style-name="ce1">
            <text:p><text:s/>&lt;Relationship Target=~/cards/HE_inquisitionwitchhunt.jpg~ Id=~Cbaab7c14-e8e6-44e9-a36f-a3a51db5e0eb~ Type=~http://schemas.octgn.org/picture~/&gt;</text:p>
          </table:table-cell>
          <table:table-cell office:value-type="string" table:style-name="ce1">
            <text:p>baab7c14-e8e6-44e9-a36f-a3a51db5e0eb</text:p>
          </table:table-cell>
          <table:table-cell office:value-type="string" table:style-name="ce1">
            <text:p>HE_inquisitionwitchhunt</text:p>
          </table:table-cell>
          <table:table-cell office:value-type="string" table:style-name="ce1">
            <text:p>Inquisition Witch Hunt</text:p>
          </table:table-cell>
          <table:table-cell office:value-type="string" table:style-name="ce1">
            <text:p>U</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d tack all Sorcery Knacks and non-Captain Sorcerers in play.</text:p>
          </table:table-cell>
          <table:table-cell table:number-columns-repeated="16361"/>
        </table:table-row>
        <table:table-row table:style-name="ro1">
          <table:table-cell office:value-type="string" office:string-value="  &lt;card id=~03fbdd8a-e00c-49ff-b442-456b8e02202c~ name=~Into the Tower~&gt;&lt;property name=~Rarity~ value=~U~ /&gt;&lt;property name=~Type~ value=~chanteys~ /&gt;&lt;property name=~Cost~ value=~~ /&gt;&lt;property name=~Cost Type~ value=~~ /&gt;&lt;property name=~Cancel~ value=~2~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are considered to have the following ability: Act: Once per turn, tack your Captain to search your deck for a card with the Oath trait. Show it to your opponent(s) and place it in your hand.~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03fbdd8a-e00c-49ff-b442-456b8e02202c~ name=~Into the Tower~&gt;&lt;property name=~Rarity~ value=~U~ /&gt;&lt;property name=~Type~ value=~chanteys~ /&gt;&lt;property name=~Cost~ value=~~ /&gt;&lt;property name=~Cost Type~ value=~~ /&gt;&lt;property name=~Cancel~ value=~2~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are considered to have the following ability: Act: Once per turn, tack your Captain to search your deck for a card with the Oath trait. Show it to your opponent(s) and place it in your hand.~ /&gt;&lt;/card&gt;</text:p>
          </table:table-cell>
          <table:table-cell office:value-type="string" office:string-value=" &lt;Relationship Target=~/cards/HE_intothetower.jpg~ Id=~C03fbdd8a-e00c-49ff-b442-456b8e02202c~ Type=~http://schemas.octgn.org/picture~/&gt;" table:formula="of:=CONCATENATE(&quot; &lt;Relationship Target=~/cards/&quot;;[.D32];&quot;.jpg~ Id=~C&quot;;[.C32];&quot;~ Type=~http://schemas.octgn.org/picture~/&gt;&quot;)" table:style-name="ce1">
            <text:p><text:s/>&lt;Relationship Target=~/cards/HE_intothetower.jpg~ Id=~C03fbdd8a-e00c-49ff-b442-456b8e02202c~ Type=~http://schemas.octgn.org/picture~/&gt;</text:p>
          </table:table-cell>
          <table:table-cell office:value-type="string" table:style-name="ce1">
            <text:p>03fbdd8a-e00c-49ff-b442-456b8e02202c</text:p>
          </table:table-cell>
          <table:table-cell office:value-type="string" table:style-name="ce1">
            <text:p>HE_intothetower</text:p>
          </table:table-cell>
          <table:table-cell office:value-type="string" table:style-name="ce1">
            <text:p>Into the Tower</text:p>
          </table:table-cell>
          <table:table-cell office:value-type="string" table:style-name="ce1">
            <text:p>U</text:p>
          </table:table-cell>
          <table:table-cell office:value-type="string" table:style-name="ce1">
            <text:p>chanteys</text:p>
          </table:table-cell>
          <table:table-cell table:number-columns-repeated="2" table:style-name="ce1"/>
          <table:table-cell office:value-type="float" office:value="2" table:style-name="ce1">
            <text:p>2</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ll Captains are considered to have the following ability: Act: Once per turn, tack your Captain to search your deck for a card with the Oath trait. Show it to your opponent(s) and place it in your hand.</text:p>
          </table:table-cell>
          <table:table-cell table:number-columns-repeated="16361"/>
        </table:table-row>
        <table:table-row table:style-name="ro1">
          <table:table-cell office:value-type="string" office:string-value="  &lt;card id=~798ae298-0078-4a3c-abb2-5478614ec190~ name=~Iron Mask~&gt;&lt;property name=~Rarity~ value=~C~ /&gt;&lt;property name=~Type~ value=~actions~ /&gt;&lt;property name=~Cost~ value=~4~ /&gt;&lt;property name=~Cost Type~ value=~Sw~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Attach this card to one of your Villainous Crew without a Face attachment to absorb 2 Hits. This card has the Face trait, and gives the attached Crew the trait Fear 1. If the Crew already has the Fear trait, that Crew gains +1 to their Fear. A Crew may not have more than one Face attachment.~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798ae298-0078-4a3c-abb2-5478614ec190~ name=~Iron Mask~&gt;&lt;property name=~Rarity~ value=~C~ /&gt;&lt;property name=~Type~ value=~actions~ /&gt;&lt;property name=~Cost~ value=~4~ /&gt;&lt;property name=~Cost Type~ value=~Sw~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Attach this card to one of your Villainous Crew without a Face attachment to absorb 2 Hits. This card has the Face trait, and gives the attached Crew the trait Fear 1. If the Crew already has the Fear trait, that Crew gains +1 to their Fear. A Crew may not have more than one Face attachment.~ /&gt;&lt;/card&gt;</text:p>
          </table:table-cell>
          <table:table-cell office:value-type="string" office:string-value=" &lt;Relationship Target=~/cards/HE_ironmask.jpg~ Id=~C798ae298-0078-4a3c-abb2-5478614ec190~ Type=~http://schemas.octgn.org/picture~/&gt;" table:formula="of:=CONCATENATE(&quot; &lt;Relationship Target=~/cards/&quot;;[.D33];&quot;.jpg~ Id=~C&quot;;[.C33];&quot;~ Type=~http://schemas.octgn.org/picture~/&gt;&quot;)" table:style-name="ce1">
            <text:p><text:s/>&lt;Relationship Target=~/cards/HE_ironmask.jpg~ Id=~C798ae298-0078-4a3c-abb2-5478614ec190~ Type=~http://schemas.octgn.org/picture~/&gt;</text:p>
          </table:table-cell>
          <table:table-cell office:value-type="string" table:style-name="ce1">
            <text:p>798ae298-0078-4a3c-abb2-5478614ec190</text:p>
          </table:table-cell>
          <table:table-cell office:value-type="string" table:style-name="ce1">
            <text:p>HE_ironmask</text:p>
          </table:table-cell>
          <table:table-cell office:value-type="string" table:style-name="ce1">
            <text:p>Iron Mask</text:p>
          </table:table-cell>
          <table:table-cell office:value-type="string" table:style-name="ce1">
            <text:p>C</text:p>
          </table:table-cell>
          <table:table-cell office:value-type="string" table:style-name="ce1">
            <text:p>actions</text:p>
          </table:table-cell>
          <table:table-cell office:value-type="float" office:value="4" table:style-name="ce1">
            <text:p>4</text:p>
          </table:table-cell>
          <table:table-cell office:value-type="string" table:style-name="ce1">
            <text:p>Sw</text:p>
          </table:table-cell>
          <table:table-cell table:number-columns-repeated="3"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suffer Hits. Attach this card to one of your Villainous Crew without a Face attachment to absorb 2 Hits. This card has the Face trait, and gives the attached Crew the trait Fear 1. If the Crew already has the Fear trait, that Crew gains +1 to their Fear. A Crew may not have more than one Face attachment.</text:p>
          </table:table-cell>
          <table:table-cell table:number-columns-repeated="16361"/>
        </table:table-row>
        <table:table-row table:style-name="ro1">
          <table:table-cell office:value-type="string" office:string-value="  &lt;card id=~2465b04f-af53-4867-8193-b29e4b9ad120~ name=~James Stiller~&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Unique • Heroic • Loyal When hiring James, you may pay an additional 3 Influence to give him the trait: Swordsman +2 and +1 Swashbuckling until the end of the game.~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2465b04f-af53-4867-8193-b29e4b9ad120~ name=~James Stiller~&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Unique • Heroic • Loyal When hiring James, you may pay an additional 3 Influence to give him the trait: Swordsman +2 and +1 Swashbuckling until the end of the game.~ /&gt;&lt;/card&gt;</text:p>
          </table:table-cell>
          <table:table-cell office:value-type="string" office:string-value=" &lt;Relationship Target=~/cards/HE_jamesstiller.jpg~ Id=~C2465b04f-af53-4867-8193-b29e4b9ad120~ Type=~http://schemas.octgn.org/picture~/&gt;" table:formula="of:=CONCATENATE(&quot; &lt;Relationship Target=~/cards/&quot;;[.D34];&quot;.jpg~ Id=~C&quot;;[.C34];&quot;~ Type=~http://schemas.octgn.org/picture~/&gt;&quot;)" table:style-name="ce1">
            <text:p><text:s/>&lt;Relationship Target=~/cards/HE_jamesstiller.jpg~ Id=~C2465b04f-af53-4867-8193-b29e4b9ad120~ Type=~http://schemas.octgn.org/picture~/&gt;</text:p>
          </table:table-cell>
          <table:table-cell office:value-type="string" table:style-name="ce1">
            <text:p>2465b04f-af53-4867-8193-b29e4b9ad120</text:p>
          </table:table-cell>
          <table:table-cell office:value-type="string" table:style-name="ce1">
            <text:p>HE_jamesstiller</text:p>
          </table:table-cell>
          <table:table-cell office:value-type="string" table:style-name="ce1">
            <text:p>James Stiller</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Unique • Heroic • Loyal When hiring James, you may pay an additional 3 Influence to give him the trait: Swordsman +2 and +1 Swashbuckling until the end of the game.</text:p>
          </table:table-cell>
          <table:table-cell table:number-columns-repeated="16361"/>
        </table:table-row>
        <table:table-row table:style-name="ro1">
          <table:table-cell office:value-type="string" office:string-value="  &lt;card id=~80b21468-8cdb-4d75-98c5-1b6d2ede192a~ name=~Josephina Culpepp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2~ /&gt;&lt;property name=~Influence~ value=~0~ /&gt;&lt;property name=~Swashbuckling~ value=~2~ /&gt;&lt;property name=~Crew Max.~ value=~~ /&gt;&lt;property name=~Move Cost~ value=~~ /&gt;&lt;property name=~Faction~ value=~Crimson Rogers~ /&gt;&lt;property name=~Text~ value=~Villainous • Glamour 0~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80b21468-8cdb-4d75-98c5-1b6d2ede192a~ name=~Josephina Culpepp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2~ /&gt;&lt;property name=~Influence~ value=~0~ /&gt;&lt;property name=~Swashbuckling~ value=~2~ /&gt;&lt;property name=~Crew Max.~ value=~~ /&gt;&lt;property name=~Move Cost~ value=~~ /&gt;&lt;property name=~Faction~ value=~Crimson Rogers~ /&gt;&lt;property name=~Text~ value=~Villainous • Glamour 0~ /&gt;&lt;/card&gt;</text:p>
          </table:table-cell>
          <table:table-cell office:value-type="string" office:string-value=" &lt;Relationship Target=~/cards/HE_josephinaculpepper.jpg~ Id=~C80b21468-8cdb-4d75-98c5-1b6d2ede192a~ Type=~http://schemas.octgn.org/picture~/&gt;" table:formula="of:=CONCATENATE(&quot; &lt;Relationship Target=~/cards/&quot;;[.D35];&quot;.jpg~ Id=~C&quot;;[.C35];&quot;~ Type=~http://schemas.octgn.org/picture~/&gt;&quot;)" table:style-name="ce1">
            <text:p><text:s/>&lt;Relationship Target=~/cards/HE_josephinaculpepper.jpg~ Id=~C80b21468-8cdb-4d75-98c5-1b6d2ede192a~ Type=~http://schemas.octgn.org/picture~/&gt;</text:p>
          </table:table-cell>
          <table:table-cell office:value-type="string" table:style-name="ce1">
            <text:p>80b21468-8cdb-4d75-98c5-1b6d2ede192a</text:p>
          </table:table-cell>
          <table:table-cell office:value-type="string" table:style-name="ce1">
            <text:p>HE_josephinaculpepper</text:p>
          </table:table-cell>
          <table:table-cell office:value-type="string" table:style-name="ce1">
            <text:p>Josephina Culpepper</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1">
            <text:p>Villainous • Glamour 0</text:p>
          </table:table-cell>
          <table:table-cell table:number-columns-repeated="16361"/>
        </table:table-row>
        <table:table-row table:style-name="ro1">
          <table:table-cell office:value-type="string" office:string-value="  &lt;card id=~aa44c697-1d77-48f0-bf57-523c9acfd5ab~ name=~J.P. Wardbraddon~&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1~ /&gt;&lt;property name=~Crew Max.~ value=~~ /&gt;&lt;property name=~Move Cost~ value=~~ /&gt;&lt;property name=~Faction~ value=~Sea Dogs~ /&gt;&lt;property name=~Text~ value=~Unique • Heroic • Loyal When hiring J.P., you may pay an additional 3 Influence to give him the trait Glamour 1 and +3 Influence until the end of the game.~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aa44c697-1d77-48f0-bf57-523c9acfd5ab~ name=~J.P. Wardbraddon~&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1~ /&gt;&lt;property name=~Crew Max.~ value=~~ /&gt;&lt;property name=~Move Cost~ value=~~ /&gt;&lt;property name=~Faction~ value=~Sea Dogs~ /&gt;&lt;property name=~Text~ value=~Unique • Heroic • Loyal When hiring J.P., you may pay an additional 3 Influence to give him the trait Glamour 1 and +3 Influence until the end of the game.~ /&gt;&lt;/card&gt;</text:p>
          </table:table-cell>
          <table:table-cell office:value-type="string" office:string-value=" &lt;Relationship Target=~/cards/HE_jpwardbraddon.jpg~ Id=~Caa44c697-1d77-48f0-bf57-523c9acfd5ab~ Type=~http://schemas.octgn.org/picture~/&gt;" table:formula="of:=CONCATENATE(&quot; &lt;Relationship Target=~/cards/&quot;;[.D36];&quot;.jpg~ Id=~C&quot;;[.C36];&quot;~ Type=~http://schemas.octgn.org/picture~/&gt;&quot;)" table:style-name="ce1">
            <text:p><text:s/>&lt;Relationship Target=~/cards/HE_jpwardbraddon.jpg~ Id=~Caa44c697-1d77-48f0-bf57-523c9acfd5ab~ Type=~http://schemas.octgn.org/picture~/&gt;</text:p>
          </table:table-cell>
          <table:table-cell office:value-type="string" table:style-name="ce1">
            <text:p>aa44c697-1d77-48f0-bf57-523c9acfd5ab</text:p>
          </table:table-cell>
          <table:table-cell office:value-type="string" table:style-name="ce1">
            <text:p>HE_jpwardbraddon</text:p>
          </table:table-cell>
          <table:table-cell office:value-type="string" table:style-name="ce1">
            <text:p>J.P. Wardbraddon</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Sea Dogs</text:p>
          </table:table-cell>
          <table:table-cell office:value-type="string" table:style-name="ce1">
            <text:p>Unique • Heroic • Loyal When hiring J.P., you may pay an additional 3 Influence to give him the trait Glamour 1 and +3 Influence until the end of the game.</text:p>
          </table:table-cell>
          <table:table-cell table:number-columns-repeated="16361"/>
        </table:table-row>
        <table:table-row table:style-name="ro1">
          <table:table-cell office:value-type="string" office:string-value="  &lt;card id=~8c78be11-4af3-4228-ae75-6a1629c73404~ name=~Korintine Nicolovich~&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3~ /&gt;&lt;property name=~Influence~ value=~3~ /&gt;&lt;property name=~Swashbuckling~ value=~3~ /&gt;&lt;property name=~Crew Max.~ value=~~ /&gt;&lt;property name=~Move Cost~ value=~~ /&gt;&lt;property name=~Faction~ value=~Explorer's Society~ /&gt;&lt;property name=~Text~ value=~Experienced • Unique • Loyal First Mate • Pyeryem 2 When Korintine is Experienced or Hired you may search your deck and discard pile for an Attachment card that is a Pyeryem Knack, attach it to Korintine and then shuffle your deck.~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8c78be11-4af3-4228-ae75-6a1629c73404~ name=~Korintine Nicolovich~&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3~ /&gt;&lt;property name=~Influence~ value=~3~ /&gt;&lt;property name=~Swashbuckling~ value=~3~ /&gt;&lt;property name=~Crew Max.~ value=~~ /&gt;&lt;property name=~Move Cost~ value=~~ /&gt;&lt;property name=~Faction~ value=~Explorer's Society~ /&gt;&lt;property name=~Text~ value=~Experienced • Unique • Loyal First Mate • Pyeryem 2 When Korintine is Experienced or Hired you may search your deck and discard pile for an Attachment card that is a Pyeryem Knack, attach it to Korintine and then shuffle your deck.~ /&gt;&lt;/card&gt;</text:p>
          </table:table-cell>
          <table:table-cell office:value-type="string" office:string-value=" &lt;Relationship Target=~/cards/HE_korintinenicolovichx.jpg~ Id=~C8c78be11-4af3-4228-ae75-6a1629c73404~ Type=~http://schemas.octgn.org/picture~/&gt;" table:formula="of:=CONCATENATE(&quot; &lt;Relationship Target=~/cards/&quot;;[.D37];&quot;.jpg~ Id=~C&quot;;[.C37];&quot;~ Type=~http://schemas.octgn.org/picture~/&gt;&quot;)" table:style-name="ce1">
            <text:p><text:s/>&lt;Relationship Target=~/cards/HE_korintinenicolovichx.jpg~ Id=~C8c78be11-4af3-4228-ae75-6a1629c73404~ Type=~http://schemas.octgn.org/picture~/&gt;</text:p>
          </table:table-cell>
          <table:table-cell office:value-type="string" table:style-name="ce1">
            <text:p>8c78be11-4af3-4228-ae75-6a1629c73404</text:p>
          </table:table-cell>
          <table:table-cell office:value-type="string" table:style-name="ce1">
            <text:p>HE_korintinenicolovichx</text:p>
          </table:table-cell>
          <table:table-cell office:value-type="string" table:style-name="ce1">
            <text:p>Korintine Nicolovich</text:p>
          </table:table-cell>
          <table:table-cell office:value-type="string" table:style-name="ce1">
            <text:p>F</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2" table:style-name="ce1"/>
          <table:table-cell office:value-type="string" table:style-name="ce1">
            <text:p>Explorer's Society</text:p>
          </table:table-cell>
          <table:table-cell office:value-type="string" table:style-name="ce1">
            <text:p>Experienced • Unique • Loyal First Mate • Pyeryem 2 When Korintine is Experienced or Hired you may search your deck and discard pile for an Attachment card that is a Pyeryem Knack, attach it to Korintine and then shuffle your deck.</text:p>
          </table:table-cell>
          <table:table-cell table:number-columns-repeated="16361"/>
        </table:table-row>
        <table:table-row table:style-name="ro1">
          <table:table-cell office:value-type="string" office:string-value="  &lt;card id=~043ff9cf-bb4d-435c-a667-f28ed0e3cde4~ name=~A Little On-Shore Help~&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dventuring. Tack one of your Ally cards in this Sea to produce 4 Adventuring~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043ff9cf-bb4d-435c-a667-f28ed0e3cde4~ name=~A Little On-Shore Help~&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dventuring. Tack one of your Ally cards in this Sea to produce 4 Adventuring~ /&gt;&lt;/card&gt;</text:p>
          </table:table-cell>
          <table:table-cell office:value-type="string" office:string-value=" &lt;Relationship Target=~/cards/HE_littleonshorehelp.jpg~ Id=~C043ff9cf-bb4d-435c-a667-f28ed0e3cde4~ Type=~http://schemas.octgn.org/picture~/&gt;" table:formula="of:=CONCATENATE(&quot; &lt;Relationship Target=~/cards/&quot;;[.D38];&quot;.jpg~ Id=~C&quot;;[.C38];&quot;~ Type=~http://schemas.octgn.org/picture~/&gt;&quot;)" table:style-name="ce1">
            <text:p><text:s/>&lt;Relationship Target=~/cards/HE_littleonshorehelp.jpg~ Id=~C043ff9cf-bb4d-435c-a667-f28ed0e3cde4~ Type=~http://schemas.octgn.org/picture~/&gt;</text:p>
          </table:table-cell>
          <table:table-cell office:value-type="string" table:style-name="ce1">
            <text:p>043ff9cf-bb4d-435c-a667-f28ed0e3cde4</text:p>
          </table:table-cell>
          <table:table-cell office:value-type="string" table:style-name="ce1">
            <text:p>HE_littleonshorehelp</text:p>
          </table:table-cell>
          <table:table-cell office:value-type="string" table:style-name="ce1">
            <text:p>A Little On-Shore Help</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paying Adventuring. Tack one of your Ally cards in this Sea to produce 4 Adventuring</text:p>
          </table:table-cell>
          <table:table-cell table:number-columns-repeated="16361"/>
        </table:table-row>
        <table:table-row table:style-name="ro1">
          <table:table-cell office:value-type="string" office:string-value="  &lt;card id=~46709c00-e219-4317-8d3c-961e6d3fb1a6~ name=~Local Assistanc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Unique Act: Tack this card to target another Ship in this Sea. If you are in your Captain’s Starting Sea, inflict 3 Hits on the target Ship.~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46709c00-e219-4317-8d3c-961e6d3fb1a6~ name=~Local Assistanc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Unique Act: Tack this card to target another Ship in this Sea. If you are in your Captain’s Starting Sea, inflict 3 Hits on the target Ship.~ /&gt;&lt;/card&gt;</text:p>
          </table:table-cell>
          <table:table-cell office:value-type="string" office:string-value=" &lt;Relationship Target=~/cards/HE_localassistance.jpg~ Id=~C46709c00-e219-4317-8d3c-961e6d3fb1a6~ Type=~http://schemas.octgn.org/picture~/&gt;" table:formula="of:=CONCATENATE(&quot; &lt;Relationship Target=~/cards/&quot;;[.D39];&quot;.jpg~ Id=~C&quot;;[.C39];&quot;~ Type=~http://schemas.octgn.org/picture~/&gt;&quot;)" table:style-name="ce1">
            <text:p><text:s/>&lt;Relationship Target=~/cards/HE_localassistance.jpg~ Id=~C46709c00-e219-4317-8d3c-961e6d3fb1a6~ Type=~http://schemas.octgn.org/picture~/&gt;</text:p>
          </table:table-cell>
          <table:table-cell office:value-type="string" table:style-name="ce1">
            <text:p>46709c00-e219-4317-8d3c-961e6d3fb1a6</text:p>
          </table:table-cell>
          <table:table-cell office:value-type="string" table:style-name="ce1">
            <text:p>HE_localassistance</text:p>
          </table:table-cell>
          <table:table-cell office:value-type="string" table:style-name="ce1">
            <text:p>Local Assistance</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 Unique Act: Tack this card to target another Ship in this Sea. If you are in your Captain’s Starting Sea, inflict 3 Hits on the target Ship.</text:p>
          </table:table-cell>
          <table:table-cell table:number-columns-repeated="16361"/>
        </table:table-row>
        <table:table-row table:style-name="ro1">
          <table:table-cell office:value-type="string" office:string-value="  &lt;card id=~e3c51861-04bc-4111-9d49-446e1c74cf9c~ name=~Louis Fontain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2~ /&gt;&lt;property name=~Crew Max.~ value=~~ /&gt;&lt;property name=~Move Cost~ value=~~ /&gt;&lt;property name=~Faction~ value=~Corsairs~ /&gt;&lt;property name=~Text~ value=~Unique • Captive • Loyal When hiring Louis, you may pay an additional 3 Influence to give him +2 Sailing, +1 Swashbuckling and the Rower trait until the end of the game.~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e3c51861-04bc-4111-9d49-446e1c74cf9c~ name=~Louis Fontain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2~ /&gt;&lt;property name=~Crew Max.~ value=~~ /&gt;&lt;property name=~Move Cost~ value=~~ /&gt;&lt;property name=~Faction~ value=~Corsairs~ /&gt;&lt;property name=~Text~ value=~Unique • Captive • Loyal When hiring Louis, you may pay an additional 3 Influence to give him +2 Sailing, +1 Swashbuckling and the Rower trait until the end of the game.~ /&gt;&lt;/card&gt;</text:p>
          </table:table-cell>
          <table:table-cell office:value-type="string" office:string-value=" &lt;Relationship Target=~/cards/HE_louisfontaine.jpg~ Id=~Ce3c51861-04bc-4111-9d49-446e1c74cf9c~ Type=~http://schemas.octgn.org/picture~/&gt;" table:formula="of:=CONCATENATE(&quot; &lt;Relationship Target=~/cards/&quot;;[.D40];&quot;.jpg~ Id=~C&quot;;[.C40];&quot;~ Type=~http://schemas.octgn.org/picture~/&gt;&quot;)" table:style-name="ce1">
            <text:p><text:s/>&lt;Relationship Target=~/cards/HE_louisfontaine.jpg~ Id=~Ce3c51861-04bc-4111-9d49-446e1c74cf9c~ Type=~http://schemas.octgn.org/picture~/&gt;</text:p>
          </table:table-cell>
          <table:table-cell office:value-type="string" table:style-name="ce1">
            <text:p>e3c51861-04bc-4111-9d49-446e1c74cf9c</text:p>
          </table:table-cell>
          <table:table-cell office:value-type="string" table:style-name="ce1">
            <text:p>HE_louisfontaine</text:p>
          </table:table-cell>
          <table:table-cell office:value-type="string" table:style-name="ce1">
            <text:p>Louis Fontaine</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orsairs</text:p>
          </table:table-cell>
          <table:table-cell office:value-type="string" table:style-name="ce1">
            <text:p>Unique • Captive • Loyal When hiring Louis, you may pay an additional 3 Influence to give him +2 Sailing, +1 Swashbuckling and the Rower trait until the end of the game.</text:p>
          </table:table-cell>
          <table:table-cell table:number-columns-repeated="16361"/>
        </table:table-row>
        <table:table-row table:style-name="ro1">
          <table:table-cell office:value-type="string" office:string-value="  &lt;card id=~9d5ed756-16e9-4e89-9b50-e1cb60e44e0a~ name=~Lyin' John's Fate~&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n untacked Villainous Captain. Search an opponent’s discard pile and target a Crew card in that discard pile. Place that Crew card in that player’s sunk pile. Until the end of the turn, any player placing a Crew card in the discard pile must place that Crew in the sunk pile instead. Sink this card.~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9d5ed756-16e9-4e89-9b50-e1cb60e44e0a~ name=~Lyin' John's Fate~&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n untacked Villainous Captain. Search an opponent’s discard pile and target a Crew card in that discard pile. Place that Crew card in that player’s sunk pile. Until the end of the turn, any player placing a Crew card in the discard pile must place that Crew in the sunk pile instead. Sink this card.~ /&gt;&lt;/card&gt;</text:p>
          </table:table-cell>
          <table:table-cell office:value-type="string" office:string-value=" &lt;Relationship Target=~/cards/HE_lyinjohnsfate.jpg~ Id=~C9d5ed756-16e9-4e89-9b50-e1cb60e44e0a~ Type=~http://schemas.octgn.org/picture~/&gt;" table:formula="of:=CONCATENATE(&quot; &lt;Relationship Target=~/cards/&quot;;[.D41];&quot;.jpg~ Id=~C&quot;;[.C41];&quot;~ Type=~http://schemas.octgn.org/picture~/&gt;&quot;)" table:style-name="ce1">
            <text:p><text:s/>&lt;Relationship Target=~/cards/HE_lyinjohnsfate.jpg~ Id=~C9d5ed756-16e9-4e89-9b50-e1cb60e44e0a~ Type=~http://schemas.octgn.org/picture~/&gt;</text:p>
          </table:table-cell>
          <table:table-cell office:value-type="string" table:style-name="ce1">
            <text:p>9d5ed756-16e9-4e89-9b50-e1cb60e44e0a</text:p>
          </table:table-cell>
          <table:table-cell office:value-type="string" table:style-name="ce1">
            <text:p>HE_lyinjohnsfate</text:p>
          </table:table-cell>
          <table:table-cell office:value-type="string" table:style-name="ce1">
            <text:p>Lyin' John's Fate</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ay only play this card if you have an untacked Villainous Captain. Search an opponent’s discard pile and target a Crew card in that discard pile. Place that Crew card in that player’s sunk pile. Until the end of the turn, any player placing a Crew card in the discard pile must place that Crew in the sunk pile instead. Sink this card.</text:p>
          </table:table-cell>
          <table:table-cell table:number-columns-repeated="16361"/>
        </table:table-row>
        <table:table-row table:style-name="ro1">
          <table:table-cell office:value-type="string" office:string-value="  &lt;card id=~cfbdfc50-2422-432d-b193-64aa43c7d587~ name=~Miguel Bascall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1~ /&gt;&lt;property name=~Swashbuckling~ value=~2~ /&gt;&lt;property name=~Crew Max.~ value=~~ /&gt;&lt;property name=~Move Cost~ value=~~ /&gt;&lt;property name=~Faction~ value=~Castille~ /&gt;&lt;property name=~Text~ value=~Unique • Heroic • Loyal When hiring Miguel, you may pay an additional 3 Influence to give him +2 Sailing, +2 Adventuring and the Holy trait until the end of the game.~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cfbdfc50-2422-432d-b193-64aa43c7d587~ name=~Miguel Bascall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1~ /&gt;&lt;property name=~Swashbuckling~ value=~2~ /&gt;&lt;property name=~Crew Max.~ value=~~ /&gt;&lt;property name=~Move Cost~ value=~~ /&gt;&lt;property name=~Faction~ value=~Castille~ /&gt;&lt;property name=~Text~ value=~Unique • Heroic • Loyal When hiring Miguel, you may pay an additional 3 Influence to give him +2 Sailing, +2 Adventuring and the Holy trait until the end of the game.~ /&gt;&lt;/card&gt;</text:p>
          </table:table-cell>
          <table:table-cell office:value-type="string" office:string-value=" &lt;Relationship Target=~/cards/HE_miguelbascalle.jpg~ Id=~Ccfbdfc50-2422-432d-b193-64aa43c7d587~ Type=~http://schemas.octgn.org/picture~/&gt;" table:formula="of:=CONCATENATE(&quot; &lt;Relationship Target=~/cards/&quot;;[.D42];&quot;.jpg~ Id=~C&quot;;[.C42];&quot;~ Type=~http://schemas.octgn.org/picture~/&gt;&quot;)" table:style-name="ce1">
            <text:p><text:s/>&lt;Relationship Target=~/cards/HE_miguelbascalle.jpg~ Id=~Ccfbdfc50-2422-432d-b193-64aa43c7d587~ Type=~http://schemas.octgn.org/picture~/&gt;</text:p>
          </table:table-cell>
          <table:table-cell office:value-type="string" table:style-name="ce1">
            <text:p>cfbdfc50-2422-432d-b193-64aa43c7d587</text:p>
          </table:table-cell>
          <table:table-cell office:value-type="string" table:style-name="ce1">
            <text:p>HE_miguelbascalle</text:p>
          </table:table-cell>
          <table:table-cell office:value-type="string" table:style-name="ce1">
            <text:p>Miguel Bascalle</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Unique • Heroic • Loyal When hiring Miguel, you may pay an additional 3 Influence to give him +2 Sailing, +2 Adventuring and the Holy trait until the end of the game.</text:p>
          </table:table-cell>
          <table:table-cell table:number-columns-repeated="16361"/>
        </table:table-row>
        <table:table-row table:style-name="ro1">
          <table:table-cell office:value-type="string" office:string-value="  &lt;card id=~abaf2c4a-9e24-4787-81ba-f05b67e65421~ name=~Montaigne Musketeer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2~ /&gt;&lt;property name=~Crew Max.~ value=~~ /&gt;&lt;property name=~Move Cost~ value=~~ /&gt;&lt;property name=~Faction~ value=~Montaigne~ /&gt;&lt;property name=~Text~ value=~Loyal • No Attachments Swordsman +1 (The Musketeers inflict 1 extra hit during Boarding Attacks) Montaigne Musketeers may attach Swordsman Knacks.~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abaf2c4a-9e24-4787-81ba-f05b67e65421~ name=~Montaigne Musketeer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2~ /&gt;&lt;property name=~Crew Max.~ value=~~ /&gt;&lt;property name=~Move Cost~ value=~~ /&gt;&lt;property name=~Faction~ value=~Montaigne~ /&gt;&lt;property name=~Text~ value=~Loyal • No Attachments Swordsman +1 (The Musketeers inflict 1 extra hit during Boarding Attacks) Montaigne Musketeers may attach Swordsman Knacks.~ /&gt;&lt;/card&gt;</text:p>
          </table:table-cell>
          <table:table-cell office:value-type="string" office:string-value=" &lt;Relationship Target=~/cards/HE_montaignemusketeers.jpg~ Id=~Cabaf2c4a-9e24-4787-81ba-f05b67e65421~ Type=~http://schemas.octgn.org/picture~/&gt;" table:formula="of:=CONCATENATE(&quot; &lt;Relationship Target=~/cards/&quot;;[.D43];&quot;.jpg~ Id=~C&quot;;[.C43];&quot;~ Type=~http://schemas.octgn.org/picture~/&gt;&quot;)" table:style-name="ce1">
            <text:p><text:s/>&lt;Relationship Target=~/cards/HE_montaignemusketeers.jpg~ Id=~Cabaf2c4a-9e24-4787-81ba-f05b67e65421~ Type=~http://schemas.octgn.org/picture~/&gt;</text:p>
          </table:table-cell>
          <table:table-cell office:value-type="string" table:style-name="ce1">
            <text:p>abaf2c4a-9e24-4787-81ba-f05b67e65421</text:p>
          </table:table-cell>
          <table:table-cell office:value-type="string" table:style-name="ce1">
            <text:p>HE_montaignemusketeers</text:p>
          </table:table-cell>
          <table:table-cell office:value-type="string" table:style-name="ce1">
            <text:p>Montaigne Musketeer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Montaigne</text:p>
          </table:table-cell>
          <table:table-cell office:value-type="string" table:style-name="ce1">
            <text:p>Loyal • No Attachments Swordsman +1 (The Musketeers inflict 1 extra hit during Boarding Attacks) Montaigne Musketeers may attach Swordsman Knacks.</text:p>
          </table:table-cell>
          <table:table-cell table:number-columns-repeated="16361"/>
        </table:table-row>
        <table:table-row table:style-name="ro1">
          <table:table-cell office:value-type="string" office:string-value="  &lt;card id=~9dcf838d-f23d-46ef-adea-c72087b760f8~ name=~Northern Trade Route~&gt;&lt;property name=~Rarity~ value=~C~ /&gt;&lt;property name=~Type~ value=~actions~ /&gt;&lt;property name=~Cost~ value=~M+0~ /&gt;&lt;property name=~Cost Type~ value=~Sa~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2 Seas towards the Trade Sea (moving through each Sea, one at a time).~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9dcf838d-f23d-46ef-adea-c72087b760f8~ name=~Northern Trade Route~&gt;&lt;property name=~Rarity~ value=~C~ /&gt;&lt;property name=~Type~ value=~actions~ /&gt;&lt;property name=~Cost~ value=~M+0~ /&gt;&lt;property name=~Cost Type~ value=~Sa~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2 Seas towards the Trade Sea (moving through each Sea, one at a time).~ /&gt;&lt;/card&gt;</text:p>
          </table:table-cell>
          <table:table-cell office:value-type="string" office:string-value=" &lt;Relationship Target=~/cards/HE_northerntraderoute.jpg~ Id=~C9dcf838d-f23d-46ef-adea-c72087b760f8~ Type=~http://schemas.octgn.org/picture~/&gt;" table:formula="of:=CONCATENATE(&quot; &lt;Relationship Target=~/cards/&quot;;[.D44];&quot;.jpg~ Id=~C&quot;;[.C44];&quot;~ Type=~http://schemas.octgn.org/picture~/&gt;&quot;)" table:style-name="ce1">
            <text:p><text:s/>&lt;Relationship Target=~/cards/HE_northerntraderoute.jpg~ Id=~C9dcf838d-f23d-46ef-adea-c72087b760f8~ Type=~http://schemas.octgn.org/picture~/&gt;</text:p>
          </table:table-cell>
          <table:table-cell office:value-type="string" table:style-name="ce1">
            <text:p>9dcf838d-f23d-46ef-adea-c72087b760f8</text:p>
          </table:table-cell>
          <table:table-cell office:value-type="string" table:style-name="ce1">
            <text:p>HE_northerntraderoute</text:p>
          </table:table-cell>
          <table:table-cell office:value-type="string" table:style-name="ce1">
            <text:p>Northern Trade Route</text:p>
          </table:table-cell>
          <table:table-cell office:value-type="string" table:style-name="ce1">
            <text:p>C</text:p>
          </table:table-cell>
          <table:table-cell office:value-type="string" table:style-name="ce1">
            <text:p>actions</text:p>
          </table:table-cell>
          <table:table-cell office:value-type="string" table:style-name="ce1">
            <text:p>M+0</text:p>
          </table:table-cell>
          <table:table-cell office:value-type="string" table:style-name="ce1">
            <text:p>Sa</text:p>
          </table:table-cell>
          <table:table-cell table:number-columns-repeated="3"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Move your Ship 2 Seas towards the Trade Sea (moving through each Sea, one at a time).</text:p>
          </table:table-cell>
          <table:table-cell table:number-columns-repeated="16361"/>
        </table:table-row>
        <table:table-row table:style-name="ro1">
          <table:table-cell office:value-type="string" office:string-value="  &lt;card id=~e051a583-acdb-47c4-ab00-53b101385ee7~ name=~One Shot - Make it Count~&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4 Influence as an action. Action cards are placed in the sunk pile instead of the discard pile after they have been canceled or resolved (except Action cards which become attachments).~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e051a583-acdb-47c4-ab00-53b101385ee7~ name=~One Shot - Make it Count~&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4 Influence as an action. Action cards are placed in the sunk pile instead of the discard pile after they have been canceled or resolved (except Action cards which become attachments).~ /&gt;&lt;/card&gt;</text:p>
          </table:table-cell>
          <table:table-cell office:value-type="string" office:string-value=" &lt;Relationship Target=~/cards/HE_oneshotmakeitcount.jpg~ Id=~Ce051a583-acdb-47c4-ab00-53b101385ee7~ Type=~http://schemas.octgn.org/picture~/&gt;" table:formula="of:=CONCATENATE(&quot; &lt;Relationship Target=~/cards/&quot;;[.D45];&quot;.jpg~ Id=~C&quot;;[.C45];&quot;~ Type=~http://schemas.octgn.org/picture~/&gt;&quot;)" table:style-name="ce1">
            <text:p><text:s/>&lt;Relationship Target=~/cards/HE_oneshotmakeitcount.jpg~ Id=~Ce051a583-acdb-47c4-ab00-53b101385ee7~ Type=~http://schemas.octgn.org/picture~/&gt;</text:p>
          </table:table-cell>
          <table:table-cell office:value-type="string" table:style-name="ce1">
            <text:p>e051a583-acdb-47c4-ab00-53b101385ee7</text:p>
          </table:table-cell>
          <table:table-cell office:value-type="string" table:style-name="ce1">
            <text:p>HE_oneshotmakeitcount</text:p>
          </table:table-cell>
          <table:table-cell office:value-type="string" table:style-name="ce1">
            <text:p>One Shot - Make it Count</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ny player may sink this Chantey by paying 4 Influence as an action. Action cards are placed in the sunk pile instead of the discard pile after they have been canceled or resolved (except Action cards which become attachments).</text:p>
          </table:table-cell>
          <table:table-cell table:number-columns-repeated="16361"/>
        </table:table-row>
        <table:table-row table:style-name="ro1">
          <table:table-cell office:value-type="string" office:string-value="  &lt;card id=~55590135-23e7-41b9-a758-a93f2cae9464~ name=~The Path to San Cristobal~&gt;&lt;property name=~Rarity~ value=~C~ /&gt;&lt;property name=~Type~ value=~actions~ /&gt;&lt;property name=~Cost~ value=~M+2~ /&gt;&lt;property name=~Cost Type~ value=~Sa~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to any Sea with a Port card attached (moving through each Sea, one at a time).~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55590135-23e7-41b9-a758-a93f2cae9464~ name=~The Path to San Cristobal~&gt;&lt;property name=~Rarity~ value=~C~ /&gt;&lt;property name=~Type~ value=~actions~ /&gt;&lt;property name=~Cost~ value=~M+2~ /&gt;&lt;property name=~Cost Type~ value=~Sa~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to any Sea with a Port card attached (moving through each Sea, one at a time).~ /&gt;&lt;/card&gt;</text:p>
          </table:table-cell>
          <table:table-cell office:value-type="string" office:string-value=" &lt;Relationship Target=~/cards/HE_pathtosancristobal.jpg~ Id=~C55590135-23e7-41b9-a758-a93f2cae9464~ Type=~http://schemas.octgn.org/picture~/&gt;" table:formula="of:=CONCATENATE(&quot; &lt;Relationship Target=~/cards/&quot;;[.D46];&quot;.jpg~ Id=~C&quot;;[.C46];&quot;~ Type=~http://schemas.octgn.org/picture~/&gt;&quot;)" table:style-name="ce1">
            <text:p><text:s/>&lt;Relationship Target=~/cards/HE_pathtosancristobal.jpg~ Id=~C55590135-23e7-41b9-a758-a93f2cae9464~ Type=~http://schemas.octgn.org/picture~/&gt;</text:p>
          </table:table-cell>
          <table:table-cell office:value-type="string" table:style-name="ce1">
            <text:p>55590135-23e7-41b9-a758-a93f2cae9464</text:p>
          </table:table-cell>
          <table:table-cell office:value-type="string" table:style-name="ce1">
            <text:p>HE_pathtosancristobal</text:p>
          </table:table-cell>
          <table:table-cell office:value-type="string" table:style-name="ce1">
            <text:p>The Path to San Cristobal</text:p>
          </table:table-cell>
          <table:table-cell office:value-type="string" table:style-name="ce1">
            <text:p>C</text:p>
          </table:table-cell>
          <table:table-cell office:value-type="string" table:style-name="ce1">
            <text:p>actions</text:p>
          </table:table-cell>
          <table:table-cell office:value-type="string" table:style-name="ce1">
            <text:p>M+2</text:p>
          </table:table-cell>
          <table:table-cell office:value-type="string" table:style-name="ce1">
            <text:p>Sa</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Move your Ship to any Sea with a Port card attached (moving through each Sea, one at a time).</text:p>
          </table:table-cell>
          <table:table-cell table:number-columns-repeated="16361"/>
        </table:table-row>
        <table:table-row table:style-name="ro1">
          <table:table-cell office:value-type="string" office:string-value="  &lt;card id=~12511f02-42c0-47ea-94eb-b98b682e3471~ name=~Percival du Lac~&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2~ /&gt;&lt;property name=~Swashbuckling~ value=~1~ /&gt;&lt;property name=~Crew Max.~ value=~~ /&gt;&lt;property name=~Move Cost~ value=~~ /&gt;&lt;property name=~Faction~ value=~Montaigne~ /&gt;&lt;property name=~Text~ value=~Unique • Heroic • Loyal When hiring Percival, you may pay an additional 3 Influence to give him the trait: Porte 1 and +2 Cannon until the end of the game.~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12511f02-42c0-47ea-94eb-b98b682e3471~ name=~Percival du Lac~&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2~ /&gt;&lt;property name=~Swashbuckling~ value=~1~ /&gt;&lt;property name=~Crew Max.~ value=~~ /&gt;&lt;property name=~Move Cost~ value=~~ /&gt;&lt;property name=~Faction~ value=~Montaigne~ /&gt;&lt;property name=~Text~ value=~Unique • Heroic • Loyal When hiring Percival, you may pay an additional 3 Influence to give him the trait: Porte 1 and +2 Cannon until the end of the game.~ /&gt;&lt;/card&gt;</text:p>
          </table:table-cell>
          <table:table-cell office:value-type="string" office:string-value=" &lt;Relationship Target=~/cards/HE_percivaldulac.jpg~ Id=~C12511f02-42c0-47ea-94eb-b98b682e3471~ Type=~http://schemas.octgn.org/picture~/&gt;" table:formula="of:=CONCATENATE(&quot; &lt;Relationship Target=~/cards/&quot;;[.D47];&quot;.jpg~ Id=~C&quot;;[.C47];&quot;~ Type=~http://schemas.octgn.org/picture~/&gt;&quot;)" table:style-name="ce1">
            <text:p><text:s/>&lt;Relationship Target=~/cards/HE_percivaldulac.jpg~ Id=~C12511f02-42c0-47ea-94eb-b98b682e3471~ Type=~http://schemas.octgn.org/picture~/&gt;</text:p>
          </table:table-cell>
          <table:table-cell office:value-type="string" table:style-name="ce1">
            <text:p>12511f02-42c0-47ea-94eb-b98b682e3471</text:p>
          </table:table-cell>
          <table:table-cell office:value-type="string" table:style-name="ce1">
            <text:p>HE_percivaldulac</text:p>
          </table:table-cell>
          <table:table-cell office:value-type="string" table:style-name="ce1">
            <text:p>Percival du Lac</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table:number-columns-repeated="2" table:style-name="ce1"/>
          <table:table-cell office:value-type="string" table:style-name="ce1">
            <text:p>Montaigne</text:p>
          </table:table-cell>
          <table:table-cell office:value-type="string" table:style-name="ce1">
            <text:p>Unique • Heroic • Loyal When hiring Percival, you may pay an additional 3 Influence to give him the trait: Porte 1 and +2 Cannon until the end of the game.</text:p>
          </table:table-cell>
          <table:table-cell table:number-columns-repeated="16361"/>
        </table:table-row>
        <table:table-row table:style-name="ro1">
          <table:table-cell office:value-type="string" office:string-value="  &lt;card id=~a43d040a-6da8-478b-864f-2b521bc17b9e~ name=~Peter Silver~&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1~ /&gt;&lt;property name=~Swashbuckling~ value=~2~ /&gt;&lt;property name=~Crew Max.~ value=~~ /&gt;&lt;property name=~Move Cost~ value=~~ /&gt;&lt;property name=~Faction~ value=~Gosse's Gentlemen~ /&gt;&lt;property name=~Text~ value=~Experienced • Unique Heroic • Swordsman +1 (Peter inflicts 2 extra hits during Boarding Attacks) React: Once per turn, when Peter is tacking to produce skill points, you may tack one of your other Crew to have Peter produce an extra 2 points of that skill.~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a43d040a-6da8-478b-864f-2b521bc17b9e~ name=~Peter Silver~&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1~ /&gt;&lt;property name=~Swashbuckling~ value=~2~ /&gt;&lt;property name=~Crew Max.~ value=~~ /&gt;&lt;property name=~Move Cost~ value=~~ /&gt;&lt;property name=~Faction~ value=~Gosse's Gentlemen~ /&gt;&lt;property name=~Text~ value=~Experienced • Unique Heroic • Swordsman +1 (Peter inflicts 2 extra hits during Boarding Attacks) React: Once per turn, when Peter is tacking to produce skill points, you may tack one of your other Crew to have Peter produce an extra 2 points of that skill.~ /&gt;&lt;/card&gt;</text:p>
          </table:table-cell>
          <table:table-cell office:value-type="string" office:string-value=" &lt;Relationship Target=~/cards/HE_petersilver.jpg~ Id=~Ca43d040a-6da8-478b-864f-2b521bc17b9e~ Type=~http://schemas.octgn.org/picture~/&gt;" table:formula="of:=CONCATENATE(&quot; &lt;Relationship Target=~/cards/&quot;;[.D48];&quot;.jpg~ Id=~C&quot;;[.C48];&quot;~ Type=~http://schemas.octgn.org/picture~/&gt;&quot;)" table:style-name="ce1">
            <text:p><text:s/>&lt;Relationship Target=~/cards/HE_petersilver.jpg~ Id=~Ca43d040a-6da8-478b-864f-2b521bc17b9e~ Type=~http://schemas.octgn.org/picture~/&gt;</text:p>
          </table:table-cell>
          <table:table-cell office:value-type="string" table:style-name="ce1">
            <text:p>a43d040a-6da8-478b-864f-2b521bc17b9e</text:p>
          </table:table-cell>
          <table:table-cell office:value-type="string" table:style-name="ce1">
            <text:p>HE_petersilver</text:p>
          </table:table-cell>
          <table:table-cell office:value-type="string" table:style-name="ce1">
            <text:p>Peter Silver</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Experienced • Unique Heroic • Swordsman +1 (Peter inflicts 2 extra hits during Boarding Attacks) React: Once per turn, when Peter is tacking to produce skill points, you may tack one of your other Crew to have Peter produce an extra 2 points of that skill.</text:p>
          </table:table-cell>
          <table:table-cell table:number-columns-repeated="16361"/>
        </table:table-row>
        <table:table-row table:style-name="ro1">
          <table:table-cell office:value-type="string" office:string-value="  &lt;card id=~826e30e7-7ca8-464e-94aa-fb357b7599b4~ name=~Predators of the Sea~&gt;&lt;property name=~Rarity~ value=~R~ /&gt;&lt;property name=~Type~ value=~actions~ /&gt;&lt;property name=~Cost~ value=~M+5~ /&gt;&lt;property name=~Cost Type~ value=~Sa~ /&gt;&lt;property name=~Cancel~ value=~M+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an adjacent Sea. Move your Ship to that Sea and begin a Boarding with that Ship.~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826e30e7-7ca8-464e-94aa-fb357b7599b4~ name=~Predators of the Sea~&gt;&lt;property name=~Rarity~ value=~R~ /&gt;&lt;property name=~Type~ value=~actions~ /&gt;&lt;property name=~Cost~ value=~M+5~ /&gt;&lt;property name=~Cost Type~ value=~Sa~ /&gt;&lt;property name=~Cancel~ value=~M+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an adjacent Sea. Move your Ship to that Sea and begin a Boarding with that Ship.~ /&gt;&lt;/card&gt;</text:p>
          </table:table-cell>
          <table:table-cell office:value-type="string" office:string-value=" &lt;Relationship Target=~/cards/HE_predatorsofthesea.jpg~ Id=~C826e30e7-7ca8-464e-94aa-fb357b7599b4~ Type=~http://schemas.octgn.org/picture~/&gt;" table:formula="of:=CONCATENATE(&quot; &lt;Relationship Target=~/cards/&quot;;[.D49];&quot;.jpg~ Id=~C&quot;;[.C49];&quot;~ Type=~http://schemas.octgn.org/picture~/&gt;&quot;)" table:style-name="ce1">
            <text:p><text:s/>&lt;Relationship Target=~/cards/HE_predatorsofthesea.jpg~ Id=~C826e30e7-7ca8-464e-94aa-fb357b7599b4~ Type=~http://schemas.octgn.org/picture~/&gt;</text:p>
          </table:table-cell>
          <table:table-cell office:value-type="string" table:style-name="ce1">
            <text:p>826e30e7-7ca8-464e-94aa-fb357b7599b4</text:p>
          </table:table-cell>
          <table:table-cell office:value-type="string" table:style-name="ce1">
            <text:p>HE_predatorsofthesea</text:p>
          </table:table-cell>
          <table:table-cell office:value-type="string" table:style-name="ce1">
            <text:p>Predators of the Sea</text:p>
          </table:table-cell>
          <table:table-cell office:value-type="string" table:style-name="ce1">
            <text:p>R</text:p>
          </table:table-cell>
          <table:table-cell office:value-type="string" table:style-name="ce1">
            <text:p>actions</text:p>
          </table:table-cell>
          <table:table-cell office:value-type="string" table:style-name="ce1">
            <text:p>M+5</text:p>
          </table:table-cell>
          <table:table-cell office:value-type="string" table:style-name="ce1">
            <text:p>Sa</text:p>
          </table:table-cell>
          <table:table-cell office:value-type="string" table:style-name="ce1">
            <text:p>M+3</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in an adjacent Sea. Move your Ship to that Sea and begin a Boarding with that Ship.</text:p>
          </table:table-cell>
          <table:table-cell table:number-columns-repeated="16361"/>
        </table:table-row>
        <table:table-row table:style-name="ro1">
          <table:table-cell office:value-type="string" office:string-value="  &lt;card id=~00a70628-eb54-41e2-a9f2-44134757dfa4~ name=~Pushing the Limits~&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ink a Sorcery Knack attached to one of your Crew to untack that Crew. Sink this card.~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00a70628-eb54-41e2-a9f2-44134757dfa4~ name=~Pushing the Limits~&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ink a Sorcery Knack attached to one of your Crew to untack that Crew. Sink this card.~ /&gt;&lt;/card&gt;</text:p>
          </table:table-cell>
          <table:table-cell office:value-type="string" office:string-value=" &lt;Relationship Target=~/cards/HE_pushingthelimits.jpg~ Id=~C00a70628-eb54-41e2-a9f2-44134757dfa4~ Type=~http://schemas.octgn.org/picture~/&gt;" table:formula="of:=CONCATENATE(&quot; &lt;Relationship Target=~/cards/&quot;;[.D50];&quot;.jpg~ Id=~C&quot;;[.C50];&quot;~ Type=~http://schemas.octgn.org/picture~/&gt;&quot;)" table:style-name="ce1">
            <text:p><text:s/>&lt;Relationship Target=~/cards/HE_pushingthelimits.jpg~ Id=~C00a70628-eb54-41e2-a9f2-44134757dfa4~ Type=~http://schemas.octgn.org/picture~/&gt;</text:p>
          </table:table-cell>
          <table:table-cell office:value-type="string" table:style-name="ce1">
            <text:p>00a70628-eb54-41e2-a9f2-44134757dfa4</text:p>
          </table:table-cell>
          <table:table-cell office:value-type="string" table:style-name="ce1">
            <text:p>HE_pushingthelimits</text:p>
          </table:table-cell>
          <table:table-cell office:value-type="string" table:style-name="ce1">
            <text:p>Pushing the Limits</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Sink a Sorcery Knack attached to one of your Crew to untack that Crew. Sink this card.</text:p>
          </table:table-cell>
          <table:table-cell table:number-columns-repeated="16361"/>
        </table:table-row>
        <table:table-row table:style-name="ro1">
          <table:table-cell office:value-type="string" office:string-value="  &lt;card id=~cfbcc714-9ddc-46d3-b9c0-8f2b860ea6ce~ name=~Reis' Fury~&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ILLAINOUS CREW ATTACHMENT Face (A Crew may not have more than 1 Face Attachment) React: Tack Reis’ Fury when this Crew inflicts Hits with a Boarding Attack. Heroic Crew may not tack to absorb these Hits.~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cfbcc714-9ddc-46d3-b9c0-8f2b860ea6ce~ name=~Reis' Fury~&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ILLAINOUS CREW ATTACHMENT Face (A Crew may not have more than 1 Face Attachment) React: Tack Reis’ Fury when this Crew inflicts Hits with a Boarding Attack. Heroic Crew may not tack to absorb these Hits.~ /&gt;&lt;/card&gt;</text:p>
          </table:table-cell>
          <table:table-cell office:value-type="string" office:string-value=" &lt;Relationship Target=~/cards/HE_reisfury.jpg~ Id=~Ccfbcc714-9ddc-46d3-b9c0-8f2b860ea6ce~ Type=~http://schemas.octgn.org/picture~/&gt;" table:formula="of:=CONCATENATE(&quot; &lt;Relationship Target=~/cards/&quot;;[.D51];&quot;.jpg~ Id=~C&quot;;[.C51];&quot;~ Type=~http://schemas.octgn.org/picture~/&gt;&quot;)" table:style-name="ce1">
            <text:p><text:s/>&lt;Relationship Target=~/cards/HE_reisfury.jpg~ Id=~Ccfbcc714-9ddc-46d3-b9c0-8f2b860ea6ce~ Type=~http://schemas.octgn.org/picture~/&gt;</text:p>
          </table:table-cell>
          <table:table-cell office:value-type="string" table:style-name="ce1">
            <text:p>cfbcc714-9ddc-46d3-b9c0-8f2b860ea6ce</text:p>
          </table:table-cell>
          <table:table-cell office:value-type="string" table:style-name="ce1">
            <text:p>HE_reisfury</text:p>
          </table:table-cell>
          <table:table-cell office:value-type="string" table:style-name="ce1">
            <text:p>Reis' Fury</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VILLAINOUS CREW ATTACHMENT Face (A Crew may not have more than 1 Face Attachment) React: Tack Reis’ Fury when this Crew inflicts Hits with a Boarding Attack. Heroic Crew may not tack to absorb these Hits.</text:p>
          </table:table-cell>
          <table:table-cell table:number-columns-repeated="16361"/>
        </table:table-row>
        <table:table-row table:style-name="ro1">
          <table:table-cell office:value-type="string" office:string-value="  &lt;card id=~00775eaf-65c6-4914-8ee0-ab0d19d9f6db~ name=~Rewrite the Rules~&gt;&lt;property name=~Rarity~ value=~C~ /&gt;&lt;property name=~Type~ value=~chanteys~ /&gt;&lt;property name=~Cost~ value=~~ /&gt;&lt;property name=~Cost Type~ value=~~ /&gt;&lt;property name=~Cancel~ value=~2~ /&gt;&lt;property name=~Cancel Type~ value=~Sw~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Instead of drawing three cards at the end of the turn, players must draw cards from their deck until they reach their maximum hand size. All Captains have the following ability: Act: Discard all cards in your hand.~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00775eaf-65c6-4914-8ee0-ab0d19d9f6db~ name=~Rewrite the Rules~&gt;&lt;property name=~Rarity~ value=~C~ /&gt;&lt;property name=~Type~ value=~chanteys~ /&gt;&lt;property name=~Cost~ value=~~ /&gt;&lt;property name=~Cost Type~ value=~~ /&gt;&lt;property name=~Cancel~ value=~2~ /&gt;&lt;property name=~Cancel Type~ value=~Sw~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Instead of drawing three cards at the end of the turn, players must draw cards from their deck until they reach their maximum hand size. All Captains have the following ability: Act: Discard all cards in your hand.~ /&gt;&lt;/card&gt;</text:p>
          </table:table-cell>
          <table:table-cell office:value-type="string" office:string-value=" &lt;Relationship Target=~/cards/HE_rewritetherules.jpg~ Id=~C00775eaf-65c6-4914-8ee0-ab0d19d9f6db~ Type=~http://schemas.octgn.org/picture~/&gt;" table:formula="of:=CONCATENATE(&quot; &lt;Relationship Target=~/cards/&quot;;[.D52];&quot;.jpg~ Id=~C&quot;;[.C52];&quot;~ Type=~http://schemas.octgn.org/picture~/&gt;&quot;)" table:style-name="ce1">
            <text:p><text:s/>&lt;Relationship Target=~/cards/HE_rewritetherules.jpg~ Id=~C00775eaf-65c6-4914-8ee0-ab0d19d9f6db~ Type=~http://schemas.octgn.org/picture~/&gt;</text:p>
          </table:table-cell>
          <table:table-cell office:value-type="string" table:style-name="ce1">
            <text:p>00775eaf-65c6-4914-8ee0-ab0d19d9f6db</text:p>
          </table:table-cell>
          <table:table-cell office:value-type="string" table:style-name="ce1">
            <text:p>HE_rewritetherules</text:p>
          </table:table-cell>
          <table:table-cell office:value-type="string" table:style-name="ce1">
            <text:p>Rewrite the Rules</text:p>
          </table:table-cell>
          <table:table-cell office:value-type="string" table:style-name="ce1">
            <text:p>C</text:p>
          </table:table-cell>
          <table:table-cell office:value-type="string" table:style-name="ce1">
            <text:p>chanteys</text:p>
          </table:table-cell>
          <table:table-cell table:number-columns-repeated="2" table:style-name="ce1"/>
          <table:table-cell office:value-type="float" office:value="2" table:style-name="ce1">
            <text:p>2</text:p>
          </table:table-cell>
          <table:table-cell office:value-type="string" table:style-name="ce1">
            <text:p>Sw</text:p>
          </table:table-cell>
          <table:table-cell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Instead of drawing three cards at the end of the turn, players must draw cards from their deck until they reach their maximum hand size. All Captains have the following ability: Act: Discard all cards in your hand.</text:p>
          </table:table-cell>
          <table:table-cell table:number-columns-repeated="16361"/>
        </table:table-row>
        <table:table-row table:style-name="ro1">
          <table:table-cell office:value-type="string" office:string-value="  &lt;card id=~0349b08d-3208-482b-9cc7-0293497c9bd4~ name=~The Rise of Cabora~&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4 Adventuring (3 if completed in The Mirror). Crew Attachment: This Crew absorbs 3 extra Hits when tacking to absorb Hits.~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0349b08d-3208-482b-9cc7-0293497c9bd4~ name=~The Rise of Cabora~&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4 Adventuring (3 if completed in The Mirror). Crew Attachment: This Crew absorbs 3 extra Hits when tacking to absorb Hits.~ /&gt;&lt;/card&gt;</text:p>
          </table:table-cell>
          <table:table-cell office:value-type="string" office:string-value=" &lt;Relationship Target=~/cards/HE_riseofcabora.jpg~ Id=~C0349b08d-3208-482b-9cc7-0293497c9bd4~ Type=~http://schemas.octgn.org/picture~/&gt;" table:formula="of:=CONCATENATE(&quot; &lt;Relationship Target=~/cards/&quot;;[.D53];&quot;.jpg~ Id=~C&quot;;[.C53];&quot;~ Type=~http://schemas.octgn.org/picture~/&gt;&quot;)" table:style-name="ce1">
            <text:p><text:s/>&lt;Relationship Target=~/cards/HE_riseofcabora.jpg~ Id=~C0349b08d-3208-482b-9cc7-0293497c9bd4~ Type=~http://schemas.octgn.org/picture~/&gt;</text:p>
          </table:table-cell>
          <table:table-cell office:value-type="string" table:style-name="ce1">
            <text:p>0349b08d-3208-482b-9cc7-0293497c9bd4</text:p>
          </table:table-cell>
          <table:table-cell office:value-type="string" table:style-name="ce1">
            <text:p>HE_riseofcabora</text:p>
          </table:table-cell>
          <table:table-cell office:value-type="string" table:style-name="ce1">
            <text:p>The Rise of Cabora</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4 Adventuring (3 if completed in The Mirror). Crew Attachment: This Crew absorbs 3 extra Hits when tacking to absorb Hits.</text:p>
          </table:table-cell>
          <table:table-cell table:number-columns-repeated="16361"/>
        </table:table-row>
        <table:table-row table:style-name="ro1">
          <table:table-cell office:value-type="string" office:string-value="  &lt;card id=~26904b55-8b87-42ce-a109-25eb38f3856c~ name=~Roald Andreasson~&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0~ /&gt;&lt;property name=~Swashbuckling~ value=~2~ /&gt;&lt;property name=~Crew Max.~ value=~~ /&gt;&lt;property name=~Move Cost~ value=~~ /&gt;&lt;property name=~Faction~ value=~Vesten~ /&gt;&lt;property name=~Text~ value=~Villainous Roald may not be part of your starting Crew unless you have a Villainous Captain. You may not hire Roald unless you have more than one Villainous Crew in play. When Roald tacks to absorb Hits he absorbs 1 extra Hit.~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26904b55-8b87-42ce-a109-25eb38f3856c~ name=~Roald Andreasson~&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0~ /&gt;&lt;property name=~Swashbuckling~ value=~2~ /&gt;&lt;property name=~Crew Max.~ value=~~ /&gt;&lt;property name=~Move Cost~ value=~~ /&gt;&lt;property name=~Faction~ value=~Vesten~ /&gt;&lt;property name=~Text~ value=~Villainous Roald may not be part of your starting Crew unless you have a Villainous Captain. You may not hire Roald unless you have more than one Villainous Crew in play. When Roald tacks to absorb Hits he absorbs 1 extra Hit.~ /&gt;&lt;/card&gt;</text:p>
          </table:table-cell>
          <table:table-cell office:value-type="string" office:string-value=" &lt;Relationship Target=~/cards/HE_roaldandreasson.jpg~ Id=~C26904b55-8b87-42ce-a109-25eb38f3856c~ Type=~http://schemas.octgn.org/picture~/&gt;" table:formula="of:=CONCATENATE(&quot; &lt;Relationship Target=~/cards/&quot;;[.D54];&quot;.jpg~ Id=~C&quot;;[.C54];&quot;~ Type=~http://schemas.octgn.org/picture~/&gt;&quot;)" table:style-name="ce1">
            <text:p><text:s/>&lt;Relationship Target=~/cards/HE_roaldandreasson.jpg~ Id=~C26904b55-8b87-42ce-a109-25eb38f3856c~ Type=~http://schemas.octgn.org/picture~/&gt;</text:p>
          </table:table-cell>
          <table:table-cell office:value-type="string" table:style-name="ce1">
            <text:p>26904b55-8b87-42ce-a109-25eb38f3856c</text:p>
          </table:table-cell>
          <table:table-cell office:value-type="string" table:style-name="ce1">
            <text:p>HE_roaldandreasson</text:p>
          </table:table-cell>
          <table:table-cell office:value-type="string" table:style-name="ce1">
            <text:p>Roald Andreasson</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Villainous Roald may not be part of your starting Crew unless you have a Villainous Captain. You may not hire Roald unless you have more than one Villainous Crew in play. When Roald tacks to absorb Hits he absorbs 1 extra Hit.</text:p>
          </table:table-cell>
          <table:table-cell table:number-columns-repeated="16361"/>
        </table:table-row>
        <table:table-row table:style-name="ro1">
          <table:table-cell office:value-type="string" office:string-value="  &lt;card id=~99568bf5-fbe8-4a6f-bc93-94c33c4dc8ab~ name=~Roberta Estrada~&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4~ /&gt;&lt;property name=~Influence~ value=~1~ /&gt;&lt;property name=~Swashbuckling~ value=~3~ /&gt;&lt;property name=~Crew Max.~ value=~~ /&gt;&lt;property name=~Move Cost~ value=~~ /&gt;&lt;property name=~Faction~ value=~Brotherhood~ /&gt;&lt;property name=~Text~ value=~Experienced • Unique • Loyal Heroic Act: Tack Roberta to get an Adventure from your discard pile and put it into play, uncompleted. You may immediately move your Ship one Sea towards that Adventure.~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99568bf5-fbe8-4a6f-bc93-94c33c4dc8ab~ name=~Roberta Estrada~&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4~ /&gt;&lt;property name=~Influence~ value=~1~ /&gt;&lt;property name=~Swashbuckling~ value=~3~ /&gt;&lt;property name=~Crew Max.~ value=~~ /&gt;&lt;property name=~Move Cost~ value=~~ /&gt;&lt;property name=~Faction~ value=~Brotherhood~ /&gt;&lt;property name=~Text~ value=~Experienced • Unique • Loyal Heroic Act: Tack Roberta to get an Adventure from your discard pile and put it into play, uncompleted. You may immediately move your Ship one Sea towards that Adventure.~ /&gt;&lt;/card&gt;</text:p>
          </table:table-cell>
          <table:table-cell office:value-type="string" office:string-value=" &lt;Relationship Target=~/cards/HE_robertaestrada.jpg~ Id=~C99568bf5-fbe8-4a6f-bc93-94c33c4dc8ab~ Type=~http://schemas.octgn.org/picture~/&gt;" table:formula="of:=CONCATENATE(&quot; &lt;Relationship Target=~/cards/&quot;;[.D55];&quot;.jpg~ Id=~C&quot;;[.C55];&quot;~ Type=~http://schemas.octgn.org/picture~/&gt;&quot;)" table:style-name="ce1">
            <text:p><text:s/>&lt;Relationship Target=~/cards/HE_robertaestrada.jpg~ Id=~C99568bf5-fbe8-4a6f-bc93-94c33c4dc8ab~ Type=~http://schemas.octgn.org/picture~/&gt;</text:p>
          </table:table-cell>
          <table:table-cell office:value-type="string" table:style-name="ce1">
            <text:p>99568bf5-fbe8-4a6f-bc93-94c33c4dc8ab</text:p>
          </table:table-cell>
          <table:table-cell office:value-type="string" table:style-name="ce1">
            <text:p>HE_robertaestrada</text:p>
          </table:table-cell>
          <table:table-cell office:value-type="string" table:style-name="ce1">
            <text:p>Roberta Estrada</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Experienced • Unique • Loyal Heroic Act: Tack Roberta to get an Adventure from your discard pile and put it into play, uncompleted. You may immediately move your Ship one Sea towards that Adventure.</text:p>
          </table:table-cell>
          <table:table-cell table:number-columns-repeated="16361"/>
        </table:table-row>
        <table:table-row table:style-name="ro1">
          <table:table-cell office:value-type="string" office:string-value="  &lt;card id=~508c5618-4411-4a42-a868-2425c06f64f6~ name=~Robin Goodfellow~&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Glamour 1 Knack React: Tack this card when this Crew or a card attached to this Crew inflicts Hits on another player’s Ship. The Ship suffers 3 additional Hits.~ /&gt;&lt;/card&gt;"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table:style-name="ce1">
            <text:p><text:s text:c="2"/>&lt;card id=~508c5618-4411-4a42-a868-2425c06f64f6~ name=~Robin Goodfellow~&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Glamour 1 Knack React: Tack this card when this Crew or a card attached to this Crew inflicts Hits on another player’s Ship. The Ship suffers 3 additional Hits.~ /&gt;&lt;/card&gt;</text:p>
          </table:table-cell>
          <table:table-cell office:value-type="string" office:string-value=" &lt;Relationship Target=~/cards/HE_robingoodfellow.jpg~ Id=~C508c5618-4411-4a42-a868-2425c06f64f6~ Type=~http://schemas.octgn.org/picture~/&gt;" table:formula="of:=CONCATENATE(&quot; &lt;Relationship Target=~/cards/&quot;;[.D56];&quot;.jpg~ Id=~C&quot;;[.C56];&quot;~ Type=~http://schemas.octgn.org/picture~/&gt;&quot;)" table:style-name="ce1">
            <text:p><text:s/>&lt;Relationship Target=~/cards/HE_robingoodfellow.jpg~ Id=~C508c5618-4411-4a42-a868-2425c06f64f6~ Type=~http://schemas.octgn.org/picture~/&gt;</text:p>
          </table:table-cell>
          <table:table-cell office:value-type="string" table:style-name="ce1">
            <text:p>508c5618-4411-4a42-a868-2425c06f64f6</text:p>
          </table:table-cell>
          <table:table-cell office:value-type="string" table:style-name="ce1">
            <text:p>HE_robingoodfellow</text:p>
          </table:table-cell>
          <table:table-cell office:value-type="string" table:style-name="ce1">
            <text:p>Robin Goodfellow</text:p>
          </table:table-cell>
          <table:table-cell office:value-type="string" table:style-name="ce1">
            <text:p>U</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Glamour 1 Knack React: Tack this card when this Crew or a card attached to this Crew inflicts Hits on another player’s Ship. The Ship suffers 3 additional Hits.</text:p>
          </table:table-cell>
          <table:table-cell table:number-columns-repeated="16361"/>
        </table:table-row>
        <table:table-row table:style-name="ro1">
          <table:table-cell office:value-type="string" office:string-value="  &lt;card id=~92ec8908-3163-4dbe-a6f1-2138f9672f0f~ name=~Rosa Maria de Barcino~&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4~ /&gt;&lt;property name=~Crew Max.~ value=~~ /&gt;&lt;property name=~Move Cost~ value=~~ /&gt;&lt;property name=~Faction~ value=~Castille~ /&gt;&lt;property name=~Text~ value=~Experienced • Unique Swordsman +1 (Rosa inflicts 1 extra hit during Boarding Attacks) React: After you have reversed a Boarding Attack with any one of your Crew, tack Rosa to tack the opposing Crew involved in the Boarding Attack.~ /&gt;&lt;/card&gt;"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table:style-name="ce1">
            <text:p><text:s text:c="2"/>&lt;card id=~92ec8908-3163-4dbe-a6f1-2138f9672f0f~ name=~Rosa Maria de Barcino~&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4~ /&gt;&lt;property name=~Crew Max.~ value=~~ /&gt;&lt;property name=~Move Cost~ value=~~ /&gt;&lt;property name=~Faction~ value=~Castille~ /&gt;&lt;property name=~Text~ value=~Experienced • Unique Swordsman +1 (Rosa inflicts 1 extra hit during Boarding Attacks) React: After you have reversed a Boarding Attack with any one of your Crew, tack Rosa to tack the opposing Crew involved in the Boarding Attack.~ /&gt;&lt;/card&gt;</text:p>
          </table:table-cell>
          <table:table-cell office:value-type="string" office:string-value=" &lt;Relationship Target=~/cards/HE_rosamariadebarcino.jpg~ Id=~C92ec8908-3163-4dbe-a6f1-2138f9672f0f~ Type=~http://schemas.octgn.org/picture~/&gt;" table:formula="of:=CONCATENATE(&quot; &lt;Relationship Target=~/cards/&quot;;[.D57];&quot;.jpg~ Id=~C&quot;;[.C57];&quot;~ Type=~http://schemas.octgn.org/picture~/&gt;&quot;)" table:style-name="ce1">
            <text:p><text:s/>&lt;Relationship Target=~/cards/HE_rosamariadebarcino.jpg~ Id=~C92ec8908-3163-4dbe-a6f1-2138f9672f0f~ Type=~http://schemas.octgn.org/picture~/&gt;</text:p>
          </table:table-cell>
          <table:table-cell office:value-type="string" table:style-name="ce1">
            <text:p>92ec8908-3163-4dbe-a6f1-2138f9672f0f</text:p>
          </table:table-cell>
          <table:table-cell office:value-type="string" table:style-name="ce1">
            <text:p>HE_rosamariadebarcino</text:p>
          </table:table-cell>
          <table:table-cell office:value-type="string" table:style-name="ce1">
            <text:p>Rosa Maria de Barcino</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number-columns-repeated="2" table:style-name="ce1"/>
          <table:table-cell office:value-type="string" table:style-name="ce1">
            <text:p>Castille</text:p>
          </table:table-cell>
          <table:table-cell office:value-type="string" table:style-name="ce1">
            <text:p>Experienced • Unique Swordsman +1 (Rosa inflicts 1 extra hit during Boarding Attacks) React: After you have reversed a Boarding Attack with any one of your Crew, tack Rosa to tack the opposing Crew involved in the Boarding Attack.</text:p>
          </table:table-cell>
          <table:table-cell table:number-columns-repeated="16361"/>
        </table:table-row>
        <table:table-row table:style-name="ro1">
          <table:table-cell office:value-type="string" office:string-value="  &lt;card id=~6ce2cf3a-71f2-4bce-9ebf-8018bb9b1381~ name=~San Cristobal Under Sieg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this Attachment by paying 3 Swashbuckling as an action. Players in this Sea during the untack phase must sink the top card of their deck and the top card of their discard pile.~ /&gt;&lt;/card&gt;"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table:style-name="ce1">
            <text:p><text:s text:c="2"/>&lt;card id=~6ce2cf3a-71f2-4bce-9ebf-8018bb9b1381~ name=~San Cristobal Under Sieg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this Attachment by paying 3 Swashbuckling as an action. Players in this Sea during the untack phase must sink the top card of their deck and the top card of their discard pile.~ /&gt;&lt;/card&gt;</text:p>
          </table:table-cell>
          <table:table-cell office:value-type="string" office:string-value=" &lt;Relationship Target=~/cards/HE_sancristobalundersiege.jpg~ Id=~C6ce2cf3a-71f2-4bce-9ebf-8018bb9b1381~ Type=~http://schemas.octgn.org/picture~/&gt;" table:formula="of:=CONCATENATE(&quot; &lt;Relationship Target=~/cards/&quot;;[.D58];&quot;.jpg~ Id=~C&quot;;[.C58];&quot;~ Type=~http://schemas.octgn.org/picture~/&gt;&quot;)" table:style-name="ce1">
            <text:p><text:s/>&lt;Relationship Target=~/cards/HE_sancristobalundersiege.jpg~ Id=~C6ce2cf3a-71f2-4bce-9ebf-8018bb9b1381~ Type=~http://schemas.octgn.org/picture~/&gt;</text:p>
          </table:table-cell>
          <table:table-cell office:value-type="string" table:style-name="ce1">
            <text:p>6ce2cf3a-71f2-4bce-9ebf-8018bb9b1381</text:p>
          </table:table-cell>
          <table:table-cell office:value-type="string" table:style-name="ce1">
            <text:p>HE_sancristobalundersiege</text:p>
          </table:table-cell>
          <table:table-cell office:value-type="string" table:style-name="ce1">
            <text:p>San Cristobal Under Siege</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Any player in this Sea may sink this Attachment by paying 3 Swashbuckling as an action. Players in this Sea during the untack phase must sink the top card of their deck and the top card of their discard pile.</text:p>
          </table:table-cell>
          <table:table-cell table:number-columns-repeated="16361"/>
        </table:table-row>
        <table:table-row table:style-name="ro1">
          <table:table-cell office:value-type="string" office:string-value="  &lt;card id=~c0f573bf-ebb1-476f-88b1-20e593c078bb~ name=~Singing Sal~&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1~ /&gt;&lt;property name=~Crew Max.~ value=~~ /&gt;&lt;property name=~Move Cost~ value=~~ /&gt;&lt;property name=~Faction~ value=~Corsairs~ /&gt;&lt;property name=~Text~ value=~Captive • Rower Sal has +2 Sailing if there is a Chantey in play.~ /&gt;&lt;/card&gt;"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table:style-name="ce1">
            <text:p><text:s text:c="2"/>&lt;card id=~c0f573bf-ebb1-476f-88b1-20e593c078bb~ name=~Singing Sal~&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1~ /&gt;&lt;property name=~Crew Max.~ value=~~ /&gt;&lt;property name=~Move Cost~ value=~~ /&gt;&lt;property name=~Faction~ value=~Corsairs~ /&gt;&lt;property name=~Text~ value=~Captive • Rower Sal has +2 Sailing if there is a Chantey in play.~ /&gt;&lt;/card&gt;</text:p>
          </table:table-cell>
          <table:table-cell office:value-type="string" office:string-value=" &lt;Relationship Target=~/cards/HE_singingsal.jpg~ Id=~Cc0f573bf-ebb1-476f-88b1-20e593c078bb~ Type=~http://schemas.octgn.org/picture~/&gt;" table:formula="of:=CONCATENATE(&quot; &lt;Relationship Target=~/cards/&quot;;[.D59];&quot;.jpg~ Id=~C&quot;;[.C59];&quot;~ Type=~http://schemas.octgn.org/picture~/&gt;&quot;)" table:style-name="ce1">
            <text:p><text:s/>&lt;Relationship Target=~/cards/HE_singingsal.jpg~ Id=~Cc0f573bf-ebb1-476f-88b1-20e593c078bb~ Type=~http://schemas.octgn.org/picture~/&gt;</text:p>
          </table:table-cell>
          <table:table-cell office:value-type="string" table:style-name="ce1">
            <text:p>c0f573bf-ebb1-476f-88b1-20e593c078bb</text:p>
          </table:table-cell>
          <table:table-cell office:value-type="string" table:style-name="ce1">
            <text:p>HE_singingsal</text:p>
          </table:table-cell>
          <table:table-cell office:value-type="string" table:style-name="ce1">
            <text:p>Singing Sal</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orsairs</text:p>
          </table:table-cell>
          <table:table-cell office:value-type="string" table:style-name="ce1">
            <text:p>Captive • Rower Sal has +2 Sailing if there is a Chantey in play.</text:p>
          </table:table-cell>
          <table:table-cell table:number-columns-repeated="16361"/>
        </table:table-row>
        <table:table-row table:style-name="ro1">
          <table:table-cell office:value-type="string" office:string-value="  &lt;card id=~06cb8b87-c7e0-4936-b994-f1644d79b17f~ name=~The Sixth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2 Seas Away To Complete: Pay 8 Adventuring (5 if your Ship’s printed crew maximum is less than 9). Artifact • Ship Attachment: React: Tack this card after you tack a Crew to produce Adventuring to complete an Adventure (not this one). Untack that Crew.~ /&gt;&lt;/card&gt;"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table:style-name="ce1">
            <text:p><text:s text:c="2"/>&lt;card id=~06cb8b87-c7e0-4936-b994-f1644d79b17f~ name=~The Sixth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2 Seas Away To Complete: Pay 8 Adventuring (5 if your Ship’s printed crew maximum is less than 9). Artifact • Ship Attachment: React: Tack this card after you tack a Crew to produce Adventuring to complete an Adventure (not this one). Untack that Crew.~ /&gt;&lt;/card&gt;</text:p>
          </table:table-cell>
          <table:table-cell office:value-type="string" office:string-value=" &lt;Relationship Target=~/cards/HE_sixthswitch.jpg~ Id=~C06cb8b87-c7e0-4936-b994-f1644d79b17f~ Type=~http://schemas.octgn.org/picture~/&gt;" table:formula="of:=CONCATENATE(&quot; &lt;Relationship Target=~/cards/&quot;;[.D60];&quot;.jpg~ Id=~C&quot;;[.C60];&quot;~ Type=~http://schemas.octgn.org/picture~/&gt;&quot;)" table:style-name="ce1">
            <text:p><text:s/>&lt;Relationship Target=~/cards/HE_sixthswitch.jpg~ Id=~C06cb8b87-c7e0-4936-b994-f1644d79b17f~ Type=~http://schemas.octgn.org/picture~/&gt;</text:p>
          </table:table-cell>
          <table:table-cell office:value-type="string" table:style-name="ce1">
            <text:p>06cb8b87-c7e0-4936-b994-f1644d79b17f</text:p>
          </table:table-cell>
          <table:table-cell office:value-type="string" table:style-name="ce1">
            <text:p>HE_sixthswitch</text:p>
          </table:table-cell>
          <table:table-cell office:value-type="string" table:style-name="ce1">
            <text:p>The Sixth Switch</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Unique • 2 Seas Away To Complete: Pay 8 Adventuring (5 if your Ship’s printed crew maximum is less than 9). Artifact • Ship Attachment: React: Tack this card after you tack a Crew to produce Adventuring to complete an Adventure (not this one). Untack that Crew.</text:p>
          </table:table-cell>
          <table:table-cell table:number-columns-repeated="16361"/>
        </table:table-row>
        <table:table-row table:style-name="ro1">
          <table:table-cell office:value-type="string" office:string-value="  &lt;card id=~7e11b06e-bcf5-42a6-a86c-4ce913fd3dcd~ name=~Sorcerer's Lament~&gt;&lt;property name=~Rarity~ value=~U~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as an action, sink two of their Sorcery Knacks to sink this Chantey. Sorcery Knacks may not be untacked.~ /&gt;&lt;/card&gt;"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table:style-name="ce1">
            <text:p><text:s text:c="2"/>&lt;card id=~7e11b06e-bcf5-42a6-a86c-4ce913fd3dcd~ name=~Sorcerer's Lament~&gt;&lt;property name=~Rarity~ value=~U~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as an action, sink two of their Sorcery Knacks to sink this Chantey. Sorcery Knacks may not be untacked.~ /&gt;&lt;/card&gt;</text:p>
          </table:table-cell>
          <table:table-cell office:value-type="string" office:string-value=" &lt;Relationship Target=~/cards/HE_sorcererslament.jpg~ Id=~C7e11b06e-bcf5-42a6-a86c-4ce913fd3dcd~ Type=~http://schemas.octgn.org/picture~/&gt;" table:formula="of:=CONCATENATE(&quot; &lt;Relationship Target=~/cards/&quot;;[.D61];&quot;.jpg~ Id=~C&quot;;[.C61];&quot;~ Type=~http://schemas.octgn.org/picture~/&gt;&quot;)" table:style-name="ce1">
            <text:p><text:s/>&lt;Relationship Target=~/cards/HE_sorcererslament.jpg~ Id=~C7e11b06e-bcf5-42a6-a86c-4ce913fd3dcd~ Type=~http://schemas.octgn.org/picture~/&gt;</text:p>
          </table:table-cell>
          <table:table-cell office:value-type="string" table:style-name="ce1">
            <text:p>7e11b06e-bcf5-42a6-a86c-4ce913fd3dcd</text:p>
          </table:table-cell>
          <table:table-cell office:value-type="string" table:style-name="ce1">
            <text:p>HE_sorcererslament</text:p>
          </table:table-cell>
          <table:table-cell office:value-type="string" table:style-name="ce1">
            <text:p>Sorcerer's Lament</text:p>
          </table:table-cell>
          <table:table-cell office:value-type="string" table:style-name="ce1">
            <text:p>U</text:p>
          </table:table-cell>
          <table:table-cell office:value-type="string" table:style-name="ce1">
            <text:p>chantey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Any player may, as an action, sink two of their Sorcery Knacks to sink this Chantey. Sorcery Knacks may not be untacked.</text:p>
          </table:table-cell>
          <table:table-cell table:number-columns-repeated="16361"/>
        </table:table-row>
        <table:table-row table:style-name="ro1">
          <table:table-cell office:value-type="string" office:string-value="  &lt;card id=~653b97af-dd96-4949-9a73-0e813f5a142c~ name=~Soren &amp;quot;Painless&amp;quot; Halstead~&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1~ /&gt;&lt;property name=~Influence~ value=~1~ /&gt;&lt;property name=~Swashbuckling~ value=~3~ /&gt;&lt;property name=~Crew Max.~ value=~~ /&gt;&lt;property name=~Move Cost~ value=~~ /&gt;&lt;property name=~Faction~ value=~unaligned~ /&gt;&lt;property name=~Text~ value=~Heroic When hiring Soren, you may pay 5 Swashbuckling to reduce his Influence cost to 0.~ /&gt;&lt;/card&gt;"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table:style-name="ce1">
            <text:p><text:s text:c="2"/>&lt;card id=~653b97af-dd96-4949-9a73-0e813f5a142c~ name=~Soren &amp;quot;Painless&amp;quot; Halstead~&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1~ /&gt;&lt;property name=~Influence~ value=~1~ /&gt;&lt;property name=~Swashbuckling~ value=~3~ /&gt;&lt;property name=~Crew Max.~ value=~~ /&gt;&lt;property name=~Move Cost~ value=~~ /&gt;&lt;property name=~Faction~ value=~unaligned~ /&gt;&lt;property name=~Text~ value=~Heroic When hiring Soren, you may pay 5 Swashbuckling to reduce his Influence cost to 0.~ /&gt;&lt;/card&gt;</text:p>
          </table:table-cell>
          <table:table-cell office:value-type="string" office:string-value=" &lt;Relationship Target=~/cards/HE_sorenpainlesshalstead.jpg~ Id=~C653b97af-dd96-4949-9a73-0e813f5a142c~ Type=~http://schemas.octgn.org/picture~/&gt;" table:formula="of:=CONCATENATE(&quot; &lt;Relationship Target=~/cards/&quot;;[.D62];&quot;.jpg~ Id=~C&quot;;[.C62];&quot;~ Type=~http://schemas.octgn.org/picture~/&gt;&quot;)" table:style-name="ce1">
            <text:p><text:s/>&lt;Relationship Target=~/cards/HE_sorenpainlesshalstead.jpg~ Id=~C653b97af-dd96-4949-9a73-0e813f5a142c~ Type=~http://schemas.octgn.org/picture~/&gt;</text:p>
          </table:table-cell>
          <table:table-cell office:value-type="string" table:style-name="ce1">
            <text:p>653b97af-dd96-4949-9a73-0e813f5a142c</text:p>
          </table:table-cell>
          <table:table-cell office:value-type="string" table:style-name="ce1">
            <text:p>HE_sorenpainlesshalstead</text:p>
          </table:table-cell>
          <table:table-cell office:value-type="string" table:style-name="ce1">
            <text:p>Soren &amp;quot;Painless&amp;quot; Halstead</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Heroic When hiring Soren, you may pay 5 Swashbuckling to reduce his Influence cost to 0.</text:p>
          </table:table-cell>
          <table:table-cell table:number-columns-repeated="16361"/>
        </table:table-row>
        <table:table-row table:style-name="ro1">
          <table:table-cell office:value-type="string" office:string-value="  &lt;card id=~b1a1230d-bf83-4d3e-bd61-4508de9e8cdc~ name=~Southern Trade Route~&gt;&lt;property name=~Rarity~ value=~C~ /&gt;&lt;property name=~Type~ value=~actions~ /&gt;&lt;property name=~Cost~ value=~M+0~ /&gt;&lt;property name=~Cost Type~ value=~Sa~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2 Seas towards The Mirror (moving through each Sea, one at a time).~ /&gt;&lt;/card&gt;"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table:style-name="ce1">
            <text:p><text:s text:c="2"/>&lt;card id=~b1a1230d-bf83-4d3e-bd61-4508de9e8cdc~ name=~Southern Trade Route~&gt;&lt;property name=~Rarity~ value=~C~ /&gt;&lt;property name=~Type~ value=~actions~ /&gt;&lt;property name=~Cost~ value=~M+0~ /&gt;&lt;property name=~Cost Type~ value=~Sa~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2 Seas towards The Mirror (moving through each Sea, one at a time).~ /&gt;&lt;/card&gt;</text:p>
          </table:table-cell>
          <table:table-cell office:value-type="string" office:string-value=" &lt;Relationship Target=~/cards/HE_southerntraderoute.jpg~ Id=~Cb1a1230d-bf83-4d3e-bd61-4508de9e8cdc~ Type=~http://schemas.octgn.org/picture~/&gt;" table:formula="of:=CONCATENATE(&quot; &lt;Relationship Target=~/cards/&quot;;[.D63];&quot;.jpg~ Id=~C&quot;;[.C63];&quot;~ Type=~http://schemas.octgn.org/picture~/&gt;&quot;)" table:style-name="ce1">
            <text:p><text:s/>&lt;Relationship Target=~/cards/HE_southerntraderoute.jpg~ Id=~Cb1a1230d-bf83-4d3e-bd61-4508de9e8cdc~ Type=~http://schemas.octgn.org/picture~/&gt;</text:p>
          </table:table-cell>
          <table:table-cell office:value-type="string" table:style-name="ce1">
            <text:p>b1a1230d-bf83-4d3e-bd61-4508de9e8cdc</text:p>
          </table:table-cell>
          <table:table-cell office:value-type="string" table:style-name="ce1">
            <text:p>HE_southerntraderoute</text:p>
          </table:table-cell>
          <table:table-cell office:value-type="string" table:style-name="ce1">
            <text:p>Southern Trade Route</text:p>
          </table:table-cell>
          <table:table-cell office:value-type="string" table:style-name="ce1">
            <text:p>C</text:p>
          </table:table-cell>
          <table:table-cell office:value-type="string" table:style-name="ce1">
            <text:p>actions</text:p>
          </table:table-cell>
          <table:table-cell office:value-type="string" table:style-name="ce1">
            <text:p>M+0</text:p>
          </table:table-cell>
          <table:table-cell office:value-type="string" table:style-name="ce1">
            <text:p>Sa</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Move your Ship 2 Seas towards The Mirror (moving through each Sea, one at a time).</text:p>
          </table:table-cell>
          <table:table-cell table:number-columns-repeated="16361"/>
        </table:table-row>
        <table:table-row table:style-name="ro1">
          <table:table-cell office:value-type="string" office:string-value="  &lt;card id=~4dbb45e1-6af6-4025-a9ef-905960e4a6e6~ name=~Sparrow Hawk~&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Pyeryem 1 Knack React: Tack this card when another player plays or performs an action that would create a Duel involving one of your Crew. That action is canceled.~ /&gt;&lt;/card&gt;"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table:style-name="ce1">
            <text:p><text:s text:c="2"/>&lt;card id=~4dbb45e1-6af6-4025-a9ef-905960e4a6e6~ name=~Sparrow Hawk~&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Pyeryem 1 Knack React: Tack this card when another player plays or performs an action that would create a Duel involving one of your Crew. That action is canceled.~ /&gt;&lt;/card&gt;</text:p>
          </table:table-cell>
          <table:table-cell office:value-type="string" office:string-value=" &lt;Relationship Target=~/cards/HE_sparrowhawk.jpg~ Id=~C4dbb45e1-6af6-4025-a9ef-905960e4a6e6~ Type=~http://schemas.octgn.org/picture~/&gt;" table:formula="of:=CONCATENATE(&quot; &lt;Relationship Target=~/cards/&quot;;[.D64];&quot;.jpg~ Id=~C&quot;;[.C64];&quot;~ Type=~http://schemas.octgn.org/picture~/&gt;&quot;)" table:style-name="ce1">
            <text:p><text:s/>&lt;Relationship Target=~/cards/HE_sparrowhawk.jpg~ Id=~C4dbb45e1-6af6-4025-a9ef-905960e4a6e6~ Type=~http://schemas.octgn.org/picture~/&gt;</text:p>
          </table:table-cell>
          <table:table-cell office:value-type="string" table:style-name="ce1">
            <text:p>4dbb45e1-6af6-4025-a9ef-905960e4a6e6</text:p>
          </table:table-cell>
          <table:table-cell office:value-type="string" table:style-name="ce1">
            <text:p>HE_sparrowhawk</text:p>
          </table:table-cell>
          <table:table-cell office:value-type="string" table:style-name="ce1">
            <text:p>Sparrow Hawk</text:p>
          </table:table-cell>
          <table:table-cell office:value-type="string" table:style-name="ce1">
            <text:p>U</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Pyeryem 1 Knack React: Tack this card when another player plays or performs an action that would create a Duel involving one of your Crew. That action is canceled.</text:p>
          </table:table-cell>
          <table:table-cell table:number-columns-repeated="16361"/>
        </table:table-row>
        <table:table-row table:style-name="ro1">
          <table:table-cell office:value-type="string" office:string-value="  &lt;card id=~5a4312b1-a991-41cb-9395-a1f68240c3eb~ name=~Swelling Tides~&gt;&lt;property name=~Rarity~ value=~C~ /&gt;&lt;property name=~Type~ value=~actions~ /&gt;&lt;property name=~Cost~ value=~~ /&gt;&lt;property name=~Cost Type~ value=~~ /&gt;&lt;property name=~Cancel~ value=~2~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in this Sea. Tack the target.~ /&gt;&lt;/card&gt;"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table:style-name="ce1">
            <text:p><text:s text:c="2"/>&lt;card id=~5a4312b1-a991-41cb-9395-a1f68240c3eb~ name=~Swelling Tides~&gt;&lt;property name=~Rarity~ value=~C~ /&gt;&lt;property name=~Type~ value=~actions~ /&gt;&lt;property name=~Cost~ value=~~ /&gt;&lt;property name=~Cost Type~ value=~~ /&gt;&lt;property name=~Cancel~ value=~2~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in this Sea. Tack the target.~ /&gt;&lt;/card&gt;</text:p>
          </table:table-cell>
          <table:table-cell office:value-type="string" office:string-value=" &lt;Relationship Target=~/cards/HE_swellingtides.jpg~ Id=~C5a4312b1-a991-41cb-9395-a1f68240c3eb~ Type=~http://schemas.octgn.org/picture~/&gt;" table:formula="of:=CONCATENATE(&quot; &lt;Relationship Target=~/cards/&quot;;[.D65];&quot;.jpg~ Id=~C&quot;;[.C65];&quot;~ Type=~http://schemas.octgn.org/picture~/&gt;&quot;)" table:style-name="ce1">
            <text:p><text:s/>&lt;Relationship Target=~/cards/HE_swellingtides.jpg~ Id=~C5a4312b1-a991-41cb-9395-a1f68240c3eb~ Type=~http://schemas.octgn.org/picture~/&gt;</text:p>
          </table:table-cell>
          <table:table-cell office:value-type="string" table:style-name="ce1">
            <text:p>5a4312b1-a991-41cb-9395-a1f68240c3eb</text:p>
          </table:table-cell>
          <table:table-cell office:value-type="string" table:style-name="ce1">
            <text:p>HE_swellingtides</text:p>
          </table:table-cell>
          <table:table-cell office:value-type="string" table:style-name="ce1">
            <text:p>Swelling Tides</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2" table:style-name="ce1">
            <text:p>2</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Weather Target a Ship in this Sea. Tack the target.</text:p>
          </table:table-cell>
          <table:table-cell table:number-columns-repeated="16361"/>
        </table:table-row>
        <table:table-row table:style-name="ro1">
          <table:table-cell office:value-type="string" office:string-value="  &lt;card id=~759a3e4f-7d23-4306-bbe3-a9e63b90c0fd~ name=~Sylvia Etalon du Toille~&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3~ /&gt;&lt;property name=~Crew Max.~ value=~~ /&gt;&lt;property name=~Move Cost~ value=~~ /&gt;&lt;property name=~Faction~ value=~Gosse's Gentlemen~ /&gt;&lt;property name=~Text~ value=~Heroic • Swordsman +2 (Sylvia inflicts 2 extra hits during Boarding Attacks) Sylvia may attach cards as if she were Montaigne • When Sylvia comes into play, you may search your deck for a card with the title: “Montaigne Puzzle Sword&amp;quot; and attach it to Sylvia at no cost.~ /&gt;&lt;/card&gt;"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table:style-name="ce1">
            <text:p><text:s text:c="2"/>&lt;card id=~759a3e4f-7d23-4306-bbe3-a9e63b90c0fd~ name=~Sylvia Etalon du Toille~&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3~ /&gt;&lt;property name=~Crew Max.~ value=~~ /&gt;&lt;property name=~Move Cost~ value=~~ /&gt;&lt;property name=~Faction~ value=~Gosse's Gentlemen~ /&gt;&lt;property name=~Text~ value=~Heroic • Swordsman +2 (Sylvia inflicts 2 extra hits during Boarding Attacks) Sylvia may attach cards as if she were Montaigne • When Sylvia comes into play, you may search your deck for a card with the title: “Montaigne Puzzle Sword&amp;quot; and attach it to Sylvia at no cost.~ /&gt;&lt;/card&gt;</text:p>
          </table:table-cell>
          <table:table-cell office:value-type="string" office:string-value=" &lt;Relationship Target=~/cards/HE_sylviaetalondutoille.jpg~ Id=~C759a3e4f-7d23-4306-bbe3-a9e63b90c0fd~ Type=~http://schemas.octgn.org/picture~/&gt;" table:formula="of:=CONCATENATE(&quot; &lt;Relationship Target=~/cards/&quot;;[.D66];&quot;.jpg~ Id=~C&quot;;[.C66];&quot;~ Type=~http://schemas.octgn.org/picture~/&gt;&quot;)" table:style-name="ce1">
            <text:p><text:s/>&lt;Relationship Target=~/cards/HE_sylviaetalondutoille.jpg~ Id=~C759a3e4f-7d23-4306-bbe3-a9e63b90c0fd~ Type=~http://schemas.octgn.org/picture~/&gt;</text:p>
          </table:table-cell>
          <table:table-cell office:value-type="string" table:style-name="ce1">
            <text:p>759a3e4f-7d23-4306-bbe3-a9e63b90c0fd</text:p>
          </table:table-cell>
          <table:table-cell office:value-type="string" table:style-name="ce1">
            <text:p>HE_sylviaetalondutoille</text:p>
          </table:table-cell>
          <table:table-cell office:value-type="string" table:style-name="ce1">
            <text:p>Sylvia Etalon du Toille</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Gosse's Gentlemen</text:p>
          </table:table-cell>
          <table:table-cell office:value-type="string" table:style-name="ce1">
            <text:p>Heroic • Swordsman +2 (Sylvia inflicts 2 extra hits during Boarding Attacks) Sylvia may attach cards as if she were Montaigne • When Sylvia comes into play, you may search your deck for a card with the title: “Montaigne Puzzle Sword&amp;quot; and attach it to Sylvia at no cost.</text:p>
          </table:table-cell>
          <table:table-cell table:number-columns-repeated="16361"/>
        </table:table-row>
        <table:table-row table:style-name="ro1">
          <table:table-cell office:value-type="string" office:string-value="  &lt;card id=~2183eb63-1aff-49c9-9618-be49820a45b7~ name=~Syrneth Navigator~&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EROIC CREW ATTACHMENT Artifact • Hand (A Crew may not have more than 1 Hand Attachment) React: Tack this Crew when another player performs a React which cancels one of your Actions that will result in a Boarding. Cancel the React.~ /&gt;&lt;/card&gt;"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table:style-name="ce1">
            <text:p><text:s text:c="2"/>&lt;card id=~2183eb63-1aff-49c9-9618-be49820a45b7~ name=~Syrneth Navigator~&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EROIC CREW ATTACHMENT Artifact • Hand (A Crew may not have more than 1 Hand Attachment) React: Tack this Crew when another player performs a React which cancels one of your Actions that will result in a Boarding. Cancel the React.~ /&gt;&lt;/card&gt;</text:p>
          </table:table-cell>
          <table:table-cell office:value-type="string" office:string-value=" &lt;Relationship Target=~/cards/HE_syrnethnavigator.jpg~ Id=~C2183eb63-1aff-49c9-9618-be49820a45b7~ Type=~http://schemas.octgn.org/picture~/&gt;" table:formula="of:=CONCATENATE(&quot; &lt;Relationship Target=~/cards/&quot;;[.D67];&quot;.jpg~ Id=~C&quot;;[.C67];&quot;~ Type=~http://schemas.octgn.org/picture~/&gt;&quot;)" table:style-name="ce1">
            <text:p><text:s/>&lt;Relationship Target=~/cards/HE_syrnethnavigator.jpg~ Id=~C2183eb63-1aff-49c9-9618-be49820a45b7~ Type=~http://schemas.octgn.org/picture~/&gt;</text:p>
          </table:table-cell>
          <table:table-cell office:value-type="string" table:style-name="ce1">
            <text:p>2183eb63-1aff-49c9-9618-be49820a45b7</text:p>
          </table:table-cell>
          <table:table-cell office:value-type="string" table:style-name="ce1">
            <text:p>HE_syrnethnavigator</text:p>
          </table:table-cell>
          <table:table-cell office:value-type="string" table:style-name="ce1">
            <text:p>Syrneth Navigator</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HEROIC CREW ATTACHMENT Artifact • Hand (A Crew may not have more than 1 Hand Attachment) React: Tack this Crew when another player performs a React which cancels one of your Actions that will result in a Boarding. Cancel the React.</text:p>
          </table:table-cell>
          <table:table-cell table:number-columns-repeated="16361"/>
        </table:table-row>
        <table:table-row table:style-name="ro1">
          <table:table-cell office:value-type="string" office:string-value="  &lt;card id=~779f0575-8689-4e11-bdf4-b7f586c39d8f~ name=~Talia del Emelia~&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1~ /&gt;&lt;property name=~Adventuring~ value=~0~ /&gt;&lt;property name=~Influence~ value=~0~ /&gt;&lt;property name=~Swashbuckling~ value=~2~ /&gt;&lt;property name=~Crew Max.~ value=~~ /&gt;&lt;property name=~Move Cost~ value=~~ /&gt;&lt;property name=~Faction~ value=~Brotherhood~ /&gt;&lt;property name=~Text~ value=~Unique • Gunner • Loyal When hiring Talia, you may pay an additional 3 Influence to give her the trait: Fate 1 and +2 Sailing until the end of the game.~ /&gt;&lt;/card&gt;"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table:style-name="ce1">
            <text:p><text:s text:c="2"/>&lt;card id=~779f0575-8689-4e11-bdf4-b7f586c39d8f~ name=~Talia del Emelia~&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1~ /&gt;&lt;property name=~Adventuring~ value=~0~ /&gt;&lt;property name=~Influence~ value=~0~ /&gt;&lt;property name=~Swashbuckling~ value=~2~ /&gt;&lt;property name=~Crew Max.~ value=~~ /&gt;&lt;property name=~Move Cost~ value=~~ /&gt;&lt;property name=~Faction~ value=~Brotherhood~ /&gt;&lt;property name=~Text~ value=~Unique • Gunner • Loyal When hiring Talia, you may pay an additional 3 Influence to give her the trait: Fate 1 and +2 Sailing until the end of the game.~ /&gt;&lt;/card&gt;</text:p>
          </table:table-cell>
          <table:table-cell office:value-type="string" office:string-value=" &lt;Relationship Target=~/cards/HE_taliadelemelia.jpg~ Id=~C779f0575-8689-4e11-bdf4-b7f586c39d8f~ Type=~http://schemas.octgn.org/picture~/&gt;" table:formula="of:=CONCATENATE(&quot; &lt;Relationship Target=~/cards/&quot;;[.D68];&quot;.jpg~ Id=~C&quot;;[.C68];&quot;~ Type=~http://schemas.octgn.org/picture~/&gt;&quot;)" table:style-name="ce1">
            <text:p><text:s/>&lt;Relationship Target=~/cards/HE_taliadelemelia.jpg~ Id=~C779f0575-8689-4e11-bdf4-b7f586c39d8f~ Type=~http://schemas.octgn.org/picture~/&gt;</text:p>
          </table:table-cell>
          <table:table-cell office:value-type="string" table:style-name="ce1">
            <text:p>779f0575-8689-4e11-bdf4-b7f586c39d8f</text:p>
          </table:table-cell>
          <table:table-cell office:value-type="string" table:style-name="ce1">
            <text:p>HE_taliadelemelia</text:p>
          </table:table-cell>
          <table:table-cell office:value-type="string" table:style-name="ce1">
            <text:p>Talia del Emelia</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rotherhood</text:p>
          </table:table-cell>
          <table:table-cell office:value-type="string" table:style-name="ce1">
            <text:p>Unique • Gunner • Loyal When hiring Talia, you may pay an additional 3 Influence to give her the trait: Fate 1 and +2 Sailing until the end of the game.</text:p>
          </table:table-cell>
          <table:table-cell table:number-columns-repeated="16361"/>
        </table:table-row>
        <table:table-row table:style-name="ro1">
          <table:table-cell office:value-type="string" office:string-value="  &lt;card id=~e85b2570-cd9e-46f9-a4c6-87e9bdd7fea3~ name=~Through the 7th Sea~&gt;&lt;property name=~Rarity~ value=~U~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6 Adventuring as an action. Players with a Ship in the Trade Sea may, as an action, pay their Ship’s Move Cost to move their Ship to The Mirror, and viceversa.~ /&gt;&lt;/card&gt;"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table:style-name="ce1">
            <text:p><text:s text:c="2"/>&lt;card id=~e85b2570-cd9e-46f9-a4c6-87e9bdd7fea3~ name=~Through the 7th Sea~&gt;&lt;property name=~Rarity~ value=~U~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6 Adventuring as an action. Players with a Ship in the Trade Sea may, as an action, pay their Ship’s Move Cost to move their Ship to The Mirror, and viceversa.~ /&gt;&lt;/card&gt;</text:p>
          </table:table-cell>
          <table:table-cell office:value-type="string" office:string-value=" &lt;Relationship Target=~/cards/HE_throughthe7thsea.jpg~ Id=~Ce85b2570-cd9e-46f9-a4c6-87e9bdd7fea3~ Type=~http://schemas.octgn.org/picture~/&gt;" table:formula="of:=CONCATENATE(&quot; &lt;Relationship Target=~/cards/&quot;;[.D69];&quot;.jpg~ Id=~C&quot;;[.C69];&quot;~ Type=~http://schemas.octgn.org/picture~/&gt;&quot;)" table:style-name="ce1">
            <text:p><text:s/>&lt;Relationship Target=~/cards/HE_throughthe7thsea.jpg~ Id=~Ce85b2570-cd9e-46f9-a4c6-87e9bdd7fea3~ Type=~http://schemas.octgn.org/picture~/&gt;</text:p>
          </table:table-cell>
          <table:table-cell office:value-type="string" table:style-name="ce1">
            <text:p>e85b2570-cd9e-46f9-a4c6-87e9bdd7fea3</text:p>
          </table:table-cell>
          <table:table-cell office:value-type="string" table:style-name="ce1">
            <text:p>HE_throughthe7thsea</text:p>
          </table:table-cell>
          <table:table-cell office:value-type="string" table:style-name="ce1">
            <text:p>Through the 7th Sea</text:p>
          </table:table-cell>
          <table:table-cell office:value-type="string" table:style-name="ce1">
            <text:p>U</text:p>
          </table:table-cell>
          <table:table-cell office:value-type="string" table:style-name="ce1">
            <text:p>chantey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ny player may sink this Chantey by paying 6 Adventuring as an action. Players with a Ship in the Trade Sea may, as an action, pay their Ship’s Move Cost to move their Ship to The Mirror, and viceversa.</text:p>
          </table:table-cell>
          <table:table-cell table:number-columns-repeated="16361"/>
        </table:table-row>
        <table:table-row table:style-name="ro1">
          <table:table-cell office:value-type="string" office:string-value="  &lt;card id=~0fe60494-ac93-426f-ba22-39f7f6220e05~ name=~Tungsinn (&amp;quot;Gloom&amp;quo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Unique • Laerdom 1 Knack React: Tack instead of performing a Boarding Attack. Target and tack a Crew on the other Ship with an Influence cost less than double this Crew’s Laerdom.~ /&gt;&lt;/card&gt;"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table:style-name="ce1">
            <text:p><text:s text:c="2"/>&lt;card id=~0fe60494-ac93-426f-ba22-39f7f6220e05~ name=~Tungsinn (&amp;quot;Gloom&amp;quo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Unique • Laerdom 1 Knack React: Tack instead of performing a Boarding Attack. Target and tack a Crew on the other Ship with an Influence cost less than double this Crew’s Laerdom.~ /&gt;&lt;/card&gt;</text:p>
          </table:table-cell>
          <table:table-cell office:value-type="string" office:string-value=" &lt;Relationship Target=~/cards/HE_tungsinngloom.jpg~ Id=~C0fe60494-ac93-426f-ba22-39f7f6220e05~ Type=~http://schemas.octgn.org/picture~/&gt;" table:formula="of:=CONCATENATE(&quot; &lt;Relationship Target=~/cards/&quot;;[.D70];&quot;.jpg~ Id=~C&quot;;[.C70];&quot;~ Type=~http://schemas.octgn.org/picture~/&gt;&quot;)" table:style-name="ce1">
            <text:p><text:s/>&lt;Relationship Target=~/cards/HE_tungsinngloom.jpg~ Id=~C0fe60494-ac93-426f-ba22-39f7f6220e05~ Type=~http://schemas.octgn.org/picture~/&gt;</text:p>
          </table:table-cell>
          <table:table-cell office:value-type="string" table:style-name="ce1">
            <text:p>0fe60494-ac93-426f-ba22-39f7f6220e05</text:p>
          </table:table-cell>
          <table:table-cell office:value-type="string" table:style-name="ce1">
            <text:p>HE_tungsinngloom</text:p>
          </table:table-cell>
          <table:table-cell office:value-type="string" table:style-name="ce1">
            <text:p>Tungsinn (&amp;quot;Gloom&amp;quot;)</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Unique • Laerdom 1 Knack React: Tack instead of performing a Boarding Attack. Target and tack a Crew on the other Ship with an Influence cost less than double this Crew’s Laerdom.</text:p>
          </table:table-cell>
          <table:table-cell table:number-columns-repeated="16361"/>
        </table:table-row>
        <table:table-row table:style-name="ro1">
          <table:table-cell office:value-type="string" office:string-value="  &lt;card id=~da8e2432-e9fe-42e4-b9c9-bda05aaeceda~ name=~Two Dagger Dirk~&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Topman • Swordsman +2 (Dirk inflicts 2 extra hits during Boarding Attacks) React: Discard a card from your hand after Dirk has played a Boarding Attack. Change that Boarding Attack to a Slash.~ /&gt;&lt;/card&gt;"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table:style-name="ce1">
            <text:p><text:s text:c="2"/>&lt;card id=~da8e2432-e9fe-42e4-b9c9-bda05aaeceda~ name=~Two Dagger Dirk~&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Topman • Swordsman +2 (Dirk inflicts 2 extra hits during Boarding Attacks) React: Discard a card from your hand after Dirk has played a Boarding Attack. Change that Boarding Attack to a Slash.~ /&gt;&lt;/card&gt;</text:p>
          </table:table-cell>
          <table:table-cell office:value-type="string" office:string-value=" &lt;Relationship Target=~/cards/HE_twodaggerdirk.jpg~ Id=~Cda8e2432-e9fe-42e4-b9c9-bda05aaeceda~ Type=~http://schemas.octgn.org/picture~/&gt;" table:formula="of:=CONCATENATE(&quot; &lt;Relationship Target=~/cards/&quot;;[.D71];&quot;.jpg~ Id=~C&quot;;[.C71];&quot;~ Type=~http://schemas.octgn.org/picture~/&gt;&quot;)" table:style-name="ce1">
            <text:p><text:s/>&lt;Relationship Target=~/cards/HE_twodaggerdirk.jpg~ Id=~Cda8e2432-e9fe-42e4-b9c9-bda05aaeceda~ Type=~http://schemas.octgn.org/picture~/&gt;</text:p>
          </table:table-cell>
          <table:table-cell office:value-type="string" table:style-name="ce1">
            <text:p>da8e2432-e9fe-42e4-b9c9-bda05aaeceda</text:p>
          </table:table-cell>
          <table:table-cell office:value-type="string" table:style-name="ce1">
            <text:p>HE_twodaggerdirk</text:p>
          </table:table-cell>
          <table:table-cell office:value-type="string" table:style-name="ce1">
            <text:p>Two Dagger Dirk</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Topman • Swordsman +2 (Dirk inflicts 2 extra hits during Boarding Attacks) React: Discard a card from your hand after Dirk has played a Boarding Attack. Change that Boarding Attack to a Slash.</text:p>
          </table:table-cell>
          <table:table-cell table:number-columns-repeated="16361"/>
        </table:table-row>
        <table:table-row table:style-name="ro1">
          <table:table-cell office:value-type="string" office:string-value="  &lt;card id=~dfeee40b-ddfb-43a0-b5c9-a092490655bb~ name=~Valgard Skaardalneir~&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3~ /&gt;&lt;property name=~Crew Max.~ value=~~ /&gt;&lt;property name=~Move Cost~ value=~~ /&gt;&lt;property name=~Faction~ value=~Vesten~ /&gt;&lt;property name=~Text~ value=~Unique • Heroic • Loyal When hiring Valgard, you may pay an additional 3 Influence to give him the trait: Laerdom 1 and +2 Influence until the end of the game.~ /&gt;&lt;/card&gt;"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table:style-name="ce1">
            <text:p><text:s text:c="2"/>&lt;card id=~dfeee40b-ddfb-43a0-b5c9-a092490655bb~ name=~Valgard Skaardalneir~&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3~ /&gt;&lt;property name=~Crew Max.~ value=~~ /&gt;&lt;property name=~Move Cost~ value=~~ /&gt;&lt;property name=~Faction~ value=~Vesten~ /&gt;&lt;property name=~Text~ value=~Unique • Heroic • Loyal When hiring Valgard, you may pay an additional 3 Influence to give him the trait: Laerdom 1 and +2 Influence until the end of the game.~ /&gt;&lt;/card&gt;</text:p>
          </table:table-cell>
          <table:table-cell office:value-type="string" office:string-value=" &lt;Relationship Target=~/cards/HE_valgardskaardalneir.jpg~ Id=~Cdfeee40b-ddfb-43a0-b5c9-a092490655bb~ Type=~http://schemas.octgn.org/picture~/&gt;" table:formula="of:=CONCATENATE(&quot; &lt;Relationship Target=~/cards/&quot;;[.D72];&quot;.jpg~ Id=~C&quot;;[.C72];&quot;~ Type=~http://schemas.octgn.org/picture~/&gt;&quot;)" table:style-name="ce1">
            <text:p><text:s/>&lt;Relationship Target=~/cards/HE_valgardskaardalneir.jpg~ Id=~Cdfeee40b-ddfb-43a0-b5c9-a092490655bb~ Type=~http://schemas.octgn.org/picture~/&gt;</text:p>
          </table:table-cell>
          <table:table-cell office:value-type="string" table:style-name="ce1">
            <text:p>dfeee40b-ddfb-43a0-b5c9-a092490655bb</text:p>
          </table:table-cell>
          <table:table-cell office:value-type="string" table:style-name="ce1">
            <text:p>HE_valgardskaardalneir</text:p>
          </table:table-cell>
          <table:table-cell office:value-type="string" table:style-name="ce1">
            <text:p>Valgard Skaardalneir</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1">
            <text:p>Unique • Heroic • Loyal When hiring Valgard, you may pay an additional 3 Influence to give him the trait: Laerdom 1 and +2 Influence until the end of the game.</text:p>
          </table:table-cell>
          <table:table-cell table:number-columns-repeated="16361"/>
        </table:table-row>
        <table:table-row table:style-name="ro1">
          <table:table-cell office:value-type="string" office:string-value="  &lt;card id=~a1d37feb-0e1d-4739-b0c0-11c0741947eb~ name=~Volta~&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4~ /&gt;&lt;property name=~Influence~ value=~2~ /&gt;&lt;property name=~Swashbuckling~ value=~4~ /&gt;&lt;property name=~Crew Max.~ value=~~ /&gt;&lt;property name=~Move Cost~ value=~~ /&gt;&lt;property name=~Faction~ value=~Crimson Rogers~ /&gt;&lt;property name=~Text~ value=~Experienced • Unique • Loyal Swordsman +2 (Volta inflicts 2 extra hits during Boarding Attacks) React: Tack your Captain when another Ship begins a Boarding with your Ship to cancel the Boarding. The attempting player must target one of their Crew. Play a card from your hand as a Boarding attack to begin a Duel between Volta and the targeted Crew.~ /&gt;&lt;/card&gt;"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table:style-name="ce1">
            <text:p><text:s text:c="2"/>&lt;card id=~a1d37feb-0e1d-4739-b0c0-11c0741947eb~ name=~Volta~&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4~ /&gt;&lt;property name=~Influence~ value=~2~ /&gt;&lt;property name=~Swashbuckling~ value=~4~ /&gt;&lt;property name=~Crew Max.~ value=~~ /&gt;&lt;property name=~Move Cost~ value=~~ /&gt;&lt;property name=~Faction~ value=~Crimson Rogers~ /&gt;&lt;property name=~Text~ value=~Experienced • Unique • Loyal Swordsman +2 (Volta inflicts 2 extra hits during Boarding Attacks) React: Tack your Captain when another Ship begins a Boarding with your Ship to cancel the Boarding. The attempting player must target one of their Crew. Play a card from your hand as a Boarding attack to begin a Duel between Volta and the targeted Crew.~ /&gt;&lt;/card&gt;</text:p>
          </table:table-cell>
          <table:table-cell office:value-type="string" office:string-value=" &lt;Relationship Target=~/cards/HE_volta.jpg~ Id=~Ca1d37feb-0e1d-4739-b0c0-11c0741947eb~ Type=~http://schemas.octgn.org/picture~/&gt;" table:formula="of:=CONCATENATE(&quot; &lt;Relationship Target=~/cards/&quot;;[.D73];&quot;.jpg~ Id=~C&quot;;[.C73];&quot;~ Type=~http://schemas.octgn.org/picture~/&gt;&quot;)" table:style-name="ce1">
            <text:p><text:s/>&lt;Relationship Target=~/cards/HE_volta.jpg~ Id=~Ca1d37feb-0e1d-4739-b0c0-11c0741947eb~ Type=~http://schemas.octgn.org/picture~/&gt;</text:p>
          </table:table-cell>
          <table:table-cell office:value-type="string" table:style-name="ce1">
            <text:p>a1d37feb-0e1d-4739-b0c0-11c0741947eb</text:p>
          </table:table-cell>
          <table:table-cell office:value-type="string" table:style-name="ce1">
            <text:p>HE_volta</text:p>
          </table:table-cell>
          <table:table-cell office:value-type="string" table:style-name="ce1">
            <text:p>Volta</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Crimson Rogers</text:p>
          </table:table-cell>
          <table:table-cell office:value-type="string" table:style-name="ce1">
            <text:p>Experienced • Unique • Loyal Swordsman +2 (Volta inflicts 2 extra hits during Boarding Attacks) React: Tack your Captain when another Ship begins a Boarding with your Ship to cancel the Boarding. The attempting player must target one of their Crew. Play a card from your hand as a Boarding attack to begin a Duel between Volta and the targeted Crew.</text:p>
          </table:table-cell>
          <table:table-cell table:number-columns-repeated="16361"/>
        </table:table-row>
        <table:table-row table:style-name="ro1">
          <table:table-cell office:value-type="string" office:string-value="  &lt;card id=~da730d92-5e6e-48ce-8b75-1881c76dea46~ name=~We'll Get Him Back!~&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Unique • Oath While attached to a Sea your hand size is reduced by 1. React: Tack this card and attach it to your Captain after you have hired a Crew with a printed Influence cost greater than 6. While attached to your Captain, you draw 1 extra card between rounds of a Boarding.~ /&gt;&lt;/card&gt;"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table:style-name="ce1">
            <text:p><text:s text:c="2"/>&lt;card id=~da730d92-5e6e-48ce-8b75-1881c76dea46~ name=~We'll Get Him Back!~&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Unique • Oath While attached to a Sea your hand size is reduced by 1. React: Tack this card and attach it to your Captain after you have hired a Crew with a printed Influence cost greater than 6. While attached to your Captain, you draw 1 extra card between rounds of a Boarding.~ /&gt;&lt;/card&gt;</text:p>
          </table:table-cell>
          <table:table-cell office:value-type="string" office:string-value=" &lt;Relationship Target=~/cards/HE_wellgethimback.jpg~ Id=~Cda730d92-5e6e-48ce-8b75-1881c76dea46~ Type=~http://schemas.octgn.org/picture~/&gt;" table:formula="of:=CONCATENATE(&quot; &lt;Relationship Target=~/cards/&quot;;[.D74];&quot;.jpg~ Id=~C&quot;;[.C74];&quot;~ Type=~http://schemas.octgn.org/picture~/&gt;&quot;)" table:style-name="ce1">
            <text:p><text:s/>&lt;Relationship Target=~/cards/HE_wellgethimback.jpg~ Id=~Cda730d92-5e6e-48ce-8b75-1881c76dea46~ Type=~http://schemas.octgn.org/picture~/&gt;</text:p>
          </table:table-cell>
          <table:table-cell office:value-type="string" table:style-name="ce1">
            <text:p>da730d92-5e6e-48ce-8b75-1881c76dea46</text:p>
          </table:table-cell>
          <table:table-cell office:value-type="string" table:style-name="ce1">
            <text:p>HE_wellgethimback</text:p>
          </table:table-cell>
          <table:table-cell office:value-type="string" table:style-name="ce1">
            <text:p>We'll Get Him Back!</text:p>
          </table:table-cell>
          <table:table-cell office:value-type="string" table:style-name="ce1">
            <text:p>U</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 Unique • Oath While attached to a Sea your hand size is reduced by 1. React: Tack this card and attach it to your Captain after you have hired a Crew with a printed Influence cost greater than 6. While attached to your Captain, you draw 1 extra card between rounds of a Boarding.</text:p>
          </table:table-cell>
          <table:table-cell table:number-columns-repeated="16361"/>
        </table:table-row>
        <table:table-row table:style-name="ro1">
          <table:table-cell office:value-type="string" office:string-value="  &lt;card id=~83d5ca4b-b495-4558-ac7b-604ae102a4cb~ name=~What Does Not Kill Us~&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ompleted Adventures that provide printed Skill bonuses of +4 or more provide an additional +2 to the appropriate Skill(s).~ /&gt;&lt;/card&gt;"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table:style-name="ce1">
            <text:p><text:s text:c="2"/>&lt;card id=~83d5ca4b-b495-4558-ac7b-604ae102a4cb~ name=~What Does Not Kill Us~&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ompleted Adventures that provide printed Skill bonuses of +4 or more provide an additional +2 to the appropriate Skill(s).~ /&gt;&lt;/card&gt;</text:p>
          </table:table-cell>
          <table:table-cell office:value-type="string" office:string-value=" &lt;Relationship Target=~/cards/HE_whatdoesnotkillus.jpg~ Id=~C83d5ca4b-b495-4558-ac7b-604ae102a4cb~ Type=~http://schemas.octgn.org/picture~/&gt;" table:formula="of:=CONCATENATE(&quot; &lt;Relationship Target=~/cards/&quot;;[.D75];&quot;.jpg~ Id=~C&quot;;[.C75];&quot;~ Type=~http://schemas.octgn.org/picture~/&gt;&quot;)" table:style-name="ce1">
            <text:p><text:s/>&lt;Relationship Target=~/cards/HE_whatdoesnotkillus.jpg~ Id=~C83d5ca4b-b495-4558-ac7b-604ae102a4cb~ Type=~http://schemas.octgn.org/picture~/&gt;</text:p>
          </table:table-cell>
          <table:table-cell office:value-type="string" table:style-name="ce1">
            <text:p>83d5ca4b-b495-4558-ac7b-604ae102a4cb</text:p>
          </table:table-cell>
          <table:table-cell office:value-type="string" table:style-name="ce1">
            <text:p>HE_whatdoesnotkillus</text:p>
          </table:table-cell>
          <table:table-cell office:value-type="string" table:style-name="ce1">
            <text:p>What Does Not Kill Us</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ll completed Adventures that provide printed Skill bonuses of +4 or more provide an additional +2 to the appropriate Skill(s).</text:p>
          </table:table-cell>
          <table:table-cell table:number-columns-repeated="16361"/>
        </table:table-row>
        <table:table-row table:number-rows-repeated="1048501" table:style-name="ro1">
          <table:table-cell table:number-columns-repeated="16384"/>
        </table:table-row>
      </table:table>
      <table:table table:name="Sheet2" table:style-name="ta1">
        <table:table-column table:style-name="co2" table:default-cell-style-name="ce1"/>
        <table:table-column table:style-name="co3" table:number-columns-repeated="16383" table:default-cell-style-name="ce1"/>
        <table:table-row table:number-rows-repeated="1048576" table:style-name="ro1">
          <table:table-cell table:number-columns-repeated="16384"/>
        </table:table-row>
      </table:table>
      <table:table table:name="Sheet3" table:style-name="ta1">
        <table:table-column table:style-name="co2" table:default-cell-style-name="ce1"/>
        <table:table-column table:style-name="co3"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10322</meta:generator>
    <meta:initial-creator>Konstantine </meta:initial-creator>
    <dc:creator>Anthony Miller</dc:creator>
    <meta:creation-date>2011-06-24T23:48:29Z</meta:creation-date>
    <dc:date>2026-03-31T21:40:51Z</dc:date>
    <meta:editing-cycles>12</meta:editing-cycles>
    <meta:editing-duration>PT19591S</meta:editing-duration>
    <meta:user-defined meta:name="Info 1"/>
    <meta:user-defined meta:name="Info 2"/>
    <meta:user-defined meta:name="Info 3"/>
    <meta:user-defined meta:name="Info 4"/>
  </office:meta>
</office:document-meta>
</file>